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table:align="margins"/>
    </style:style>
    <style:style style:name="表24.A" style:family="table-column">
      <style:table-column-properties style:rel-column-width="4678*"/>
    </style:style>
    <style:style style:name="表24.B" style:family="table-column">
      <style:table-column-properties style:rel-column-width="6119*"/>
    </style:style>
    <style:style style:name="表24.C" style:family="table-column">
      <style:table-column-properties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table:align="margins"/>
    </style:style>
    <style:style style:name="表1.A" style:family="table-column">
      <style:table-column-properties style:rel-column-width="4678*"/>
    </style:style>
    <style:style style:name="表1.B" style:family="table-column">
      <style:table-column-properties style:rel-column-width="6119*"/>
    </style:style>
    <style:style style:name="表1.C" style:family="table-column">
      <style:table-column-properties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table:align="margins"/>
    </style:style>
    <style:style style:name="表2.A" style:family="table-column">
      <style:table-column-properties style:rel-column-width="4678*"/>
    </style:style>
    <style:style style:name="表2.B" style:family="table-column">
      <style:table-column-properties style:rel-column-width="6119*"/>
    </style:style>
    <style:style style:name="表2.C" style:family="table-column">
      <style:table-column-properties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table:align="margins"/>
    </style:style>
    <style:style style:name="表3.A" style:family="table-column">
      <style:table-column-properties style:rel-column-width="4678*"/>
    </style:style>
    <style:style style:name="表3.B" style:family="table-column">
      <style:table-column-properties style:rel-column-width="6119*"/>
    </style:style>
    <style:style style:name="表3.C" style:family="table-column">
      <style:table-column-properties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table:align="margins"/>
    </style:style>
    <style:style style:name="表4.A" style:family="table-column">
      <style:table-column-properties style:rel-column-width="4678*"/>
    </style:style>
    <style:style style:name="表4.B" style:family="table-column">
      <style:table-column-properties style:rel-column-width="6119*"/>
    </style:style>
    <style:style style:name="表4.C" style:family="table-column">
      <style:table-column-properties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table:align="margins"/>
    </style:style>
    <style:style style:name="表5.A" style:family="table-column">
      <style:table-column-properties style:rel-column-width="4678*"/>
    </style:style>
    <style:style style:name="表5.B" style:family="table-column">
      <style:table-column-properties style:rel-column-width="6119*"/>
    </style:style>
    <style:style style:name="表5.C" style:family="table-column">
      <style:table-column-properties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table:align="margins"/>
    </style:style>
    <style:style style:name="表6.A" style:family="table-column">
      <style:table-column-properties style:rel-column-width="4678*"/>
    </style:style>
    <style:style style:name="表6.B" style:family="table-column">
      <style:table-column-properties style:rel-column-width="6119*"/>
    </style:style>
    <style:style style:name="表6.C" style:family="table-column">
      <style:table-column-properties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table:align="margins"/>
    </style:style>
    <style:style style:name="表7.A" style:family="table-column">
      <style:table-column-properties style:rel-column-width="4678*"/>
    </style:style>
    <style:style style:name="表7.B" style:family="table-column">
      <style:table-column-properties style:rel-column-width="6119*"/>
    </style:style>
    <style:style style:name="表7.C" style:family="table-column">
      <style:table-column-properties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table:align="margins"/>
    </style:style>
    <style:style style:name="表8.A" style:family="table-column">
      <style:table-column-properties style:rel-column-width="4678*"/>
    </style:style>
    <style:style style:name="表8.B" style:family="table-column">
      <style:table-column-properties style:rel-column-width="6119*"/>
    </style:style>
    <style:style style:name="表8.C" style:family="table-column">
      <style:table-column-properties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table:align="margins"/>
    </style:style>
    <style:style style:name="表9.A" style:family="table-column">
      <style:table-column-properties style:rel-column-width="4678*"/>
    </style:style>
    <style:style style:name="表9.B" style:family="table-column">
      <style:table-column-properties style:rel-column-width="6119*"/>
    </style:style>
    <style:style style:name="表9.C" style:family="table-column">
      <style:table-column-properties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table:align="margins"/>
    </style:style>
    <style:style style:name="表10.A" style:family="table-column">
      <style:table-column-properties style:rel-column-width="4678*"/>
    </style:style>
    <style:style style:name="表10.B" style:family="table-column">
      <style:table-column-properties style:rel-column-width="6119*"/>
    </style:style>
    <style:style style:name="表10.C" style:family="table-column">
      <style:table-column-properties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table:align="margins"/>
    </style:style>
    <style:style style:name="表11.A" style:family="table-column">
      <style:table-column-properties style:rel-column-width="4678*"/>
    </style:style>
    <style:style style:name="表11.B" style:family="table-column">
      <style:table-column-properties style:rel-column-width="6119*"/>
    </style:style>
    <style:style style:name="表11.C" style:family="table-column">
      <style:table-column-properties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table:align="margins"/>
    </style:style>
    <style:style style:name="表12.A" style:family="table-column">
      <style:table-column-properties style:rel-column-width="4678*"/>
    </style:style>
    <style:style style:name="表12.B" style:family="table-column">
      <style:table-column-properties style:rel-column-width="6119*"/>
    </style:style>
    <style:style style:name="表12.C" style:family="table-column">
      <style:table-column-properties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table:align="margins"/>
    </style:style>
    <style:style style:name="表14.A" style:family="table-column">
      <style:table-column-properties style:rel-column-width="4678*"/>
    </style:style>
    <style:style style:name="表14.B" style:family="table-column">
      <style:table-column-properties style:rel-column-width="6119*"/>
    </style:style>
    <style:style style:name="表14.C" style:family="table-column">
      <style:table-column-properties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table:align="margins"/>
    </style:style>
    <style:style style:name="表15.A" style:family="table-column">
      <style:table-column-properties style:rel-column-width="4678*"/>
    </style:style>
    <style:style style:name="表15.B" style:family="table-column">
      <style:table-column-properties style:rel-column-width="6119*"/>
    </style:style>
    <style:style style:name="表15.C" style:family="table-column">
      <style:table-column-properties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table:align="margins"/>
    </style:style>
    <style:style style:name="表16.A" style:family="table-column">
      <style:table-column-properties style:rel-column-width="4678*"/>
    </style:style>
    <style:style style:name="表16.B" style:family="table-column">
      <style:table-column-properties style:rel-column-width="6119*"/>
    </style:style>
    <style:style style:name="表16.C" style:family="table-column">
      <style:table-column-properties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table:align="margins"/>
    </style:style>
    <style:style style:name="表18.A" style:family="table-column">
      <style:table-column-properties style:rel-column-width="4678*"/>
    </style:style>
    <style:style style:name="表18.B" style:family="table-column">
      <style:table-column-properties style:rel-column-width="6119*"/>
    </style:style>
    <style:style style:name="表18.C" style:family="table-column">
      <style:table-column-properties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table:align="margins"/>
    </style:style>
    <style:style style:name="表19.A" style:family="table-column">
      <style:table-column-properties style:rel-column-width="4678*"/>
    </style:style>
    <style:style style:name="表19.B" style:family="table-column">
      <style:table-column-properties style:rel-column-width="6119*"/>
    </style:style>
    <style:style style:name="表19.C" style:family="table-column">
      <style:table-column-properties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table:align="margins"/>
    </style:style>
    <style:style style:name="表20.A" style:family="table-column">
      <style:table-column-properties style:rel-column-width="4678*"/>
    </style:style>
    <style:style style:name="表20.B" style:family="table-column">
      <style:table-column-properties style:rel-column-width="6119*"/>
    </style:style>
    <style:style style:name="表20.C" style:family="table-column">
      <style:table-column-properties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table:align="margins"/>
    </style:style>
    <style:style style:name="表23.A" style:family="table-column">
      <style:table-column-properties style:rel-column-width="4678*"/>
    </style:style>
    <style:style style:name="表23.B" style:family="table-column">
      <style:table-column-properties style:rel-column-width="6119*"/>
    </style:style>
    <style:style style:name="表23.C" style:family="table-column">
      <style:table-column-properties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table:align="margins"/>
    </style:style>
    <style:style style:name="表25.A" style:family="table-column">
      <style:table-column-properties style:rel-column-width="4678*"/>
    </style:style>
    <style:style style:name="表25.B" style:family="table-column">
      <style:table-column-properties style:rel-column-width="6119*"/>
    </style:style>
    <style:style style:name="表25.C" style:family="table-column">
      <style:table-column-properties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table:align="margins"/>
    </style:style>
    <style:style style:name="表26.A" style:family="table-column">
      <style:table-column-properties style:rel-column-width="4678*"/>
    </style:style>
    <style:style style:name="表26.B" style:family="table-column">
      <style:table-column-properties style:rel-column-width="6119*"/>
    </style:style>
    <style:style style:name="表26.C" style:family="table-column">
      <style:table-column-properties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table:align="margins"/>
    </style:style>
    <style:style style:name="表27.A" style:family="table-column">
      <style:table-column-properties style:rel-column-width="4678*"/>
    </style:style>
    <style:style style:name="表27.B" style:family="table-column">
      <style:table-column-properties style:rel-column-width="6119*"/>
    </style:style>
    <style:style style:name="表27.C" style:family="table-column">
      <style:table-column-properties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table:align="margins"/>
    </style:style>
    <style:style style:name="表28.A" style:family="table-column">
      <style:table-column-properties style:rel-column-width="4678*"/>
    </style:style>
    <style:style style:name="表28.B" style:family="table-column">
      <style:table-column-properties style:rel-column-width="6119*"/>
    </style:style>
    <style:style style:name="表28.C" style:family="table-column">
      <style:table-column-properties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table:align="margins"/>
    </style:style>
    <style:style style:name="表29.A" style:family="table-column">
      <style:table-column-properties style:rel-column-width="4678*"/>
    </style:style>
    <style:style style:name="表29.B" style:family="table-column">
      <style:table-column-properties style:rel-column-width="6119*"/>
    </style:style>
    <style:style style:name="表29.C" style:family="table-column">
      <style:table-column-properties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table:align="margins"/>
    </style:style>
    <style:style style:name="表30.A" style:family="table-column">
      <style:table-column-properties style:rel-column-width="4678*"/>
    </style:style>
    <style:style style:name="表30.B" style:family="table-column">
      <style:table-column-properties style:rel-column-width="6119*"/>
    </style:style>
    <style:style style:name="表30.C" style:family="table-column">
      <style:table-column-properties style:rel-column-width="54738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table:align="margins"/>
    </style:style>
    <style:style style:name="表31.A" style:family="table-column">
      <style:table-column-properties style:rel-column-width="4678*"/>
    </style:style>
    <style:style style:name="表31.B" style:family="table-column">
      <style:table-column-properties style:rel-column-width="6119*"/>
    </style:style>
    <style:style style:name="表31.C" style:family="table-column">
      <style:table-column-properties style:rel-column-width="54738*"/>
    </style:style>
    <style:style style:name="表3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table:align="margins"/>
    </style:style>
    <style:style style:name="表32.A" style:family="table-column">
      <style:table-column-properties style:rel-column-width="4678*"/>
    </style:style>
    <style:style style:name="表32.B" style:family="table-column">
      <style:table-column-properties style:rel-column-width="6119*"/>
    </style:style>
    <style:style style:name="表32.C" style:family="table-column">
      <style:table-column-properties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table:align="margins"/>
    </style:style>
    <style:style style:name="表33.A" style:family="table-column">
      <style:table-column-properties style:rel-column-width="4678*"/>
    </style:style>
    <style:style style:name="表33.B" style:family="table-column">
      <style:table-column-properties style:rel-column-width="6119*"/>
    </style:style>
    <style:style style:name="表33.C" style:family="table-column">
      <style:table-column-properties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214cm" style:rel-column-width="4678*"/>
    </style:style>
    <style:style style:name="表34.B" style:family="table-column">
      <style:table-column-properties style:column-width="1.588cm" style:rel-column-width="6119*"/>
    </style:style>
    <style:style style:name="表34.C" style:family="table-column">
      <style:table-column-properties style:column-width="14.199cm" style:rel-column-width="54738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214cm" style:rel-column-width="4678*"/>
    </style:style>
    <style:style style:name="表35.B" style:family="table-column">
      <style:table-column-properties style:column-width="1.588cm" style:rel-column-width="6119*"/>
    </style:style>
    <style:style style:name="表35.C" style:family="table-column">
      <style:table-column-properties style:column-width="14.199cm" style:rel-column-width="54738*"/>
    </style:style>
    <style:style style:name="表3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style:font-name="Arimo" style:font-name-asian="Arimo"/>
    </style:style>
    <style:style style:name="P16" style:family="paragraph" style:parent-style-name="Text_20_body">
      <style:text-properties style:font-name="Arimo" style:font-name-asian="Arimo" style:language-asian="ja" style:country-asian="JP"/>
    </style:style>
    <style:style style:name="P17" style:family="paragraph" style:parent-style-name="Standard" style:list-style-name="L511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 style:list-style-name="L511">
      <style:text-properties style:font-name="Arial" fo:font-size="13pt" style:font-name-asian="Arimo" style:font-size-asian="13pt" style:font-size-complex="13pt"/>
    </style:style>
    <style:style style:name="P19" style:family="paragraph" style:parent-style-name="Text_20_body">
      <style:text-properties style:font-name="ＭＳ Ｐゴシック" style:font-name-asian="ＭＳ Ｐゴシック"/>
    </style:style>
    <style:style style:name="P20" style:family="paragraph" style:parent-style-name="Text_20_body" style:list-style-name="L510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6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66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67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68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97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98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99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400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401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402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403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404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405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406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407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408" style:family="paragraph" style:parent-style-name="Table_20_Contents" style:list-style-name="L382">
      <style:text-properties style:font-name="Tahoma" fo:font-size="14pt" style:font-name-asian="Tahoma" style:font-size-asian="14pt" style:language-asian="ja" style:country-asian="JP" style:font-size-complex="14pt"/>
    </style:style>
    <style:style style:name="P409" style:family="paragraph" style:parent-style-name="Table_20_Contents" style:list-style-name="L383">
      <style:text-properties style:font-name="Tahoma" fo:font-size="14pt" style:font-name-asian="Tahoma" style:font-size-asian="14pt" style:language-asian="ja" style:country-asian="JP" style:font-size-complex="14pt"/>
    </style:style>
    <style:style style:name="P410" style:family="paragraph" style:parent-style-name="Table_20_Contents" style:list-style-name="L384">
      <style:text-properties style:font-name="Tahoma" fo:font-size="14pt" style:font-name-asian="Tahoma" style:font-size-asian="14pt" style:language-asian="ja" style:country-asian="JP" style:font-size-complex="14pt"/>
    </style:style>
    <style:style style:name="P411" style:family="paragraph" style:parent-style-name="Table_20_Contents" style:list-style-name="L385">
      <style:text-properties style:font-name="Tahoma" fo:font-size="14pt" style:font-name-asian="Tahoma" style:font-size-asian="14pt" style:language-asian="ja" style:country-asian="JP" style:font-size-complex="14pt"/>
    </style:style>
    <style:style style:name="P412" style:family="paragraph" style:parent-style-name="Table_20_Contents" style:list-style-name="L386">
      <style:text-properties style:font-name="Tahoma" fo:font-size="14pt" style:font-name-asian="Tahoma" style:font-size-asian="14pt" style:language-asian="ja" style:country-asian="JP" style:font-size-complex="14pt"/>
    </style:style>
    <style:style style:name="P413" style:family="paragraph" style:parent-style-name="Table_20_Contents" style:list-style-name="L387">
      <style:text-properties style:font-name="Tahoma" fo:font-size="14pt" style:font-name-asian="Tahoma" style:font-size-asian="14pt" style:language-asian="ja" style:country-asian="JP" style:font-size-complex="14pt"/>
    </style:style>
    <style:style style:name="P414" style:family="paragraph" style:parent-style-name="Table_20_Contents" style:list-style-name="L388">
      <style:text-properties style:font-name="Tahoma" fo:font-size="14pt" style:font-name-asian="Tahoma" style:font-size-asian="14pt" style:language-asian="ja" style:country-asian="JP" style:font-size-complex="14pt"/>
    </style:style>
    <style:style style:name="P415" style:family="paragraph" style:parent-style-name="Table_20_Contents" style:list-style-name="L389">
      <style:text-properties style:font-name="Tahoma" fo:font-size="14pt" style:font-name-asian="Tahoma" style:font-size-asian="14pt" style:language-asian="ja" style:country-asian="JP" style:font-size-complex="14pt"/>
    </style:style>
    <style:style style:name="P416" style:family="paragraph" style:parent-style-name="Table_20_Contents" style:list-style-name="L390">
      <style:text-properties style:font-name="Tahoma" fo:font-size="14pt" style:font-name-asian="Tahoma" style:font-size-asian="14pt" style:language-asian="ja" style:country-asian="JP" style:font-size-complex="14pt"/>
    </style:style>
    <style:style style:name="P417" style:family="paragraph" style:parent-style-name="Table_20_Contents" style:list-style-name="L391">
      <style:text-properties style:font-name="Tahoma" fo:font-size="14pt" style:font-name-asian="Tahoma" style:font-size-asian="14pt" style:language-asian="ja" style:country-asian="JP" style:font-size-complex="14pt"/>
    </style:style>
    <style:style style:name="P418" style:family="paragraph" style:parent-style-name="Table_20_Contents" style:list-style-name="L392">
      <style:text-properties style:font-name="Tahoma" fo:font-size="14pt" style:font-name-asian="Tahoma" style:font-size-asian="14pt" style:language-asian="ja" style:country-asian="JP" style:font-size-complex="14pt"/>
    </style:style>
    <style:style style:name="P419" style:family="paragraph" style:parent-style-name="Table_20_Contents" style:list-style-name="L393">
      <style:text-properties style:font-name="Tahoma" fo:font-size="14pt" style:font-name-asian="Tahoma" style:font-size-asian="14pt" style:language-asian="ja" style:country-asian="JP" style:font-size-complex="14pt"/>
    </style:style>
    <style:style style:name="P420" style:family="paragraph" style:parent-style-name="Table_20_Contents" style:list-style-name="L394">
      <style:text-properties style:font-name="Tahoma" fo:font-size="14pt" style:font-name-asian="Tahoma" style:font-size-asian="14pt" style:language-asian="ja" style:country-asian="JP" style:font-size-complex="14pt"/>
    </style:style>
    <style:style style:name="P421" style:family="paragraph" style:parent-style-name="Table_20_Contents" style:list-style-name="L395">
      <style:text-properties style:font-name="Tahoma" fo:font-size="14pt" style:font-name-asian="Tahoma" style:font-size-asian="14pt" style:language-asian="ja" style:country-asian="JP" style:font-size-complex="14pt"/>
    </style:style>
    <style:style style:name="P422" style:family="paragraph" style:parent-style-name="Table_20_Contents" style:list-style-name="L396">
      <style:text-properties style:font-name="Tahoma" fo:font-size="14pt" style:font-name-asian="Tahoma" style:font-size-asian="14pt" style:language-asian="ja" style:country-asian="JP" style:font-size-complex="14pt"/>
    </style:style>
    <style:style style:name="P423" style:family="paragraph" style:parent-style-name="Table_20_Contents" style:list-style-name="L397">
      <style:text-properties style:font-name="Tahoma" fo:font-size="14pt" style:font-name-asian="Tahoma" style:font-size-asian="14pt" style:language-asian="ja" style:country-asian="JP" style:font-size-complex="14pt"/>
    </style:style>
    <style:style style:name="P424" style:family="paragraph" style:parent-style-name="Table_20_Contents" style:list-style-name="L398">
      <style:text-properties style:font-name="Tahoma" fo:font-size="14pt" style:font-name-asian="Tahoma" style:font-size-asian="14pt" style:language-asian="ja" style:country-asian="JP" style:font-size-complex="14pt"/>
    </style:style>
    <style:style style:name="P425" style:family="paragraph" style:parent-style-name="Table_20_Contents" style:list-style-name="L399">
      <style:text-properties style:font-name="Tahoma" fo:font-size="14pt" style:font-name-asian="Tahoma" style:font-size-asian="14pt" style:language-asian="ja" style:country-asian="JP" style:font-size-complex="14pt"/>
    </style:style>
    <style:style style:name="P426" style:family="paragraph" style:parent-style-name="Table_20_Contents" style:list-style-name="L400">
      <style:text-properties style:font-name="Tahoma" fo:font-size="14pt" style:font-name-asian="Tahoma" style:font-size-asian="14pt" style:language-asian="ja" style:country-asian="JP" style:font-size-complex="14pt"/>
    </style:style>
    <style:style style:name="P427" style:family="paragraph" style:parent-style-name="Table_20_Contents" style:list-style-name="L401">
      <style:text-properties style:font-name="Tahoma" fo:font-size="14pt" style:font-name-asian="Tahoma" style:font-size-asian="14pt" style:language-asian="ja" style:country-asian="JP" style:font-size-complex="14pt"/>
    </style:style>
    <style:style style:name="P428" style:family="paragraph" style:parent-style-name="Table_20_Contents" style:list-style-name="L402">
      <style:text-properties style:font-name="Tahoma" fo:font-size="14pt" style:font-name-asian="Tahoma" style:font-size-asian="14pt" style:language-asian="ja" style:country-asian="JP" style:font-size-complex="14pt"/>
    </style:style>
    <style:style style:name="P429" style:family="paragraph" style:parent-style-name="Table_20_Contents" style:list-style-name="L403">
      <style:text-properties style:font-name="Tahoma" fo:font-size="14pt" style:font-name-asian="Tahoma" style:font-size-asian="14pt" style:language-asian="ja" style:country-asian="JP" style:font-size-complex="14pt"/>
    </style:style>
    <style:style style:name="P430" style:family="paragraph" style:parent-style-name="Table_20_Contents" style:list-style-name="L404">
      <style:text-properties style:font-name="Tahoma" fo:font-size="14pt" style:font-name-asian="Tahoma" style:font-size-asian="14pt" style:language-asian="ja" style:country-asian="JP" style:font-size-complex="14pt"/>
    </style:style>
    <style:style style:name="P431" style:family="paragraph" style:parent-style-name="Table_20_Contents" style:list-style-name="L405">
      <style:text-properties style:font-name="Tahoma" fo:font-size="14pt" style:font-name-asian="Tahoma" style:font-size-asian="14pt" style:language-asian="ja" style:country-asian="JP" style:font-size-complex="14pt"/>
    </style:style>
    <style:style style:name="P432" style:family="paragraph" style:parent-style-name="Table_20_Contents" style:list-style-name="L406">
      <style:text-properties style:font-name="Tahoma" fo:font-size="14pt" style:font-name-asian="Tahoma" style:font-size-asian="14pt" style:language-asian="ja" style:country-asian="JP" style:font-size-complex="14pt"/>
    </style:style>
    <style:style style:name="P433" style:family="paragraph" style:parent-style-name="Table_20_Contents" style:list-style-name="L407">
      <style:text-properties style:font-name="Tahoma" fo:font-size="14pt" style:font-name-asian="Tahoma" style:font-size-asian="14pt" style:language-asian="ja" style:country-asian="JP" style:font-size-complex="14pt"/>
    </style:style>
    <style:style style:name="P434" style:family="paragraph" style:parent-style-name="Table_20_Contents" style:list-style-name="L408">
      <style:text-properties style:font-name="Tahoma" fo:font-size="14pt" style:font-name-asian="Tahoma" style:font-size-asian="14pt" style:language-asian="ja" style:country-asian="JP" style:font-size-complex="14pt"/>
    </style:style>
    <style:style style:name="P435" style:family="paragraph" style:parent-style-name="Table_20_Contents" style:list-style-name="L409">
      <style:text-properties style:font-name="Tahoma" fo:font-size="14pt" style:font-name-asian="Tahoma" style:font-size-asian="14pt" style:language-asian="ja" style:country-asian="JP" style:font-size-complex="14pt"/>
    </style:style>
    <style:style style:name="P436" style:family="paragraph" style:parent-style-name="Table_20_Contents" style:list-style-name="L410">
      <style:text-properties style:font-name="Tahoma" fo:font-size="14pt" style:font-name-asian="Tahoma" style:font-size-asian="14pt" style:language-asian="ja" style:country-asian="JP" style:font-size-complex="14pt"/>
    </style:style>
    <style:style style:name="P437" style:family="paragraph" style:parent-style-name="Table_20_Contents" style:list-style-name="L411">
      <style:text-properties style:font-name="Tahoma" fo:font-size="14pt" style:font-name-asian="Tahoma" style:font-size-asian="14pt" style:language-asian="ja" style:country-asian="JP" style:font-size-complex="14pt"/>
    </style:style>
    <style:style style:name="P438" style:family="paragraph" style:parent-style-name="Table_20_Contents" style:list-style-name="L412">
      <style:text-properties style:font-name="Tahoma" fo:font-size="14pt" style:font-name-asian="Tahoma" style:font-size-asian="14pt" style:language-asian="ja" style:country-asian="JP" style:font-size-complex="14pt"/>
    </style:style>
    <style:style style:name="P439" style:family="paragraph" style:parent-style-name="Table_20_Contents" style:list-style-name="L413">
      <style:text-properties style:font-name="Tahoma" fo:font-size="14pt" style:font-name-asian="Tahoma" style:font-size-asian="14pt" style:language-asian="ja" style:country-asian="JP" style:font-size-complex="14pt"/>
    </style:style>
    <style:style style:name="P440" style:family="paragraph" style:parent-style-name="Table_20_Contents" style:list-style-name="L414">
      <style:text-properties style:font-name="Tahoma" fo:font-size="14pt" style:font-name-asian="Tahoma" style:font-size-asian="14pt" style:language-asian="ja" style:country-asian="JP" style:font-size-complex="14pt"/>
    </style:style>
    <style:style style:name="P441" style:family="paragraph" style:parent-style-name="Table_20_Contents" style:list-style-name="L415">
      <style:text-properties style:font-name="Tahoma" fo:font-size="14pt" style:font-name-asian="Tahoma" style:font-size-asian="14pt" style:language-asian="ja" style:country-asian="JP" style:font-size-complex="14pt"/>
    </style:style>
    <style:style style:name="P442" style:family="paragraph" style:parent-style-name="Table_20_Contents" style:list-style-name="L416">
      <style:text-properties style:font-name="Tahoma" fo:font-size="14pt" style:font-name-asian="Tahoma" style:font-size-asian="14pt" style:language-asian="ja" style:country-asian="JP" style:font-size-complex="14pt"/>
    </style:style>
    <style:style style:name="P443" style:family="paragraph" style:parent-style-name="Table_20_Contents" style:list-style-name="L417">
      <style:text-properties style:font-name="Tahoma" fo:font-size="14pt" style:font-name-asian="Tahoma" style:font-size-asian="14pt" style:language-asian="ja" style:country-asian="JP" style:font-size-complex="14pt"/>
    </style:style>
    <style:style style:name="P444" style:family="paragraph" style:parent-style-name="Table_20_Contents" style:list-style-name="L418">
      <style:text-properties style:font-name="Tahoma" fo:font-size="14pt" style:font-name-asian="Tahoma" style:font-size-asian="14pt" style:language-asian="ja" style:country-asian="JP" style:font-size-complex="14pt"/>
    </style:style>
    <style:style style:name="P445" style:family="paragraph" style:parent-style-name="Table_20_Contents" style:list-style-name="L419">
      <style:text-properties style:font-name="Tahoma" fo:font-size="14pt" style:font-name-asian="Tahoma" style:font-size-asian="14pt" style:language-asian="ja" style:country-asian="JP" style:font-size-complex="14pt"/>
    </style:style>
    <style:style style:name="P446" style:family="paragraph" style:parent-style-name="Table_20_Contents" style:list-style-name="L420">
      <style:text-properties style:font-name="Tahoma" fo:font-size="14pt" style:font-name-asian="Tahoma" style:font-size-asian="14pt" style:language-asian="ja" style:country-asian="JP" style:font-size-complex="14pt"/>
    </style:style>
    <style:style style:name="P447" style:family="paragraph" style:parent-style-name="Table_20_Contents" style:list-style-name="L421">
      <style:text-properties style:font-name="Tahoma" fo:font-size="14pt" style:font-name-asian="Tahoma" style:font-size-asian="14pt" style:language-asian="ja" style:country-asian="JP" style:font-size-complex="14pt"/>
    </style:style>
    <style:style style:name="P448" style:family="paragraph" style:parent-style-name="Table_20_Contents" style:list-style-name="L422">
      <style:text-properties style:font-name="Tahoma" fo:font-size="14pt" style:font-name-asian="Tahoma" style:font-size-asian="14pt" style:language-asian="ja" style:country-asian="JP" style:font-size-complex="14pt"/>
    </style:style>
    <style:style style:name="P449" style:family="paragraph" style:parent-style-name="Table_20_Contents" style:list-style-name="L423">
      <style:text-properties style:font-name="Tahoma" fo:font-size="14pt" style:font-name-asian="Tahoma" style:font-size-asian="14pt" style:language-asian="ja" style:country-asian="JP" style:font-size-complex="14pt"/>
    </style:style>
    <style:style style:name="P450" style:family="paragraph" style:parent-style-name="Table_20_Contents" style:list-style-name="L424">
      <style:text-properties style:font-name="Tahoma" fo:font-size="14pt" style:font-name-asian="Tahoma" style:font-size-asian="14pt" style:language-asian="ja" style:country-asian="JP" style:font-size-complex="14pt"/>
    </style:style>
    <style:style style:name="P451" style:family="paragraph" style:parent-style-name="Table_20_Contents" style:list-style-name="L425">
      <style:text-properties style:font-name="Tahoma" fo:font-size="14pt" style:font-name-asian="Tahoma" style:font-size-asian="14pt" style:language-asian="ja" style:country-asian="JP" style:font-size-complex="14pt"/>
    </style:style>
    <style:style style:name="P452" style:family="paragraph" style:parent-style-name="Table_20_Contents" style:list-style-name="L426">
      <style:text-properties style:font-name="Tahoma" fo:font-size="14pt" style:font-name-asian="Tahoma" style:font-size-asian="14pt" style:language-asian="ja" style:country-asian="JP" style:font-size-complex="14pt"/>
    </style:style>
    <style:style style:name="P453" style:family="paragraph" style:parent-style-name="Table_20_Contents" style:list-style-name="L427">
      <style:text-properties style:font-name="Tahoma" fo:font-size="14pt" style:font-name-asian="Tahoma" style:font-size-asian="14pt" style:language-asian="ja" style:country-asian="JP" style:font-size-complex="14pt"/>
    </style:style>
    <style:style style:name="P454" style:family="paragraph" style:parent-style-name="Table_20_Contents" style:list-style-name="L428">
      <style:text-properties style:font-name="Tahoma" fo:font-size="14pt" style:font-name-asian="Tahoma" style:font-size-asian="14pt" style:language-asian="ja" style:country-asian="JP" style:font-size-complex="14pt"/>
    </style:style>
    <style:style style:name="P455" style:family="paragraph" style:parent-style-name="Table_20_Contents" style:list-style-name="L429">
      <style:text-properties style:font-name="Tahoma" fo:font-size="14pt" style:font-name-asian="Tahoma" style:font-size-asian="14pt" style:language-asian="ja" style:country-asian="JP" style:font-size-complex="14pt"/>
    </style:style>
    <style:style style:name="P456" style:family="paragraph" style:parent-style-name="Table_20_Contents" style:list-style-name="L430">
      <style:text-properties style:font-name="Tahoma" fo:font-size="14pt" style:font-name-asian="Tahoma" style:font-size-asian="14pt" style:language-asian="ja" style:country-asian="JP" style:font-size-complex="14pt"/>
    </style:style>
    <style:style style:name="P457" style:family="paragraph" style:parent-style-name="Table_20_Contents" style:list-style-name="L431">
      <style:text-properties style:font-name="Tahoma" fo:font-size="14pt" style:font-name-asian="Tahoma" style:font-size-asian="14pt" style:language-asian="ja" style:country-asian="JP" style:font-size-complex="14pt"/>
    </style:style>
    <style:style style:name="P458" style:family="paragraph" style:parent-style-name="Table_20_Contents" style:list-style-name="L432">
      <style:text-properties style:font-name="Tahoma" fo:font-size="14pt" style:font-name-asian="Tahoma" style:font-size-asian="14pt" style:language-asian="ja" style:country-asian="JP" style:font-size-complex="14pt"/>
    </style:style>
    <style:style style:name="P459" style:family="paragraph" style:parent-style-name="Table_20_Contents" style:list-style-name="L433">
      <style:text-properties style:font-name="Tahoma" fo:font-size="14pt" style:font-name-asian="Tahoma" style:font-size-asian="14pt" style:language-asian="ja" style:country-asian="JP" style:font-size-complex="14pt"/>
    </style:style>
    <style:style style:name="P460" style:family="paragraph" style:parent-style-name="Table_20_Contents" style:list-style-name="L434">
      <style:text-properties style:font-name="Tahoma" fo:font-size="14pt" style:font-name-asian="Tahoma" style:font-size-asian="14pt" style:language-asian="ja" style:country-asian="JP" style:font-size-complex="14pt"/>
    </style:style>
    <style:style style:name="P461" style:family="paragraph" style:parent-style-name="Table_20_Contents" style:list-style-name="L435">
      <style:text-properties style:font-name="Tahoma" fo:font-size="14pt" style:font-name-asian="Tahoma" style:font-size-asian="14pt" style:language-asian="ja" style:country-asian="JP" style:font-size-complex="14pt"/>
    </style:style>
    <style:style style:name="P462" style:family="paragraph" style:parent-style-name="Table_20_Contents" style:list-style-name="L436">
      <style:text-properties style:font-name="Tahoma" fo:font-size="14pt" style:font-name-asian="Tahoma" style:font-size-asian="14pt" style:language-asian="ja" style:country-asian="JP" style:font-size-complex="14pt"/>
    </style:style>
    <style:style style:name="P463" style:family="paragraph" style:parent-style-name="Table_20_Contents" style:list-style-name="L437">
      <style:text-properties style:font-name="Tahoma" fo:font-size="14pt" style:font-name-asian="Tahoma" style:font-size-asian="14pt" style:language-asian="ja" style:country-asian="JP" style:font-size-complex="14pt"/>
    </style:style>
    <style:style style:name="P464" style:family="paragraph" style:parent-style-name="Table_20_Contents" style:list-style-name="L438">
      <style:text-properties style:font-name="Tahoma" fo:font-size="14pt" style:font-name-asian="Tahoma" style:font-size-asian="14pt" style:language-asian="ja" style:country-asian="JP" style:font-size-complex="14pt"/>
    </style:style>
    <style:style style:name="P465" style:family="paragraph" style:parent-style-name="Table_20_Contents" style:list-style-name="L439">
      <style:text-properties style:font-name="Tahoma" fo:font-size="14pt" style:font-name-asian="Tahoma" style:font-size-asian="14pt" style:language-asian="ja" style:country-asian="JP" style:font-size-complex="14pt"/>
    </style:style>
    <style:style style:name="P466" style:family="paragraph" style:parent-style-name="Table_20_Contents" style:list-style-name="L440">
      <style:text-properties style:font-name="Tahoma" fo:font-size="14pt" style:font-name-asian="Tahoma" style:font-size-asian="14pt" style:language-asian="ja" style:country-asian="JP" style:font-size-complex="14pt"/>
    </style:style>
    <style:style style:name="P467" style:family="paragraph" style:parent-style-name="Table_20_Contents" style:list-style-name="L441">
      <style:text-properties style:font-name="Tahoma" fo:font-size="14pt" style:font-name-asian="Tahoma" style:font-size-asian="14pt" style:language-asian="ja" style:country-asian="JP" style:font-size-complex="14pt"/>
    </style:style>
    <style:style style:name="P468" style:family="paragraph" style:parent-style-name="Table_20_Contents" style:list-style-name="L442">
      <style:text-properties style:font-name="Tahoma" fo:font-size="14pt" style:font-name-asian="Tahoma" style:font-size-asian="14pt" style:language-asian="ja" style:country-asian="JP" style:font-size-complex="14pt"/>
    </style:style>
    <style:style style:name="P469" style:family="paragraph" style:parent-style-name="Table_20_Contents" style:list-style-name="L443">
      <style:text-properties style:font-name="Tahoma" fo:font-size="14pt" style:font-name-asian="Tahoma" style:font-size-asian="14pt" style:language-asian="ja" style:country-asian="JP" style:font-size-complex="14pt"/>
    </style:style>
    <style:style style:name="P470" style:family="paragraph" style:parent-style-name="Table_20_Contents" style:list-style-name="L444">
      <style:text-properties style:font-name="Tahoma" fo:font-size="14pt" style:font-name-asian="Tahoma" style:font-size-asian="14pt" style:language-asian="ja" style:country-asian="JP" style:font-size-complex="14pt"/>
    </style:style>
    <style:style style:name="P471" style:family="paragraph" style:parent-style-name="Table_20_Contents" style:list-style-name="L445">
      <style:text-properties style:font-name="Tahoma" fo:font-size="14pt" style:font-name-asian="Tahoma" style:font-size-asian="14pt" style:language-asian="ja" style:country-asian="JP" style:font-size-complex="14pt"/>
    </style:style>
    <style:style style:name="P472" style:family="paragraph" style:parent-style-name="Table_20_Contents" style:list-style-name="L446">
      <style:text-properties style:font-name="Tahoma" fo:font-size="14pt" style:font-name-asian="Tahoma" style:font-size-asian="14pt" style:language-asian="ja" style:country-asian="JP" style:font-size-complex="14pt"/>
    </style:style>
    <style:style style:name="P473" style:family="paragraph" style:parent-style-name="Table_20_Contents" style:list-style-name="L447">
      <style:text-properties style:font-name="Tahoma" fo:font-size="14pt" style:font-name-asian="Tahoma" style:font-size-asian="14pt" style:language-asian="ja" style:country-asian="JP" style:font-size-complex="14pt"/>
    </style:style>
    <style:style style:name="P474" style:family="paragraph" style:parent-style-name="Table_20_Contents" style:list-style-name="L448">
      <style:text-properties style:font-name="Tahoma" fo:font-size="14pt" style:font-name-asian="Tahoma" style:font-size-asian="14pt" style:language-asian="ja" style:country-asian="JP" style:font-size-complex="14pt"/>
    </style:style>
    <style:style style:name="P475" style:family="paragraph" style:parent-style-name="Table_20_Contents" style:list-style-name="L449">
      <style:text-properties style:font-name="Tahoma" fo:font-size="14pt" style:font-name-asian="Tahoma" style:font-size-asian="14pt" style:language-asian="ja" style:country-asian="JP" style:font-size-complex="14pt"/>
    </style:style>
    <style:style style:name="P476" style:family="paragraph" style:parent-style-name="Table_20_Contents" style:list-style-name="L450">
      <style:text-properties style:font-name="Tahoma" fo:font-size="14pt" style:font-name-asian="Tahoma" style:font-size-asian="14pt" style:language-asian="ja" style:country-asian="JP" style:font-size-complex="14pt"/>
    </style:style>
    <style:style style:name="P477" style:family="paragraph" style:parent-style-name="Table_20_Contents" style:list-style-name="L451">
      <style:text-properties style:font-name="Tahoma" fo:font-size="14pt" style:font-name-asian="Tahoma" style:font-size-asian="14pt" style:language-asian="ja" style:country-asian="JP" style:font-size-complex="14pt"/>
    </style:style>
    <style:style style:name="P478" style:family="paragraph" style:parent-style-name="Table_20_Contents" style:list-style-name="L452">
      <style:text-properties style:font-name="Tahoma" fo:font-size="14pt" style:font-name-asian="Tahoma" style:font-size-asian="14pt" style:language-asian="ja" style:country-asian="JP" style:font-size-complex="14pt"/>
    </style:style>
    <style:style style:name="P479" style:family="paragraph" style:parent-style-name="Table_20_Contents" style:list-style-name="L453">
      <style:text-properties style:font-name="Tahoma" fo:font-size="14pt" style:font-name-asian="Tahoma" style:font-size-asian="14pt" style:language-asian="ja" style:country-asian="JP" style:font-size-complex="14pt"/>
    </style:style>
    <style:style style:name="P480" style:family="paragraph" style:parent-style-name="Table_20_Contents" style:list-style-name="L454">
      <style:text-properties style:font-name="Tahoma" fo:font-size="14pt" style:font-name-asian="Tahoma" style:font-size-asian="14pt" style:language-asian="ja" style:country-asian="JP" style:font-size-complex="14pt"/>
    </style:style>
    <style:style style:name="P481" style:family="paragraph" style:parent-style-name="Table_20_Contents" style:list-style-name="L455">
      <style:text-properties style:font-name="Tahoma" fo:font-size="14pt" style:font-name-asian="Tahoma" style:font-size-asian="14pt" style:language-asian="ja" style:country-asian="JP" style:font-size-complex="14pt"/>
    </style:style>
    <style:style style:name="P482" style:family="paragraph" style:parent-style-name="Table_20_Contents" style:list-style-name="L456">
      <style:text-properties style:font-name="Tahoma" fo:font-size="14pt" style:font-name-asian="Tahoma" style:font-size-asian="14pt" style:language-asian="ja" style:country-asian="JP" style:font-size-complex="14pt"/>
    </style:style>
    <style:style style:name="P483" style:family="paragraph" style:parent-style-name="Table_20_Contents" style:list-style-name="L457">
      <style:text-properties style:font-name="Tahoma" fo:font-size="14pt" style:font-name-asian="Tahoma" style:font-size-asian="14pt" style:language-asian="ja" style:country-asian="JP" style:font-size-complex="14pt"/>
    </style:style>
    <style:style style:name="P484" style:family="paragraph" style:parent-style-name="Table_20_Contents" style:list-style-name="L458">
      <style:text-properties style:font-name="Tahoma" fo:font-size="14pt" style:font-name-asian="Tahoma" style:font-size-asian="14pt" style:language-asian="ja" style:country-asian="JP" style:font-size-complex="14pt"/>
    </style:style>
    <style:style style:name="P485" style:family="paragraph" style:parent-style-name="Table_20_Contents" style:list-style-name="L459">
      <style:text-properties style:font-name="Tahoma" fo:font-size="14pt" style:font-name-asian="Tahoma" style:font-size-asian="14pt" style:language-asian="ja" style:country-asian="JP" style:font-size-complex="14pt"/>
    </style:style>
    <style:style style:name="P486" style:family="paragraph" style:parent-style-name="Table_20_Contents" style:list-style-name="L460">
      <style:text-properties style:font-name="Tahoma" fo:font-size="14pt" style:font-name-asian="Tahoma" style:font-size-asian="14pt" style:language-asian="ja" style:country-asian="JP" style:font-size-complex="14pt"/>
    </style:style>
    <style:style style:name="P487" style:family="paragraph" style:parent-style-name="Table_20_Contents" style:list-style-name="L461">
      <style:text-properties style:font-name="Tahoma" fo:font-size="14pt" style:font-name-asian="Tahoma" style:font-size-asian="14pt" style:language-asian="ja" style:country-asian="JP" style:font-size-complex="14pt"/>
    </style:style>
    <style:style style:name="P488" style:family="paragraph" style:parent-style-name="Table_20_Contents" style:list-style-name="L462">
      <style:text-properties style:font-name="Tahoma" fo:font-size="14pt" style:font-name-asian="Tahoma" style:font-size-asian="14pt" style:language-asian="ja" style:country-asian="JP" style:font-size-complex="14pt"/>
    </style:style>
    <style:style style:name="P489" style:family="paragraph" style:parent-style-name="Table_20_Contents" style:list-style-name="L463">
      <style:text-properties style:font-name="Tahoma" fo:font-size="14pt" style:font-name-asian="Tahoma" style:font-size-asian="14pt" style:language-asian="ja" style:country-asian="JP" style:font-size-complex="14pt"/>
    </style:style>
    <style:style style:name="P490" style:family="paragraph" style:parent-style-name="Table_20_Contents" style:list-style-name="L464">
      <style:text-properties style:font-name="Tahoma" fo:font-size="14pt" style:font-name-asian="Tahoma" style:font-size-asian="14pt" style:language-asian="ja" style:country-asian="JP" style:font-size-complex="14pt"/>
    </style:style>
    <style:style style:name="P491" style:family="paragraph" style:parent-style-name="Table_20_Contents" style:list-style-name="L465">
      <style:text-properties style:font-name="Tahoma" fo:font-size="14pt" style:font-name-asian="Tahoma" style:font-size-asian="14pt" style:language-asian="ja" style:country-asian="JP" style:font-size-complex="14pt"/>
    </style:style>
    <style:style style:name="P492" style:family="paragraph" style:parent-style-name="Table_20_Contents" style:list-style-name="L466">
      <style:text-properties style:font-name="Tahoma" fo:font-size="14pt" style:font-name-asian="Tahoma" style:font-size-asian="14pt" style:language-asian="ja" style:country-asian="JP" style:font-size-complex="14pt"/>
    </style:style>
    <style:style style:name="P493" style:family="paragraph" style:parent-style-name="Table_20_Contents" style:list-style-name="L467">
      <style:text-properties style:font-name="Tahoma" fo:font-size="14pt" style:font-name-asian="Tahoma" style:font-size-asian="14pt" style:language-asian="ja" style:country-asian="JP" style:font-size-complex="14pt"/>
    </style:style>
    <style:style style:name="P494" style:family="paragraph" style:parent-style-name="Table_20_Contents" style:list-style-name="L468">
      <style:text-properties style:font-name="Tahoma" fo:font-size="14pt" style:font-name-asian="Tahoma" style:font-size-asian="14pt" style:language-asian="ja" style:country-asian="JP" style:font-size-complex="14pt"/>
    </style:style>
    <style:style style:name="P495" style:family="paragraph" style:parent-style-name="Table_20_Contents" style:list-style-name="L469">
      <style:text-properties style:font-name="Tahoma" fo:font-size="14pt" style:font-name-asian="Tahoma" style:font-size-asian="14pt" style:language-asian="ja" style:country-asian="JP" style:font-size-complex="14pt"/>
    </style:style>
    <style:style style:name="P496" style:family="paragraph" style:parent-style-name="Table_20_Contents" style:list-style-name="L470">
      <style:text-properties style:font-name="Tahoma" fo:font-size="14pt" style:font-name-asian="Tahoma" style:font-size-asian="14pt" style:language-asian="ja" style:country-asian="JP" style:font-size-complex="14pt"/>
    </style:style>
    <style:style style:name="P497" style:family="paragraph" style:parent-style-name="Table_20_Contents" style:list-style-name="L471">
      <style:text-properties style:font-name="Tahoma" fo:font-size="14pt" style:font-name-asian="Tahoma" style:font-size-asian="14pt" style:language-asian="ja" style:country-asian="JP" style:font-size-complex="14pt"/>
    </style:style>
    <style:style style:name="P498" style:family="paragraph" style:parent-style-name="Table_20_Contents" style:list-style-name="L472">
      <style:text-properties style:font-name="Tahoma" fo:font-size="14pt" style:font-name-asian="Tahoma" style:font-size-asian="14pt" style:language-asian="ja" style:country-asian="JP" style:font-size-complex="14pt"/>
    </style:style>
    <style:style style:name="P499" style:family="paragraph" style:parent-style-name="Table_20_Contents" style:list-style-name="L473">
      <style:text-properties style:font-name="Tahoma" fo:font-size="14pt" style:font-name-asian="Tahoma" style:font-size-asian="14pt" style:language-asian="ja" style:country-asian="JP" style:font-size-complex="14pt"/>
    </style:style>
    <style:style style:name="P500" style:family="paragraph" style:parent-style-name="Table_20_Contents" style:list-style-name="L474">
      <style:text-properties style:font-name="Tahoma" fo:font-size="14pt" style:font-name-asian="Tahoma" style:font-size-asian="14pt" style:language-asian="ja" style:country-asian="JP" style:font-size-complex="14pt"/>
    </style:style>
    <style:style style:name="P501" style:family="paragraph" style:parent-style-name="Table_20_Contents" style:list-style-name="L475">
      <style:text-properties style:font-name="Tahoma" fo:font-size="14pt" style:font-name-asian="Tahoma" style:font-size-asian="14pt" style:language-asian="ja" style:country-asian="JP" style:font-size-complex="14pt"/>
    </style:style>
    <style:style style:name="P502" style:family="paragraph" style:parent-style-name="Table_20_Contents" style:list-style-name="L476">
      <style:text-properties style:font-name="Tahoma" fo:font-size="14pt" style:font-name-asian="Tahoma" style:font-size-asian="14pt" style:language-asian="ja" style:country-asian="JP" style:font-size-complex="14pt"/>
    </style:style>
    <style:style style:name="P503" style:family="paragraph" style:parent-style-name="Table_20_Contents" style:list-style-name="L477">
      <style:text-properties style:font-name="Tahoma" fo:font-size="14pt" style:font-name-asian="Tahoma" style:font-size-asian="14pt" style:language-asian="ja" style:country-asian="JP" style:font-size-complex="14pt"/>
    </style:style>
    <style:style style:name="P504" style:family="paragraph" style:parent-style-name="Table_20_Contents" style:list-style-name="L478">
      <style:text-properties style:font-name="Tahoma" fo:font-size="14pt" style:font-name-asian="Tahoma" style:font-size-asian="14pt" style:language-asian="ja" style:country-asian="JP" style:font-size-complex="14pt"/>
    </style:style>
    <style:style style:name="P505" style:family="paragraph" style:parent-style-name="Table_20_Contents" style:list-style-name="L479">
      <style:text-properties style:font-name="Tahoma" fo:font-size="14pt" style:font-name-asian="Tahoma" style:font-size-asian="14pt" style:language-asian="ja" style:country-asian="JP" style:font-size-complex="14pt"/>
    </style:style>
    <style:style style:name="P506" style:family="paragraph" style:parent-style-name="Table_20_Contents" style:list-style-name="L480">
      <style:text-properties style:font-name="Tahoma" fo:font-size="14pt" style:font-name-asian="Tahoma" style:font-size-asian="14pt" style:language-asian="ja" style:country-asian="JP" style:font-size-complex="14pt"/>
    </style:style>
    <style:style style:name="P507" style:family="paragraph" style:parent-style-name="Table_20_Contents" style:list-style-name="L481">
      <style:text-properties style:font-name="Tahoma" fo:font-size="14pt" style:font-name-asian="Tahoma" style:font-size-asian="14pt" style:language-asian="ja" style:country-asian="JP" style:font-size-complex="14pt"/>
    </style:style>
    <style:style style:name="P508" style:family="paragraph" style:parent-style-name="Table_20_Contents" style:list-style-name="L482">
      <style:text-properties style:font-name="Tahoma" fo:font-size="14pt" style:font-name-asian="Tahoma" style:font-size-asian="14pt" style:language-asian="ja" style:country-asian="JP" style:font-size-complex="14pt"/>
    </style:style>
    <style:style style:name="P509" style:family="paragraph" style:parent-style-name="Table_20_Contents" style:list-style-name="L483">
      <style:text-properties style:font-name="Tahoma" fo:font-size="14pt" style:font-name-asian="Tahoma" style:font-size-asian="14pt" style:language-asian="ja" style:country-asian="JP" style:font-size-complex="14pt"/>
    </style:style>
    <style:style style:name="P510" style:family="paragraph" style:parent-style-name="Table_20_Contents" style:list-style-name="L484">
      <style:text-properties style:font-name="Tahoma" fo:font-size="14pt" style:font-name-asian="Tahoma" style:font-size-asian="14pt" style:language-asian="ja" style:country-asian="JP" style:font-size-complex="14pt"/>
    </style:style>
    <style:style style:name="P511" style:family="paragraph" style:parent-style-name="Table_20_Contents" style:list-style-name="L485">
      <style:text-properties style:font-name="Tahoma" fo:font-size="14pt" style:font-name-asian="Tahoma" style:font-size-asian="14pt" style:language-asian="ja" style:country-asian="JP" style:font-size-complex="14pt"/>
    </style:style>
    <style:style style:name="P512" style:family="paragraph" style:parent-style-name="Table_20_Contents" style:list-style-name="L486">
      <style:text-properties style:font-name="Tahoma" fo:font-size="14pt" style:font-name-asian="Tahoma" style:font-size-asian="14pt" style:language-asian="ja" style:country-asian="JP" style:font-size-complex="14pt"/>
    </style:style>
    <style:style style:name="P513" style:family="paragraph" style:parent-style-name="Table_20_Contents" style:list-style-name="L487">
      <style:text-properties style:font-name="Tahoma" fo:font-size="14pt" style:font-name-asian="Tahoma" style:font-size-asian="14pt" style:language-asian="ja" style:country-asian="JP" style:font-size-complex="14pt"/>
    </style:style>
    <style:style style:name="P514" style:family="paragraph" style:parent-style-name="Table_20_Contents" style:list-style-name="L488">
      <style:text-properties style:font-name="Tahoma" fo:font-size="14pt" style:font-name-asian="Tahoma" style:font-size-asian="14pt" style:language-asian="ja" style:country-asian="JP" style:font-size-complex="14pt"/>
    </style:style>
    <style:style style:name="P515" style:family="paragraph" style:parent-style-name="Table_20_Contents" style:list-style-name="L489">
      <style:text-properties style:font-name="Tahoma" fo:font-size="14pt" style:font-name-asian="Tahoma" style:font-size-asian="14pt" style:language-asian="ja" style:country-asian="JP" style:font-size-complex="14pt"/>
    </style:style>
    <style:style style:name="P516" style:family="paragraph" style:parent-style-name="Table_20_Contents" style:list-style-name="L490">
      <style:text-properties style:font-name="Tahoma" fo:font-size="14pt" style:font-name-asian="Tahoma" style:font-size-asian="14pt" style:language-asian="ja" style:country-asian="JP" style:font-size-complex="14pt"/>
    </style:style>
    <style:style style:name="P517" style:family="paragraph" style:parent-style-name="Table_20_Contents" style:list-style-name="L491">
      <style:text-properties style:font-name="Tahoma" fo:font-size="14pt" style:font-name-asian="Tahoma" style:font-size-asian="14pt" style:language-asian="ja" style:country-asian="JP" style:font-size-complex="14pt"/>
    </style:style>
    <style:style style:name="P518" style:family="paragraph" style:parent-style-name="Table_20_Contents" style:list-style-name="L492">
      <style:text-properties style:font-name="Tahoma" fo:font-size="14pt" style:font-name-asian="Tahoma" style:font-size-asian="14pt" style:language-asian="ja" style:country-asian="JP" style:font-size-complex="14pt"/>
    </style:style>
    <style:style style:name="P519" style:family="paragraph" style:parent-style-name="Table_20_Contents" style:list-style-name="L493">
      <style:text-properties style:font-name="Tahoma" fo:font-size="14pt" style:font-name-asian="Tahoma" style:font-size-asian="14pt" style:language-asian="ja" style:country-asian="JP" style:font-size-complex="14pt"/>
    </style:style>
    <style:style style:name="P520" style:family="paragraph" style:parent-style-name="Table_20_Contents" style:list-style-name="L494">
      <style:text-properties style:font-name="Tahoma" fo:font-size="14pt" style:font-name-asian="Tahoma" style:font-size-asian="14pt" style:language-asian="ja" style:country-asian="JP" style:font-size-complex="14pt"/>
    </style:style>
    <style:style style:name="P521" style:family="paragraph" style:parent-style-name="Table_20_Contents" style:list-style-name="L495">
      <style:text-properties style:font-name="Tahoma" fo:font-size="14pt" style:font-name-asian="Tahoma" style:font-size-asian="14pt" style:language-asian="ja" style:country-asian="JP" style:font-size-complex="14pt"/>
    </style:style>
    <style:style style:name="P522" style:family="paragraph" style:parent-style-name="Table_20_Contents" style:list-style-name="L496">
      <style:text-properties style:font-name="Tahoma" fo:font-size="14pt" style:font-name-asian="Tahoma" style:font-size-asian="14pt" style:language-asian="ja" style:country-asian="JP" style:font-size-complex="14pt"/>
    </style:style>
    <style:style style:name="P523" style:family="paragraph" style:parent-style-name="Table_20_Contents" style:list-style-name="L497">
      <style:text-properties style:font-name="Tahoma" fo:font-size="14pt" style:font-name-asian="Tahoma" style:font-size-asian="14pt" style:language-asian="ja" style:country-asian="JP" style:font-size-complex="14pt"/>
    </style:style>
    <style:style style:name="P524" style:family="paragraph" style:parent-style-name="Table_20_Contents" style:list-style-name="L498">
      <style:text-properties style:font-name="Tahoma" fo:font-size="14pt" style:font-name-asian="Tahoma" style:font-size-asian="14pt" style:language-asian="ja" style:country-asian="JP" style:font-size-complex="14pt"/>
    </style:style>
    <style:style style:name="P525" style:family="paragraph" style:parent-style-name="Table_20_Contents" style:list-style-name="L499">
      <style:text-properties style:font-name="Tahoma" fo:font-size="14pt" style:font-name-asian="Tahoma" style:font-size-asian="14pt" style:language-asian="ja" style:country-asian="JP" style:font-size-complex="14pt"/>
    </style:style>
    <style:style style:name="P526" style:family="paragraph" style:parent-style-name="Table_20_Contents" style:list-style-name="L500">
      <style:text-properties style:font-name="Tahoma" fo:font-size="14pt" style:font-name-asian="Tahoma" style:font-size-asian="14pt" style:language-asian="ja" style:country-asian="JP" style:font-size-complex="14pt"/>
    </style:style>
    <style:style style:name="P527" style:family="paragraph" style:parent-style-name="Table_20_Contents" style:list-style-name="L501">
      <style:text-properties style:font-name="Tahoma" fo:font-size="14pt" style:font-name-asian="Tahoma" style:font-size-asian="14pt" style:language-asian="ja" style:country-asian="JP" style:font-size-complex="14pt"/>
    </style:style>
    <style:style style:name="P528" style:family="paragraph" style:parent-style-name="Table_20_Contents" style:list-style-name="L502">
      <style:text-properties style:font-name="Tahoma" fo:font-size="14pt" style:font-name-asian="Tahoma" style:font-size-asian="14pt" style:language-asian="ja" style:country-asian="JP" style:font-size-complex="14pt"/>
    </style:style>
    <style:style style:name="P529" style:family="paragraph" style:parent-style-name="Table_20_Contents" style:list-style-name="L503">
      <style:text-properties style:font-name="Tahoma" fo:font-size="14pt" style:font-name-asian="Tahoma" style:font-size-asian="14pt" style:language-asian="ja" style:country-asian="JP" style:font-size-complex="14pt"/>
    </style:style>
    <style:style style:name="P530" style:family="paragraph" style:parent-style-name="Table_20_Contents" style:list-style-name="L504">
      <style:text-properties style:font-name="Tahoma" fo:font-size="14pt" style:font-name-asian="Tahoma" style:font-size-asian="14pt" style:language-asian="ja" style:country-asian="JP" style:font-size-complex="14pt"/>
    </style:style>
    <style:style style:name="P531" style:family="paragraph" style:parent-style-name="Table_20_Contents" style:list-style-name="L505">
      <style:text-properties style:font-name="Tahoma" fo:font-size="14pt" style:font-name-asian="Tahoma" style:font-size-asian="14pt" style:language-asian="ja" style:country-asian="JP" style:font-size-complex="14pt"/>
    </style:style>
    <style:style style:name="P532" style:family="paragraph" style:parent-style-name="Table_20_Contents" style:list-style-name="L506">
      <style:text-properties style:font-name="Tahoma" fo:font-size="14pt" style:font-name-asian="Tahoma" style:font-size-asian="14pt" style:language-asian="ja" style:country-asian="JP" style:font-size-complex="14pt"/>
    </style:style>
    <style:style style:name="P533" style:family="paragraph" style:parent-style-name="Table_20_Contents" style:list-style-name="L507">
      <style:text-properties style:font-name="Tahoma" fo:font-size="14pt" style:font-name-asian="Tahoma" style:font-size-asian="14pt" style:language-asian="ja" style:country-asian="JP" style:font-size-complex="14pt"/>
    </style:style>
    <style:style style:name="P534" style:family="paragraph" style:parent-style-name="Table_20_Contents" style:list-style-name="L508">
      <style:text-properties style:font-name="Tahoma" fo:font-size="14pt" style:font-name-asian="Tahoma" style:font-size-asian="14pt" style:language-asian="ja" style:country-asian="JP" style:font-size-complex="14pt"/>
    </style:style>
    <style:style style:name="P535" style:family="paragraph" style:parent-style-name="Table_20_Contents" style:list-style-name="L509">
      <style:text-properties style:font-name="Tahoma" fo:font-size="14pt" style:font-name-asian="Tahoma" style:font-size-asian="14pt" style:language-asian="ja" style:country-asian="JP" style:font-size-complex="14pt"/>
    </style:style>
    <style:style style:name="P536" style:family="paragraph" style:parent-style-name="Table_20_Contents" style:list-style-name="L512">
      <style:text-properties style:font-name="Tahoma" fo:font-size="14pt" style:font-name-asian="Tahoma" style:font-size-asian="14pt" style:language-asian="ja" style:country-asian="JP" style:font-size-complex="14pt"/>
    </style:style>
    <style:style style:name="P537" style:family="paragraph" style:parent-style-name="Table_20_Contents" style:list-style-name="L513">
      <style:text-properties style:font-name="Tahoma" fo:font-size="14pt" style:font-name-asian="Tahoma" style:font-size-asian="14pt" style:language-asian="ja" style:country-asian="JP" style:font-size-complex="14pt"/>
    </style:style>
    <style:style style:name="P538" style:family="paragraph" style:parent-style-name="Table_20_Contents" style:list-style-name="L514">
      <style:text-properties style:font-name="Tahoma" fo:font-size="14pt" style:font-name-asian="Tahoma" style:font-size-asian="14pt" style:language-asian="ja" style:country-asian="JP" style:font-size-complex="14pt"/>
    </style:style>
    <style:style style:name="P539" style:family="paragraph" style:parent-style-name="Table_20_Contents" style:list-style-name="L515">
      <style:text-properties style:font-name="Tahoma" fo:font-size="14pt" style:font-name-asian="Tahoma" style:font-size-asian="14pt" style:language-asian="ja" style:country-asian="JP" style:font-size-complex="14pt"/>
    </style:style>
    <style:style style:name="P540" style:family="paragraph" style:parent-style-name="Table_20_Contents" style:list-style-name="L516">
      <style:text-properties style:font-name="Tahoma" fo:font-size="14pt" style:font-name-asian="Tahoma" style:font-size-asian="14pt" style:language-asian="ja" style:country-asian="JP" style:font-size-complex="14pt"/>
    </style:style>
    <style:style style:name="P541" style:family="paragraph" style:parent-style-name="Table_20_Contents" style:list-style-name="L517">
      <style:text-properties style:font-name="Tahoma" fo:font-size="14pt" style:font-name-asian="Tahoma" style:font-size-asian="14pt" style:language-asian="ja" style:country-asian="JP" style:font-size-complex="14pt"/>
    </style:style>
    <style:style style:name="P542" style:family="paragraph" style:parent-style-name="Table_20_Contents" style:list-style-name="L518">
      <style:text-properties style:font-name="Tahoma" fo:font-size="14pt" style:font-name-asian="Tahoma" style:font-size-asian="14pt" style:language-asian="ja" style:country-asian="JP" style:font-size-complex="14pt"/>
    </style:style>
    <style:style style:name="P543" style:family="paragraph" style:parent-style-name="Table_20_Contents" style:list-style-name="L519">
      <style:text-properties style:font-name="Tahoma" fo:font-size="14pt" style:font-name-asian="Tahoma" style:font-size-asian="14pt" style:language-asian="ja" style:country-asian="JP" style:font-size-complex="14pt"/>
    </style:style>
    <style:style style:name="P544" style:family="paragraph" style:parent-style-name="Table_20_Contents" style:list-style-name="L520">
      <style:text-properties style:font-name="Tahoma" fo:font-size="14pt" style:font-name-asian="Tahoma" style:font-size-asian="14pt" style:language-asian="ja" style:country-asian="JP" style:font-size-complex="14pt"/>
    </style:style>
    <style:style style:name="P545" style:family="paragraph" style:parent-style-name="Table_20_Contents" style:list-style-name="L521">
      <style:text-properties style:font-name="Tahoma" fo:font-size="14pt" style:font-name-asian="Tahoma" style:font-size-asian="14pt" style:language-asian="ja" style:country-asian="JP" style:font-size-complex="14pt"/>
    </style:style>
    <style:style style:name="P546" style:family="paragraph" style:parent-style-name="Table_20_Contents" style:list-style-name="L522">
      <style:text-properties style:font-name="Tahoma" fo:font-size="14pt" style:font-name-asian="Tahoma" style:font-size-asian="14pt" style:language-asian="ja" style:country-asian="JP" style:font-size-complex="14pt"/>
    </style:style>
    <style:style style:name="P547" style:family="paragraph" style:parent-style-name="Table_20_Contents" style:list-style-name="L523">
      <style:text-properties style:font-name="Tahoma" fo:font-size="14pt" style:font-name-asian="Tahoma" style:font-size-asian="14pt" style:language-asian="ja" style:country-asian="JP" style:font-size-complex="14pt"/>
    </style:style>
    <style:style style:name="P548" style:family="paragraph" style:parent-style-name="Table_20_Contents" style:list-style-name="L524">
      <style:text-properties style:font-name="Tahoma" fo:font-size="14pt" style:font-name-asian="Tahoma" style:font-size-asian="14pt" style:language-asian="ja" style:country-asian="JP" style:font-size-complex="14pt"/>
    </style:style>
    <style:style style:name="P549" style:family="paragraph" style:parent-style-name="Table_20_Contents" style:list-style-name="L525">
      <style:text-properties style:font-name="Tahoma" fo:font-size="14pt" style:font-name-asian="Tahoma" style:font-size-asian="14pt" style:language-asian="ja" style:country-asian="JP" style:font-size-complex="14pt"/>
    </style:style>
    <style:style style:name="P550" style:family="paragraph" style:parent-style-name="Table_20_Contents" style:list-style-name="L526">
      <style:text-properties style:font-name="Tahoma" fo:font-size="14pt" style:font-name-asian="Tahoma" style:font-size-asian="14pt" style:language-asian="ja" style:country-asian="JP" style:font-size-complex="14pt"/>
    </style:style>
    <style:style style:name="P551" style:family="paragraph" style:parent-style-name="Table_20_Contents" style:list-style-name="L527">
      <style:text-properties style:font-name="Tahoma" fo:font-size="14pt" style:font-name-asian="Tahoma" style:font-size-asian="14pt" style:language-asian="ja" style:country-asian="JP" style:font-size-complex="14pt"/>
    </style:style>
    <style:style style:name="P55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553" style:family="paragraph" style:parent-style-name="Table_20_Contents">
      <style:text-properties style:font-name="ＭＳ Ｐゴシック" style:font-name-asian="ＭＳ Ｐゴシック"/>
    </style:style>
    <style:style style:name="P554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5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fo:font-size="14pt" fo:font-style="normal" fo:font-weight="normal" style:language-asian="ja" style:country-asian="JP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8360271713024800296" text:style-name="L1">
              <text:list-item>
                <text:p text:style-name="P27">開始 <text:s/>：　１０：１０무렵</text:p>
              </text:list-item>
              <text:list-item>
                <text:p text:style-name="P27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3488744116705982210" text:style-name="L2">
              <text:list-item>
                <text:p text:style-name="P28">足立工業。세 사람. </text:p>
              </text:list-item>
              <text:list-item>
                <text:p text:style-name="P28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8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8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3255210409975415014" text:style-name="L3">
              <text:list-item>
                <text:p text:style-name="P29">바이브는 세 사람으로 했었다. 제일 마지막, 슬라브를 칠 때가 되어, 두 사람으로 했다.</text:p>
              </text:list-item>
              <text:list-item>
                <text:p text:style-name="P29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6065006582653047087" text:style-name="L4">
              <text:list-item>
                <text:p text:style-name="P30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5789859471074679290" text:style-name="L5">
              <text:list-item>
                <text:p text:style-name="P31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7487517437425183710" text:style-name="L6">
              <text:list-item>
                <text:p text:style-name="P32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6550913075829254636" text:style-name="L7">
              <text:list-item>
                <text:p text:style-name="P33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7570687573692134099" text:style-name="L8">
              <text:list-item>
                <text:p text:style-name="P34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7975883366767296348" text:style-name="L9">
              <text:list-item>
                <text:p text:style-name="P35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363863080321060919" text:style-name="L10">
              <text:list-item>
                <text:p text:style-name="P36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2180376700635423483" text:style-name="L11">
              <text:list-item>
                <text:p text:style-name="P37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8020781851325709144" text:style-name="L12">
              <text:list-item>
                <text:p text:style-name="P3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3961545451360602466" text:style-name="L13">
              <text:list-item>
                <text:p text:style-name="P39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2592037150330077982" text:style-name="L14">
              <text:list-item>
                <text:p text:style-name="P40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1108541562469083370" text:style-name="L15">
              <text:list-item>
                <text:p text:style-name="P41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2012717110809735672" text:style-name="L16">
              <text:list-item>
                <text:p text:style-name="P42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3728452870934780816" text:style-name="L17">
              <text:list-item>
                <text:p text:style-name="P43">開始　：　９時すぎか。</text:p>
              </text:list-item>
              <text:list-item>
                <text:p text:style-name="P43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17425013260395146" text:style-name="L18">
              <text:list-item>
                <text:p text:style-name="P44">那須産業。두 사람.</text:p>
              </text:list-item>
              <text:list-item>
                <text:p text:style-name="P44">한 사람은 일본인. <text:s/>다른 사람은 베트남인인가.</text:p>
              </text:list-item>
              <text:list-item>
                <text:p text:style-name="P44">일본인 분. 직장인가. 체격이 좋다. / 처음 때, 토공 가게 분들의 이른바 `도시락` 을 스스로 그 위치를 바꾸고 있었다. </text:p>
              </text:list-item>
              <text:list-item>
                <text:p text:style-name="P44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2485240174551231375" text:style-name="L19">
              <text:list-item>
                <text:p text:style-name="P45">바이브(진동기), 두 사람. / 내가 담당했던 사람은 베트남인. 젊다. 작은 몸집.</text:p>
              </text:list-item>
              <text:list-item>
                <text:p text:style-name="P45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3700462996027868413" text:style-name="L20">
              <text:list-item>
                <text:p text:style-name="P46">본직 사람일까. 175 정도. 긴 몸집. 길쭉하다.</text:p>
              </text:list-item>
              <text:list-item>
                <text:p text:style-name="P46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5675714462135585770" text:style-name="L21">
              <text:list-item>
                <text:p text:style-name="P47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5604907976724993385" text:style-name="L22">
              <text:list-item>
                <text:p text:style-name="P48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9129060933517864730" text:style-name="L23">
              <text:list-item>
                <text:p text:style-name="P49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72514354198813337" text:style-name="L24">
              <text:list-item>
                <text:p text:style-name="P50">세 명. 소장은 간사이의 사람인가. 말 속에 그 지역의 억양이 넣고 있다.</text:p>
              </text:list-item>
              <text:list-item>
                <text:p text:style-name="P50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7503182711508921286" text:style-name="L25">
              <text:list-item>
                <text:p text:style-name="P51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129328997934596003" text:style-name="L26">
              <text:list-item>
                <text:p text:style-name="P52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2938702792543510902" text:style-name="L27">
              <text:list-item>
                <text:p text:style-name="P53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りでの出来事、見聞</text:p>
          </table:table-cell>
          <table:table-cell table:style-name="表24.C2" office:value-type="string">
            <text:list xml:id="list4508441567069643215" text:style-name="L28">
              <text:list-item>
                <text:p text:style-name="P54"/>
              </text:list-item>
            </text:list>
          </table:table-cell>
        </table:table-row>
        <text:soft-page-break/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4884334530811360785" text:style-name="L29">
              <text:list-item>
                <text:p text:style-name="P55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5650820406307317907" text:style-name="L30">
              <text:list-item>
                <text:p text:style-name="P56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2561594401717654972" text:style-name="L31">
              <text:list-item>
                <text:p text:style-name="P57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7265578982047292632" text:style-name="L32">
              <text:list-item>
                <text:p text:style-name="P58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7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6872477979919789601" text:style-name="L33">
              <text:list-item>
                <text:p text:style-name="P59">開始　：　９：１０ 정도</text:p>
              </text:list-item>
              <text:list-item>
                <text:p text:style-name="P59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5257367997384344550" text:style-name="L34">
              <text:list-item>
                <text:p text:style-name="P60">`貢石` 。두 명</text:p>
              </text:list-item>
              <text:list-item>
                <text:p text:style-name="P60">컨트롤러를 갓고 있었던 분은 `てつ` 라는 문자가 들어있는 씰을 헬벳에 붙이고 있다.</text:p>
              </text:list-item>
              <text:list-item>
                <text:p text:style-name="P60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3060589360805817715" text:style-name="L35">
              <text:list-item>
                <text:p text:style-name="P61">바이브 두 명.</text:p>
              </text:list-item>
              <text:list-item>
                <text:p text:style-name="P61">내가 담당해던 분은 베트남인. 165 좀. 젊다.</text:p>
              </text:list-item>
              <text:list-item>
                <text:p text:style-name="P61">이전에도 본 적이 있을까. / 본 적이 있는 것 같은 느낌이 있다.</text:p>
              </text:list-item>
              <text:list-item>
                <text:p text:style-name="P61">마지막, 종료 근처, 내가 담당하던 그 사람이 사라 버린다. / 그래서 나는 바이브를 잡고 콘크리트를 진동 시키 시작했다.</text:p>
              </text:list-item>
            </text:list>
          </table:table-cell>
        </table:table-row>
        <text:soft-page-break/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182229716671434766" text:style-name="L36">
              <text:list-item>
                <text:p text:style-name="P62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62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8912829558582056063" text:style-name="L37">
              <text:list-item>
                <text:p text:style-name="P63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901175672125448074" text:style-name="L38">
              <text:list-item>
                <text:p text:style-name="P64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357425326849931940" text:style-name="L39">
              <text:list-item>
                <text:p text:style-name="P65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3042740288041941071" text:style-name="L40">
              <text:list-item>
                <text:p text:style-name="P66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1739105380115021472" text:style-name="L41">
              <text:list-item>
                <text:p text:style-name="P67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3446435856278070396" text:style-name="L42">
              <text:list-item>
                <text:p text:style-name="P68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8180838040302680475" text:style-name="L43">
              <text:list-item>
                <text:p text:style-name="P69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6532296641599239188" text:style-name="L44">
              <text:list-item>
                <text:p text:style-name="P70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6329554125574353218" text:style-name="L45">
              <text:list-item>
                <text:p text:style-name="P71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6196935164117073140" text:style-name="L46">
              <text:list-item>
                <text:p text:style-name="P72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4109650180800419381" text:style-name="L47">
              <text:list-item>
                <text:p text:style-name="P73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7495974262647864006" text:style-name="L48">
              <text:list-item>
                <text:p text:style-name="P74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7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6724013600899279770" text:style-name="L49">
              <text:list-item>
                <text:p text:style-name="P75">開始　９：００무렵 이었을까.</text:p>
              </text:list-item>
              <text:list-item>
                <text:p text:style-name="P75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5295536858263759630" text:style-name="L50">
              <text:list-item>
                <text:p text:style-name="P76">FUJITA</text:p>
              </text:list-item>
              <text:list-item>
                <text:p text:style-name="P76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8986522687767848111" text:style-name="L51">
              <text:list-item>
                <text:p text:style-name="P77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7441006652684086170" text:style-name="L52">
              <text:list-item>
                <text:p text:style-name="P78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2451395728574833694" text:style-name="L53">
              <text:list-item>
                <text:p text:style-name="P79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5871721066489002100" text:style-name="L54">
              <text:list-item>
                <text:p text:style-name="P80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2660068597389404626" text:style-name="L55">
              <text:list-item>
                <text:p text:style-name="P81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3520041686457636104" text:style-name="L56">
              <text:list-item>
                <text:p text:style-name="P82">세 사람. 타설 담당은 두 사람. / 모두 키가 크다.</text:p>
              </text:list-item>
              <text:list-item>
                <text:p text:style-name="P82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1399522140121580332" text:style-name="L57">
              <text:list-item>
                <text:p text:style-name="P83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2211920249728608064" text:style-name="L58">
              <text:list-item>
                <text:p text:style-name="P84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2454184729288624539" text:style-name="L59">
              <text:list-item>
                <text:p text:style-name="P8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7434964742249229329" text:style-name="L60">
              <text:list-item>
                <text:p text:style-name="P8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7442331250659029891" text:style-name="L61">
              <text:list-item>
                <text:p text:style-name="P87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8346744270303805124" text:style-name="L62">
              <text:list-item>
                <text:p text:style-name="P88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2217311029722445174" text:style-name="L63">
              <text:list-item>
                <text:p text:style-name="P89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5746425004105141339" text:style-name="L64">
              <text:list-item>
                <text:p text:style-name="P90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7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3096048105368700580" text:style-name="L65">
              <text:list-item>
                <text:p text:style-name="P91">開始　9시 무렵</text:p>
              </text:list-item>
              <text:list-item>
                <text:p text:style-name="P91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5513763182720398699" text:style-name="L66">
              <text:list-item>
                <text:p text:style-name="P92">10 톤. 회사명은 불명. 알아려고 하지 않았다.</text:p>
              </text:list-item>
              <text:list-item>
                <text:p text:style-name="P92">두 명. 모두 젊은 사람.</text:p>
              </text:list-item>
              <text:list-item>
                <text:p text:style-name="P92">한 사람. <text:s/>타설 도중에 말했던 말 : `나는 머리가 나쁘기 때문에...`</text:p>
              </text:list-item>
            </text:list>
          </table:table-cell>
        </table:table-row>
        <text:soft-page-break/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4246342925407172535" text:style-name="L67">
              <text:list-item>
                <text:p text:style-name="P93">바이브 두 명. 세 명 이었던 때도 있었을까.</text:p>
              </text:list-item>
              <text:list-item>
                <text:p text:style-name="P93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4005889087558950158" text:style-name="L68">
              <text:list-item>
                <text:p text:style-name="P94">전기 본직 분 있을까. &lt;2&gt; 아사쿠사에서 오는다라고 한다.</text:p>
              </text:list-item>
              <text:list-item>
                <text:p text:style-name="P94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6668713723635613145" text:style-name="L69">
              <text:list-item>
                <text:p text:style-name="P95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7810697761622496194" text:style-name="L70">
              <text:list-item>
                <text:p text:style-name="P96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3209162795370229132" text:style-name="L71">
              <text:list-item>
                <text:p text:style-name="P97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6655828119126300914" text:style-name="L72">
              <text:list-item>
                <text:p text:style-name="P98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813458737898040024" text:style-name="L73">
              <text:list-item>
                <text:p text:style-name="P99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5516846261382543152" text:style-name="L74">
              <text:list-item>
                <text:p text:style-name="P10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4735971122963164874" text:style-name="L75">
              <text:list-item>
                <text:p text:style-name="P10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2192293030825003527" text:style-name="L76">
              <text:list-item>
                <text:p text:style-name="P10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6504499623573475847" text:style-name="L77">
              <text:list-item>
                <text:p text:style-name="P103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4979846741665956665" text:style-name="L78">
              <text:list-item>
                <text:p text:style-name="P104"/>
              </text:list-item>
            </text:list>
          </table:table-cell>
        </table:table-row>
        <text:soft-page-break/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289732822913838356" text:style-name="L79">
              <text:list-item>
                <text:p text:style-name="P105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882870487992995979" text:style-name="L80">
              <text:list-item>
                <text:p text:style-name="P106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4328374884141806185" text:style-name="L81">
              <text:list-item>
                <text:p text:style-name="P107">開始　：　10 시 지날 때.</text:p>
              </text:list-item>
              <text:list-item>
                <text:p text:style-name="P107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5427443876646040535" text:style-name="L82">
              <text:list-item>
                <text:p text:style-name="P108">3 명. 모두 일본 사람.</text:p>
              </text:list-item>
              <text:list-item>
                <text:p text:style-name="P108">호스를 잡고 있었던 사람. 젊은 사람. 20대 후방 정도 일까.</text:p>
              </text:list-item>
              <text:list-item>
                <text:p text:style-name="P108">호스 돌리기 담당. 약간 높은 나이의 사람. 60 대 전반 일까. 얼굴 피부는 얕은 검은 색. 얼굴 피부는 얕은 검은 색.</text:p>
              </text:list-item>
              <text:list-item>
                <text:p text:style-name="P108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70125141026840580" text:style-name="L83">
              <text:list-item>
                <text:p text:style-name="P109">내가 담당한 사람. 얼굴 윤곽은 사각형. 165 정도. </text:p>
              </text:list-item>
              <text:list-item>
                <text:p text:style-name="P109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相番の人</text:p>
          </table:table-cell>
          <table:table-cell table:style-name="表4.C2" office:value-type="string">
            <text:list xml:id="list7559133079764404045" text:style-name="L84">
              <text:list-item>
                <text:p text:style-name="P110">도어와의 사이터어 씨. 전기 가게의 상번(相番)</text:p>
              </text:list-item>
            </text:list>
          </table:table-cell>
        </table:table-row>
        <text:soft-page-break/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1408452649080143233" text:style-name="L85">
              <text:list-item>
                <text:p text:style-name="P11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5206458409043534333" text:style-name="L86">
              <text:list-item>
                <text:p text:style-name="P11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651901329801902839" text:style-name="L87">
              <text:list-item>
                <text:p text:style-name="P113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1728284775984735786" text:style-name="L88">
              <text:list-item>
                <text:p text:style-name="P114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454298652048400684" text:style-name="L89">
              <text:list-item>
                <text:p text:style-name="P115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2670216130288218908" text:style-name="L90">
              <text:list-item>
                <text:p text:style-name="P11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6835622391848481757" text:style-name="L91">
              <text:list-item>
                <text:p text:style-name="P11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2749979288310913734" text:style-name="L92">
              <text:list-item>
                <text:p text:style-name="P11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4311994226533369666" text:style-name="L93">
              <text:list-item>
                <text:p text:style-name="P119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3142714464326868067" text:style-name="L94">
              <text:list-item>
                <text:p text:style-name="P120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7930972309964433311" text:style-name="L95">
              <text:list-item>
                <text:p text:style-name="P121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279167140508849698" text:style-name="L96">
              <text:list-item>
                <text:p text:style-name="P122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22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3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3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5097255237342618493" text:style-name="L97">
              <text:list-item>
                <text:p text:style-name="P123">開始　： ９時半すぎ。</text:p>
              </text:list-item>
              <text:list-item>
                <text:p text:style-name="P123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7859679878232705346" text:style-name="L98">
              <text:list-item>
                <text:p text:style-name="P124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8346386078344460238" text:style-name="L99">
              <text:list-item>
                <text:p text:style-name="P125">세탁 담당 사람. 고령이라고 보인다.</text:p>
              </text:list-item>
              <text:list-item>
                <text:p text:style-name="P125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25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6086824542844264227" text:style-name="L100">
              <text:list-item>
                <text:p text:style-name="P126">젊은 사람. 30대 중반 정도 일까.</text:p>
              </text:list-item>
              <text:list-item>
                <text:p text:style-name="P126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3225414753561849794" text:style-name="L101">
              <text:list-item>
                <text:p text:style-name="P127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9198887143188065199" text:style-name="L102">
              <text:list-item>
                <text:p text:style-name="P128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7992585341716820014" text:style-name="L103">
              <text:list-item>
                <text:p text:style-name="P129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254244904230983511" text:style-name="L104">
              <text:list-item>
                <text:p text:style-name="P130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7324053293182895075" text:style-name="L105">
              <text:list-item>
                <text:p text:style-name="P131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5727496556763942098" text:style-name="L106">
              <text:list-item>
                <text:p text:style-name="P13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4240988064421740212" text:style-name="L107">
              <text:list-item>
                <text:p text:style-name="P13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436854969768400358" text:style-name="L108">
              <text:list-item>
                <text:p text:style-name="P134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8314668053943174503" text:style-name="L109">
              <text:list-item>
                <text:p text:style-name="P13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8408625209470975823" text:style-name="L110">
              <text:list-item>
                <text:p text:style-name="P136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5652148858694273114" text:style-name="L111">
              <text:list-item>
                <text:p text:style-name="P137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7392537231632142493" text:style-name="L112">
              <text:list-item>
                <text:p text:style-name="P138"/>
              </text:list-item>
            </text:list>
          </table:table-cell>
        </table:table-row>
      </table:table>
      <text:p text:style-name="P13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3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20</dc:date><text:p text:style-name="P555"><text:span text:style-name="T7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刻</text:p>
          </table:table-cell>
          <table:table-cell table:style-name="表6.C2" office:value-type="string">
            <text:list xml:id="list4888891139518766778" text:style-name="L113">
              <text:list-item>
                <text:p text:style-name="P139">開始　：　9:15 경.</text:p>
              </text:list-item>
              <text:list-item>
                <text:p text:style-name="P139">詰所到着　　：　16:00 경.</text:p>
              </text:list-item>
            </text:list>
          </table:table-cell>
        </table:table-row>
        <text:soft-page-break/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3817179513694642360" text:style-name="L114">
              <text:list-item>
                <text:p text:style-name="P140">“KYOEI FUJITA”</text:p>
              </text:list-item>
              <text:list-item>
                <text:p text:style-name="P140">3 명. 한 사람은 일본인. / 타설 후반엔 베트남인 두 사람.</text:p>
              </text:list-item>
              <text:list-item>
                <text:p text:style-name="P140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4050787828735193913" text:style-name="L115">
              <text:list-item>
                <text:p text:style-name="P141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3625867793085454767" text:style-name="L116">
              <text:list-item>
                <text:p text:style-name="P142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1570403080265023773" text:style-name="L117">
              <text:list-item>
                <text:p text:style-name="P143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7860016084245344206" text:style-name="L118">
              <text:list-item>
                <text:p text:style-name="P144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4658818232542216656" text:style-name="L119">
              <text:list-item>
                <text:p text:style-name="P145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45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7920492737490506823" text:style-name="L120">
              <text:list-item>
                <text:p text:style-name="P146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46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3264830733200928447" text:style-name="L121">
              <text:list-item>
                <text:p text:style-name="P147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6106072956460538200" text:style-name="L122">
              <text:list-item>
                <text:p text:style-name="P148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2366415652791201296" text:style-name="L123">
              <text:list-item>
                <text:p text:style-name="P149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見聞</text:p>
          </table:table-cell>
          <table:table-cell table:style-name="表6.C2" office:value-type="string">
            <text:list xml:id="list2114252206443575822" text:style-name="L124">
              <text:list-item>
                <text:p text:style-name="P150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5892959639995882214" text:style-name="L125">
              <text:list-item>
                <text:p text:style-name="P151">현장 앞에 돗자리. 조깅하는 사람들, 때때로.</text:p>
              </text:list-item>
              <text:list-item>
                <text:p text:style-name="P151">`ライト工業` 의 플레이트가 입구에 내걸고 있는 빌딩.</text:p>
              </text:list-item>
            </text:list>
          </table:table-cell>
        </table:table-row>
        <text:soft-page-break/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7322617590757978262" text:style-name="L126">
              <text:list-item>
                <text:p text:style-name="P152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4494458398410654384" text:style-name="L127">
              <text:list-item>
                <text:p text:style-name="P153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1349304665278551528" text:style-name="L128">
              <text:list-item>
                <text:p text:style-name="P154"/>
              </text:list-item>
            </text:list>
          </table:table-cell>
        </table:table-row>
      </table:table>
      <text:p text:style-name="P13"/>
      <text:p text:style-name="P4">[/ XXXX] 20220124_132546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5184323586836245548" text:style-name="L129">
              <text:list-item>
                <text:p text:style-name="P155">開始 <text:s/>：　9시 지날 경.</text:p>
              </text:list-item>
              <text:list-item>
                <text:p text:style-name="P155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2592858569387688598" text:style-name="L130">
              <text:list-item>
                <text:p text:style-name="P156">두 사람. 모두 고령 분.</text:p>
              </text:list-item>
              <text:list-item>
                <text:p text:style-name="P156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8560781106935006474" text:style-name="L131">
              <text:list-item>
                <text:p text:style-name="P157">한 사람을 제외해 다른 사람들은 모두 고령자 (라고 보였다.). </text:p>
              </text:list-item>
              <text:list-item>
                <text:p text:style-name="P157">직장 (부장 일까) 같은 사람이, 시작 전 불어내기를 기다리고 있었던 때, `오늘은 고령자 팀 이 때문` 라고 하고있었다.</text:p>
              </text:list-item>
              <text:list-item>
                <text:p text:style-name="P157">직장 같은 사람. 항상 직원에게 `이렇지 아니, 그렇지 아니` 라고 하고있다.</text:p>
              </text:list-item>
            </text:list>
          </table:table-cell>
        </table:table-row>
        <text:soft-page-break/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9118099888244488802" text:style-name="L132">
              <text:list-item>
                <text:p text:style-name="P158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7782991998026738979" text:style-name="L133">
              <text:list-item>
                <text:p text:style-name="P159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8937488164126913333" text:style-name="L134">
              <text:list-item>
                <text:p text:style-name="P160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3354039847189646383" text:style-name="L135">
              <text:list-item>
                <text:p text:style-name="P161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7603428579197160175" text:style-name="L136">
              <text:list-item>
                <text:p text:style-name="P162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6900434680311771914" text:style-name="L137">
              <text:list-item>
                <text:p text:style-name="P163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736282691498997201" text:style-name="L138">
              <text:list-item>
                <text:p text:style-name="P164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6540050041665076746" text:style-name="L139">
              <text:list-item>
                <text:p text:style-name="P165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5604050947530866115" text:style-name="L140">
              <text:list-item>
                <text:p text:style-name="P166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4779213964200344521" text:style-name="L141">
              <text:list-item>
                <text:p text:style-name="P167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6364717722571117988" text:style-name="L142">
              <text:list-item>
                <text:p text:style-name="P168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444540563539289447" text:style-name="L143">
              <text:list-item>
                <text:p text:style-name="P169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9171338492462527870" text:style-name="L144">
              <text:list-item>
                <text:p text:style-name="P170">자신이 상번을 담당하는 토공 사람이 서둘러 이동할 때, 나도 서둘러 이동한다. / 이 때, 슬래브 철근을 볼 여유가 없는 경우가 있다. / 그러한 상태를 피하에 위해 어떠한 것이 할 수 있을까.</text:p>
              </text:list-item>
            </text:list>
          </table:table-cell>
        </table:table-row>
      </table:table>
      <text:p text:style-name="P13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3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4705059234767200677" text:style-name="L145">
              <text:list-item>
                <text:p text:style-name="P171">開始 <text:s/>9 시 무렵 일까. 아침례 후, 곧이 아니.</text:p>
              </text:list-item>
              <text:list-item>
                <text:p text:style-name="P171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6565637040422604470" text:style-name="L146">
              <text:list-item>
                <text:p text:style-name="P172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4631553538126486279" text:style-name="L147">
              <text:list-item>
                <text:p text:style-name="P173">노란색 헬멧.</text:p>
              </text:list-item>
              <text:list-item>
                <text:p text:style-name="P173">직장 분 일까. 몸집. 콧수염. 안경을 쓰고 있었는지.</text:p>
                <text:list>
                  <text:list-item>
                    <text:p text:style-name="P173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9169381977542113239" text:style-name="L148">
              <text:list-item>
                <text:p text:style-name="P174">흰 처럼 색의 옷, 입고 있다.</text:p>
              </text:list-item>
              <text:list-item>
                <text:p text:style-name="P174">여름철의 에어컨 옷 일까.</text:p>
              </text:list-item>
              <text:list-item>
                <text:p text:style-name="P174">백발, 약간 있음. 뚱뚱한다.</text:p>
              </text:list-item>
              <text:list-item>
                <text:p text:style-name="P174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1043154983297187346" text:style-name="L149">
              <text:list-item>
                <text:p text:style-name="P175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2163377142095485796" text:style-name="L150">
              <text:list-item>
                <text:p text:style-name="P176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7972503733929199361" text:style-name="L151">
              <text:list-item>
                <text:p text:style-name="P177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1391014135327600068" text:style-name="L152">
              <text:list-item>
                <text:p text:style-name="P178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7673696767957477113" text:style-name="L153">
              <text:list-item>
                <text:p text:style-name="P179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7553136668006327801" text:style-name="L154">
              <text:list-item>
                <text:p text:style-name="P180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7133284576350114868" text:style-name="L155">
              <text:list-item>
                <text:p text:style-name="P181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7866701656088833446" text:style-name="L156">
              <text:list-item>
                <text:p text:style-name="P182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6913973725657927016" text:style-name="L157">
              <text:list-item>
                <text:p text:style-name="P183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3484528747359525420" text:style-name="L158">
              <text:list-item>
                <text:p text:style-name="P184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820710165617486101" text:style-name="L159">
              <text:list-item>
                <text:p text:style-name="P185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478509688879350573" text:style-name="L160">
              <text:list-item>
                <text:p text:style-name="P186">펌프차. 그의 팔. 팔 팁에 공기 튜브가 붙져있다.</text:p>
              </text:list-item>
              <text:list-item>
                <text:p text:style-name="P186">여기에 부딪치면, 튜브가 분리될 가능성. 그러자, 튜브 자체가 날아, 자신의 눈 등에 부딪힐 가능성. </text:p>
              </text:list-item>
              <text:list-item>
                <text:p text:style-name="P186">또, 튜브 또는 연결 장치가 손상될 우려.</text:p>
              </text:list-item>
            </text:list>
          </table:table-cell>
        </table:table-row>
      </table:table>
      <text:p text:style-name="P13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3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刻</text:p>
          </table:table-cell>
          <table:table-cell table:style-name="表9.C2" office:value-type="string">
            <text:list xml:id="list8894818769821091525" text:style-name="L161">
              <text:list-item>
                <text:p text:style-name="P187">開始　9시 정도에는 시작하고 있었는가.</text:p>
              </text:list-item>
              <text:list-item>
                <text:p text:style-name="P187">詰所到着　１６：２０</text:p>
              </text:list-item>
            </text:list>
          </table:table-cell>
        </table:table-row>
        <text:soft-page-break/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87302550022693492" text:style-name="L162">
              <text:list-item>
                <text:p text:style-name="P188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2051048275217874167" text:style-name="L163">
              <text:list-item>
                <text:p text:style-name="P189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7486271816304656650" text:style-name="L164">
              <text:list-item>
                <text:p text:style-name="P190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3330926154738255286" text:style-name="L165">
              <text:list-item>
                <text:p text:style-name="P191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7227203328073953892" text:style-name="L166">
              <text:list-item>
                <text:p text:style-name="P192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2021308667817031894" text:style-name="L167">
              <text:list-item>
                <text:p text:style-name="P193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1915186518570270788" text:style-name="L168">
              <text:list-item>
                <text:p text:style-name="P194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8726184078353658329" text:style-name="L169">
              <text:list-item>
                <text:p text:style-name="P195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1048614692773002713" text:style-name="L170">
              <text:list-item>
                <text:p text:style-name="P196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9026485673031280538" text:style-name="L171">
              <text:list-item>
                <text:p text:style-name="P197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1863393655370665053" text:style-name="L172">
              <text:list-item>
                <text:p text:style-name="P198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4103234158305878770" text:style-name="L173">
              <text:list-item>
                <text:p text:style-name="P199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133615358768293004" text:style-name="L174">
              <text:list-item>
                <text:p text:style-name="P200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4995777231349221237" text:style-name="L175">
              <text:list-item>
                <text:p text:style-name="P201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8980410893151485134" text:style-name="L176">
              <text:list-item>
                <text:p text:style-name="P202"/>
              </text:list-item>
            </text:list>
          </table:table-cell>
        </table:table-row>
      </table:table>
      <text:p text:style-name="P13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3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2862838328994487605" text:style-name="L177">
              <text:list-item>
                <text:p text:style-name="P203">開始　：　１０時過ぎ</text:p>
              </text:list-item>
              <text:list-item>
                <text:p text:style-name="P203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6103323277495880210" text:style-name="L178">
              <text:list-item>
                <text:p text:style-name="P204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4664763579649623661" text:style-name="L179">
              <text:list-item>
                <text:p text:style-name="P205">バイブの人。私の担当。６０過ぎか。老人の風貌。小柄。１６０少しか。（P1）</text:p>
              </text:list-item>
              <text:list-item>
                <text:p text:style-name="P205">もうひとり、１７５近くか。痩せている。職長さんか。（P2）</text:p>
              </text:list-item>
              <text:list-item>
                <text:p text:style-name="P205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2839636789921709166" text:style-name="L180">
              <text:list-item>
                <text:p text:style-name="P206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1715941112086388067" text:style-name="L181">
              <text:list-item>
                <text:p text:style-name="P207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6793197128770324861" text:style-name="L182">
              <text:list-item>
                <text:p text:style-name="P208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331572065494818112" text:style-name="L183">
              <text:list-item>
                <text:p text:style-name="P209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3340950469541635719" text:style-name="L184">
              <text:list-item>
                <text:p text:style-name="P210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4387483846279810961" text:style-name="L185">
              <text:list-item>
                <text:p text:style-name="P211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8384396016127497047" text:style-name="L186">
              <text:list-item>
                <text:p text:style-name="P212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3005642561562811854" text:style-name="L187">
              <text:list-item>
                <text:p text:style-name="P213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6971106213837742267" text:style-name="L188">
              <text:list-item>
                <text:p text:style-name="P214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2684338177845473992" text:style-name="L189">
              <text:list-item>
                <text:p text:style-name="P215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6852803845676013364" text:style-name="L190">
              <text:list-item>
                <text:p text:style-name="P216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16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16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7950413033976546778" text:style-name="L191">
              <text:list-item>
                <text:p text:style-name="P217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知、危険感知</text:p>
          </table:table-cell>
          <table:table-cell table:style-name="表10.C2" office:value-type="string">
            <text:list xml:id="list2957910520797652760" text:style-name="L192">
              <text:list-item>
                <text:p text:style-name="P218"/>
              </text:list-item>
            </text:list>
          </table:table-cell>
        </table:table-row>
      </table:table>
      <text:p text:style-name="P13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3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3301790619874616857" text:style-name="L193">
              <text:list-item>
                <text:p text:style-name="P219">開始</text:p>
              </text:list-item>
              <text:list-item>
                <text:p text:style-name="P219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2187502341085353811" text:style-name="L194">
              <text:list-item>
                <text:p text:style-name="P220">マルエス「工業」だったか。「マルエス」は、確か。カタカナ。</text:p>
              </text:list-item>
              <text:list-item>
                <text:p text:style-name="P220">2명. 모두 일본인. &lt;1&gt; 직장은 50대 겅도 일까. &lt;2&gt; 호스 담당자는 30대 중반 정도. 햇볕에 탄 얼굴.</text:p>
              </text:list-item>
              <text:list-item>
                <text:p text:style-name="P220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6766000461761137972" text:style-name="L195">
              <text:list-item>
                <text:p text:style-name="P221">바이브 담당분, 2 명. &lt;1&gt; 내가 담당했던 분은 직장 일까.</text:p>
              </text:list-item>
              <text:list-item>
                <text:p text:style-name="P221">마지막, 갈아입을 끝마치고, 건물의 옆을 통할 때, 다른 한 토공분이 그 곳에서 있다.</text:p>
              </text:list-item>
              <text:list-item>
                <text:p text:style-name="P221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5286666312787199893" text:style-name="L196">
              <text:list-item>
                <text:p text:style-name="P222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pan text:style-name="T2">警備</text:span></text:p>
          </table:table-cell>
          <table:table-cell table:style-name="表11.C2" office:value-type="string">
            <text:list xml:id="list957838556983942864" text:style-name="L197">
              <text:list-item>
                <text:p text:style-name="P223"/>
              </text:list-item>
            </text:list>
          </table:table-cell>
        </table:table-row>
        <text:soft-page-break/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7701035809531907541" text:style-name="L198">
              <text:list-item>
                <text:p text:style-name="P224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3146085408545864198" text:style-name="L199">
              <text:list-item>
                <text:p text:style-name="P225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3100775121432344255" text:style-name="L200">
              <text:list-item>
                <text:p text:style-name="P226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5688148770910644068" text:style-name="L201">
              <text:list-item>
                <text:p text:style-name="P227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954744961616556928" text:style-name="L202">
              <text:list-item>
                <text:p text:style-name="P228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1349438845710812074" text:style-name="L203">
              <text:list-item>
                <text:p text:style-name="P229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3765371062946291893" text:style-name="L204">
              <text:list-item>
                <text:p text:style-name="P230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4001203661816921949" text:style-name="L205">
              <text:list-item>
                <text:p text:style-name="P231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3407071423567148897" text:style-name="L206">
              <text:list-item>
                <text:p text:style-name="P232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4955022663874667764" text:style-name="L207">
              <text:list-item>
                <text:p text:style-name="P233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9121598507860091315" text:style-name="L208">
              <text:list-item>
                <text:p text:style-name="P234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3"/>
      <text:p text:style-name="P4">[/ XXXX] 20220308_140542</text:p>
      <text:p text:style-name="P13"/>
      <text:p text:style-name="P7"/>
      <text:p text:style-name="P2">---------------------------------------------------------------</text:p>
      <text:p text:style-name="P4"><text:soft-page-break/>[XXX] 20220317_091458</text:p>
      <text:p text:style-name="P13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387173474312523281" text:style-name="L209">
              <text:list-item>
                <text:p text:style-name="P235">開始　9 시경.</text:p>
              </text:list-item>
              <text:list-item>
                <text:p text:style-name="P235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9073952984912749184" text:style-name="L210">
              <text:list-item>
                <text:p text:style-name="P236">(1) 2 며. 한 사람, 직장. 일본인. 다른 하나 분은 베트남인 일까.</text:p>
              </text:list-item>
              <text:list-item>
                <text:p text:style-name="P236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1506731117538594622" text:style-name="L211">
              <text:list-item>
                <text:p text:style-name="P237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5734028779178454968" text:style-name="L212">
              <text:list-item>
                <text:p text:style-name="P238">(1) 72 세. 자신이 말했다. 173 정도. &lt;1&gt; 말하는 모양, 표정. 치매증이 들어 있는 것일까라고 생각하고 있었다. </text:p>
              </text:list-item>
              <text:list-item>
                <text:p text:style-name="P238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2937024722734635430" text:style-name="L213">
              <text:list-item>
                <text:p text:style-name="P239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5905897744533288423" text:style-name="L214">
              <text:list-item>
                <text:p text:style-name="P240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228650699782730881" text:style-name="L215">
              <text:list-item>
                <text:p text:style-name="P241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2278143116725630422" text:style-name="L216">
              <text:list-item>
                <text:p text:style-name="P242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1862118785851537274" text:style-name="L217">
              <text:list-item>
                <text:p text:style-name="P243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5085421989389756930" text:style-name="L218">
              <text:list-item>
                <text:p text:style-name="P244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取り図</text:p>
          </table:table-cell>
          <table:table-cell table:style-name="表12.C2" office:value-type="string">
            <text:p text:style-name="P12"/>
          </table:table-cell>
        </table:table-row>
        <text:soft-page-break/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2767036721501558992" text:style-name="L219">
              <text:list-item>
                <text:p text:style-name="P245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5128235817613367076" text:style-name="L220">
              <text:list-item>
                <text:p text:style-name="P246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7159930028040550294" text:style-name="L221">
              <text:list-item>
                <text:p text:style-name="P247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47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2980864812046480147" text:style-name="L222">
              <text:list-item>
                <text:p text:style-name="P248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5288458162234961920" text:style-name="L223">
              <text:list-item>
                <text:p text:style-name="P249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1750097964046713439" text:style-name="L224">
              <text:list-item>
                <text:p text:style-name="P250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3"/>
      <text:p text:style-name="P4">[/ XXXX] 20220317_095809</text:p>
      <text:p text:style-name="P13"/>
      <text:p text:style-name="P7"/>
      <text:p text:style-name="P2">---------------------------------------------------------------</text:p>
      <text:p text:style-name="P4">[XXX] 20220324_154608</text:p>
      <text:p text:style-name="P13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6310544760082492122" text:style-name="L225">
              <text:list-item>
                <text:p text:style-name="P251">開始 <text:s text:c="6"/>　9시 경.</text:p>
              </text:list-item>
              <text:list-item>
                <text:p text:style-name="P251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1755577857090300962" text:style-name="L226">
              <text:list-item>
                <text:p text:style-name="P252">3 명. 모두 일본사람. &lt;1&gt; 젊은 사람 2 명. &lt;2&gt; 그 속의 1명은 호스 담당. 직장에 쭉 꾸중을 듣고 있다.</text:p>
              </text:list-item>
              <text:list-item>
                <text:p text:style-name="P252">다른 하나 젊은 사람에도 꾸중을 받고 있다.</text:p>
              </text:list-item>
              <text:list-item>
                <text:p text:style-name="P252">직장은 꾸중을 할할뿐만 아니라, 상대의 신체를 자신의 팔 꿈치로 강하게 들이받는다. 위험.</text:p>
              </text:list-item>
            </text:list>
          </table:table-cell>
        </table:table-row>
        <text:soft-page-break/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5521126500640652095" text:style-name="L227">
              <text:list-item>
                <text:p text:style-name="P253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7825636082548587471" text:style-name="L228">
              <text:list-item>
                <text:p text:style-name="P254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6245195152973730327" text:style-name="L229">
              <text:list-item>
                <text:p text:style-name="P255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3044212670111831424" text:style-name="L230">
              <text:list-item>
                <text:p text:style-name="P256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4170155547561592637" text:style-name="L231">
              <text:list-item>
                <text:p text:style-name="P257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1312029778089630204" text:style-name="L232">
              <text:list-item>
                <text:p text:style-name="P258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4135558598267549854" text:style-name="L233">
              <text:list-item>
                <text:p text:style-name="P259">野口씨. 담배를 피운다. 담배의 상표는 `BOHEM` 와 같은 명칭. 한국의 담배.</text:p>
              </text:list-item>
              <text:list-item>
                <text:p text:style-name="P259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5945254562078420462" text:style-name="L234">
              <text:list-item>
                <text:p text:style-name="P260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4440865538909404852" text:style-name="L235">
              <text:list-item>
                <text:p text:style-name="P261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9065704102462205053" text:style-name="L236">
              <text:list-item>
                <text:p text:style-name="P262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2194979816204707772" text:style-name="L237">
              <text:list-item>
                <text:p text:style-name="P263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6988232698308201355" text:style-name="L238">
              <text:list-item>
                <text:p text:style-name="P264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もらったこと</text:p>
          </table:table-cell>
          <table:table-cell table:style-name="表14.C2" office:value-type="string">
            <text:list xml:id="list1101651084406225071" text:style-name="L239">
              <text:list-item>
                <text:p text:style-name="P265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8301753115178241324" text:style-name="L240">
              <text:list-item>
                <text:p text:style-name="P266">끝부(端部). 울짱은 없고, 친줄(親綱)만의 장소, 있다.</text:p>
              </text:list-item>
            </text:list>
          </table:table-cell>
        </table:table-row>
      </table:table>
      <text:p text:style-name="P13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5658271630323682091" text:style-name="L241">
              <text:list-item>
                <text:p text:style-name="P267">開始　：　9시 지났을 경</text:p>
              </text:list-item>
              <text:list-item>
                <text:p text:style-name="P267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3315408076327443111" text:style-name="L242">
              <text:list-item>
                <text:p text:style-name="P268">OZAWA GROUP</text:p>
              </text:list-item>
              <text:list-item>
                <text:p text:style-name="P268">2 명. 모두 일본사람. &lt;1&gt; 작장인 듯한 사람. 목도리를 헬멧에 씌우고 있었다.</text:p>
              </text:list-item>
              <text:list-item>
                <text:p text:style-name="P268">다른 사람은 약간 작은 몸집. &lt;1&gt; 할복은 좋다.</text:p>
              </text:list-item>
              <text:list-item>
                <text:p text:style-name="P268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8708582675751675280" text:style-name="L243">
              <text:list-item>
                <text:p text:style-name="P269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9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人</text:p>
          </table:table-cell>
          <table:table-cell table:style-name="表15.C2" office:value-type="string">
            <text:list xml:id="list1374281878840453052" text:style-name="L244">
              <text:list-item>
                <text:p text:style-name="P270">같은 도와의 사람. &lt;1&gt; 작은 몸집. &lt;2&gt; 얼굴의 피부가 검붉다. 아토피가 있는 사람의 피부. &lt;3&gt; 때마다 때마다의 코드의 처치 등, 착실하고 꼼꼼하다. &lt;4&gt; 스스로 이렇게 하려고 정하고, 그를 하고 있다. 그런 <text:s/>모습.</text:p>
              </text:list-item>
            </text:list>
          </table:table-cell>
        </table:table-row>
        <text:soft-page-break/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670522513521381136" text:style-name="L245">
              <text:list-item>
                <text:p text:style-name="P271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2153049204712810524" text:style-name="L246">
              <text:list-item>
                <text:p text:style-name="P272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2549916013732118530" text:style-name="L247">
              <text:list-item>
                <text:p text:style-name="P273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6395192062546743433" text:style-name="L248">
              <text:list-item>
                <text:p text:style-name="P274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8608008682471031930" text:style-name="L249">
              <text:list-item>
                <text:p text:style-name="P275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4103501858324378526" text:style-name="L250">
              <text:list-item>
                <text:p text:style-name="P276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3672202455313721185" text:style-name="L251">
              <text:list-item>
                <text:p text:style-name="P277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8711768845027757844" text:style-name="L252">
              <text:list-item>
                <text:p text:style-name="P278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1714590245892770289" text:style-name="L253">
              <text:list-item>
                <text:p text:style-name="P279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3006912414863882955" text:style-name="L254">
              <text:list-item>
                <text:p text:style-name="P280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193918823422325640" text:style-name="L255">
              <text:list-item>
                <text:p text:style-name="P281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1816711199692086040" text:style-name="L256">
              <text:list-item>
                <text:p text:style-name="P282"/>
              </text:list-item>
            </text:list>
          </table:table-cell>
        </table:table-row>
      </table:table>
      <text:p text:style-name="P13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3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1531638007801882630" text:style-name="L257">
              <text:list-item>
                <text:p text:style-name="P283">開始　９：１５？</text:p>
              </text:list-item>
              <text:list-item>
                <text:p text:style-name="P283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2979504317877999704" text:style-name="L258">
              <text:list-item>
                <text:p text:style-name="P284">FUJITA</text:p>
              </text:list-item>
              <text:list-item>
                <text:p text:style-name="P284">3명. 모두 일본인.</text:p>
              </text:list-item>
              <text:list-item>
                <text:p text:style-name="P284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84">직장분일까, 아침엔 펌프차를 운전하고 있었다. &lt;1&gt; 연배(年配)의 사람. 165 정도. &lt;2&gt; 햇볕에 타고 있다.</text:p>
              </text:list-item>
              <text:list-item>
                <text:p text:style-name="P284">종반, 이 직장이 호스를 담당하고있다. 내뿜기(吹き出し)의 밑동아리(付け根)를 타설. </text:p>
              </text:list-item>
              <text:list-item>
                <text:p text:style-name="P284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1924987270688969974" text:style-name="L259">
              <text:list-item>
                <text:p text:style-name="P285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4207207784844684190" text:style-name="L260">
              <text:list-item>
                <text:p text:style-name="P286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8175869889405216775" text:style-name="L261">
              <text:list-item>
                <text:p text:style-name="P287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9109016186474765627" text:style-name="L262">
              <text:list-item>
                <text:p text:style-name="P288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5663540047057103628" text:style-name="L263">
              <text:list-item>
                <text:p text:style-name="P289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1351656550682874124" text:style-name="L264">
              <text:list-item>
                <text:p text:style-name="P290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5842154533925357514" text:style-name="L265">
              <text:list-item>
                <text:p text:style-name="P291">아침엔 2 명. 오후 경에서 인가, 직장 듯한 사람은 보이지 않고 있다.</text:p>
              </text:list-item>
              <text:list-item>
                <text:p text:style-name="P291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6793638042127724318" text:style-name="L266">
              <text:list-item>
                <text:p text:style-name="P292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3256629808361639164" text:style-name="L267">
              <text:list-item>
                <text:p text:style-name="P293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8456375784685392527" text:style-name="L268">
              <text:list-item>
                <text:p text:style-name="P294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4353177409092900288" text:style-name="L269">
              <text:list-item>
                <text:p text:style-name="P295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6556087388220478753" text:style-name="L270">
              <text:list-item>
                <text:p text:style-name="P296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5466059027315246698" text:style-name="L271">
              <text:list-item>
                <text:p text:style-name="P297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7196581215466003307" text:style-name="L272">
              <text:list-item>
                <text:p text:style-name="P298"/>
              </text:list-item>
            </text:list>
          </table:table-cell>
        </table:table-row>
      </table:table>
      <text:p text:style-name="P13"/>
      <text:p text:style-name="P4">[/ XXXX] 20220406_160241</text:p>
      <text:p text:style-name="P13"/>
      <text:p text:style-name="P13"/>
      <text:p text:style-name="P7"/>
      <text:p text:style-name="P2">---------------------------------------------------------------</text:p>
      <text:p text:style-name="P4">[XXX] 20220417_142141</text:p>
      <text:p text:style-name="P13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3146995720420045680" text:style-name="L273">
              <text:list-item>
                <text:p text:style-name="P299">開始 <text:s text:c="2"/>9시 경.</text:p>
              </text:list-item>
              <text:list-item>
                <text:p text:style-name="P299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10610847928648084" text:style-name="L274">
              <text:list-item>
                <text:p text:style-name="P300">2 명. &lt;1&gt; 컨트롤러를 조작하고 있던 사람. 선글라스를 하고있었다.</text:p>
              </text:list-item>
              <text:list-item>
                <text:p text:style-name="P300">호스를 다루고 있던 사람. 직장님 일까. &lt;1&gt; 미간[眉間에 세로의 주름[シワ이 한 개 들어있다.</text:p>
              </text:list-item>
              <text:list-item>
                <text:p text:style-name="P300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3595197393203017653" text:style-name="L275">
              <text:list-item>
                <text:p text:style-name="P301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301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5710091938547213852" text:style-name="L276">
              <text:list-item>
                <text:p text:style-name="P302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934971052474739361" text:style-name="L277">
              <text:list-item>
                <text:p text:style-name="P303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3017144864944909432" text:style-name="L278">
              <text:list-item>
                <text:p text:style-name="P304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8997466664254350018" text:style-name="L279">
              <text:list-item>
                <text:p text:style-name="P305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3796112331942403484" text:style-name="L280">
              <text:list-item>
                <text:p text:style-name="P306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6369547747158156101" text:style-name="L281">
              <text:list-item>
                <text:p text:style-name="P307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6755720083303434249" text:style-name="L282">
              <text:list-item>
                <text:p text:style-name="P308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2817650858971843315" text:style-name="L283">
              <text:list-item>
                <text:p text:style-name="P309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1719264076077838728" text:style-name="L284">
              <text:list-item>
                <text:p text:style-name="P310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10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4653815950611892090" text:style-name="L285">
              <text:list-item>
                <text:p text:style-name="P311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8595448102517847160" text:style-name="L286">
              <text:list-item>
                <text:p text:style-name="P312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6362880630903909573" text:style-name="L287">
              <text:list-item>
                <text:p text:style-name="P313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5349422853538347113" text:style-name="L288">
              <text:list-item>
                <text:p text:style-name="P314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14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3"/>
      <text:p text:style-name="P4">[/ XXXX] 20220417_150945</text:p>
      <text:p text:style-name="P13"/>
      <text:p text:style-name="P13"/>
      <text:p text:style-name="P7"/>
      <text:p text:style-name="P2">---------------------------------------------------------------</text:p>
      <text:p text:style-name="P4">[XXX] 20220509_134219</text:p>
      <text:p text:style-name="P13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刻</text:p>
          </table:table-cell>
          <table:table-cell table:style-name="表19.C2" office:value-type="string">
            <text:list xml:id="list6921392341299248689" text:style-name="L289">
              <text:list-item>
                <text:p text:style-name="P315">開始　：　9시 경</text:p>
              </text:list-item>
              <text:list-item>
                <text:p text:style-name="P315">詰所到着　：　12:20?</text:p>
              </text:list-item>
            </text:list>
          </table:table-cell>
        </table:table-row>
        <text:soft-page-break/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7689038385782020547" text:style-name="L290">
              <text:list-item>
                <text:p text:style-name="P316">日本開発工業（차 프런트에 일장기를 붙이고 있다. 차체의 색은 황색.）</text:p>
              </text:list-item>
              <text:list-item>
                <text:p text:style-name="P316">3 명. 모구 일본사람. &lt;1&gt; 호스 입을 담당했던 사람. 작은 몸집. 햇볕에 타고 있다.</text:p>
              </text:list-item>
              <text:list-item>
                <text:p text:style-name="P316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6947932969317232893" text:style-name="L291">
              <text:list-item>
                <text:p text:style-name="P317">바이브 2 명. &lt;1&gt; 내가 담당했던 사람. 젊은 사람. 얼굴이 하얀 피부.</text:p>
              </text:list-item>
              <text:list-item>
                <text:p text:style-name="P317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2224806363418496744" text:style-name="L292">
              <text:list-item>
                <text:p text:style-name="P318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1332445035000496296" text:style-name="L293">
              <text:list-item>
                <text:p text:style-name="P319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905565155499379756" text:style-name="L294">
              <text:list-item>
                <text:p text:style-name="P320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4162331832844883739" text:style-name="L295">
              <text:list-item>
                <text:p text:style-name="P321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3007702861515866497" text:style-name="L296">
              <text:list-item>
                <text:p text:style-name="P322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2640747591211767102" text:style-name="L297">
              <text:list-item>
                <text:p text:style-name="P323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3283663645987129381" text:style-name="L298">
              <text:list-item>
                <text:p text:style-name="P324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425933474738162764" text:style-name="L299">
              <text:list-item>
                <text:p text:style-name="P325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257677136460227914" text:style-name="L300">
              <text:list-item>
                <text:p text:style-name="P326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事物</text:p>
          </table:table-cell>
          <table:table-cell table:style-name="表19.C2" office:value-type="string">
            <text:list xml:id="list4918565003732648706" text:style-name="L301">
              <text:list-item>
                <text:p text:style-name="P327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2636511408255660918" text:style-name="L302">
              <text:list-item>
                <text:p text:style-name="P328"/>
              </text:list-item>
            </text:list>
          </table:table-cell>
        </table:table-row>
        <text:soft-page-break/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8613292404592797705" text:style-name="L303">
              <text:list-item>
                <text:p text:style-name="P329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8740065392551728308" text:style-name="L304">
              <text:list-item>
                <text:p text:style-name="P330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3"/>
      <text:p text:style-name="P4">[/ XXXX] 20220509_142116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1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1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1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6079847894729727093" text:style-name="L305">
              <text:list-item>
                <text:p text:style-name="P331">開始　　　：　９：４０경　[비가 서서히 약해진다라는 예보가 나오료 있었기 때문.]</text:p>
              </text:list-item>
              <text:list-item>
                <text:p text:style-name="P331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6030442838761509227" text:style-name="L306">
              <text:list-item>
                <text:p text:style-name="P332">회사명칭 → [グリーンケミカル]. </text:p>
              </text:list-item>
              <text:list-item>
                <text:p text:style-name="P332">3명. &lt;1&gt; 한 사람은 베트남인. 젊은 사람. </text:p>
              </text:list-item>
              <text:list-item>
                <text:p text:style-name="P332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32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32">&lt;1&gt; 내가 그에게 [3번, 3번!]라고 소리를 건다(懸ける). &lt;2&gt; 그는 3번의 로프를 움겨 쥔다.</text:p>
              </text:list-item>
              <text:list-item>
                <text:p text:style-name="P332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土工さん</text:p>
          </table:table-cell>
          <table:table-cell table:style-name="表20.C2" office:value-type="string">
            <text:list xml:id="list4128436280916347261" text:style-name="L307">
              <text:list-item>
                <text:p text:style-name="P333">직장분. 종반 펌프집 직장분에게 말하고 있다. &lt;1&gt; 오늘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ext:soft-page-break/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598189054172995996" text:style-name="L308">
              <text:list-item>
                <text:p text:style-name="P334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6408632747400225590" text:style-name="L309">
              <text:list-item>
                <text:p text:style-name="P335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7957489066984114060" text:style-name="L310">
              <text:list-item>
                <text:p text:style-name="P336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5802059703371077911" text:style-name="L311">
              <text:list-item>
                <text:p text:style-name="P337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2328983955576853590" text:style-name="L312">
              <text:list-item>
                <text:p text:style-name="P338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8804531603461248380" text:style-name="L313">
              <text:list-item>
                <text:p text:style-name="P339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6764077116571868399" text:style-name="L314">
              <text:list-item>
                <text:p text:style-name="P340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2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5363150156238391166" text:style-name="L315">
              <text:list-item>
                <text:p text:style-name="P341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3700095967767625483" text:style-name="L316">
              <text:list-item>
                <text:p text:style-name="P342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5665396784440978652" text:style-name="L317">
              <text:list-item>
                <text:p text:style-name="P343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6693521164812327275" text:style-name="L318">
              <text:list-item>
                <text:p text:style-name="P344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たこと</text:p>
          </table:table-cell>
          <table:table-cell table:style-name="表20.C2" office:value-type="string">
            <text:list xml:id="list1554137914068495058" text:style-name="L319">
              <text:list-item>
                <text:p text:style-name="P345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7909424581665222736" text:style-name="L320">
              <text:list-item>
                <text:p text:style-name="P346"/>
              </text:list-item>
            </text:list>
          </table:table-cell>
        </table:table-row>
      </table:table>
      <text:p text:style-name="P13"/>
      <text:p text:style-name="P4">[/ XXXX] 20220516_175612</text:p>
      <text:p text:style-name="P13"/>
      <text:p text:style-name="P7"/>
      <text:p text:style-name="P2">---------------------------------------------------------------</text:p>
      <text:p text:style-name="P4">[XXX] 20220523_172055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1">上菅田笹の丘小学校建替工事</text:p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1">晴れ。雲あり。</text:p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1">西谷駅（電車）。上菅田小学校（バス）</text:p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31566024" text:continue-list="list3728452870934780816" text:style-name="L17">
              <text:list-item>
                <text:p text:style-name="P43">開始</text:p>
              </text:list-item>
              <text:list-item>
                <text:p text:style-name="P43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4766597406072709971" text:style-name="L321">
              <text:list-item>
                <text:p text:style-name="P347">３人。すべて、日本人。職長さん、６０ぐらいか。日に焼けている。</text:p>
              </text:list-item>
              <text:list-item>
                <text:p text:style-name="P347">他は、朝方、ホース<text:ruby text:style-name="Ru1"><text:ruby-base>後ろ</text:ruby-base><text:ruby-text>うしろ</text:ruby-text></text:ruby><text:ruby text:style-name="Ru1"><text:ruby-base>方</text:ruby-base><text:ruby-text>かた</text:ruby-text></text:ruby>の裁きをやっていた人、女の人。１６０ぐらいか。小柄。華奢に見える。もうひとり、２０半ばぐらいか。ずんぐりの体型。１６５少しか。</text:p>
              </text:list-item>
              <text:list-item>
                <text:p text:style-name="P347">終盤。日誌の、[X3]の箇所。X3の、横方向の端、日誌には書き忘れたが、パラペットあり。その立ち上がりに、バイブ担当の人、コンクリを入れている。バイブは、１人のみ。打設が続く。鉄筋の上に、落ち残っているコンクリ、積み上がっている。</text:p>
                <text:list>
                  <text:list-item>
                    <text:p text:style-name="P347">土間屋さんの一人が、[バイブ、必要じゃねえか？]と、私に向かって、口にする。＜２＞スイッチを入れて、バイブをかけ始める。</text:p>
                  </text:list-item>
                  <text:list-item>
                    <text:p text:style-name="P347">すぐに、バイブを担当していたもうひとりの人、小柄な人。私のところへ寄ってくる。バイブを、その人へ渡す。</text:p>
                  </text:list-item>
                </text:list>
              </text:list-item>
              <text:list-item>
                <text:p text:style-name="P347">終盤の終盤。柱へ入れて始めたとき。また、バイブが追っつかない。積み上がり始める。私は、足で山を踏み<text:ruby text:style-name="Ru1"><text:ruby-base>突</text:ruby-base><text:ruby-text>つつ</text:ruby-text></text:ruby>く。＜２＞ポンプ屋さんの、女の人。も、足でつついている。</text:p>
              </text:list-item>
            </text:list>
          </table:table-cell>
        </table:table-row>
        <text:soft-page-break/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5091800912883472595" text:style-name="L322">
              <text:list-item>
                <text:p text:style-name="P348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69571429983977969" text:style-name="L323">
              <text:list-item>
                <text:p text:style-name="P349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773902906468914917" text:style-name="L324">
              <text:list-item>
                <text:p text:style-name="P350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4009098284861287550" text:style-name="L325">
              <text:list-item>
                <text:p text:style-name="P351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3032212271537680236" text:style-name="L326">
              <text:list-item>
                <text:p text:style-name="P352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1034515802532981270" text:style-name="L327">
              <text:list-item>
                <text:p text:style-name="P353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6861260855207394623" text:style-name="L328">
              <text:list-item>
                <text:p text:style-name="P354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2244084891865425234" text:style-name="L329">
              <text:list-item>
                <text:p text:style-name="P355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2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2499354237396251073" text:style-name="L330">
              <text:list-item>
                <text:p text:style-name="P356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6752647183672344399" text:style-name="L331">
              <text:list-item>
                <text:p text:style-name="P357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6538036809912498640" text:style-name="L332">
              <text:list-item>
                <text:p text:style-name="P358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426530034415080781" text:style-name="L333">
              <text:list-item>
                <text:p text:style-name="P359">帰り。バス停に座っている。乗車の前に、営業所へ電話しようと思い立ち、携帯を開く。金子工業所の、金子専務から、電話が入っていたことに気づく。折り返しを入れる。＜２＞詰所にある、金子工業所の棚。の前に、結束線の束が、置いてあるとのこと。君が置いたのか、と問う。違うと答える。会話を始めたとき、ちょうど、バスが、角を曲がって、こちらへ来るのが見える。その便は、捨てることを、その場で、腹決めする。＜３＞おれ、行きますよ。と、最後、口に出す。そこまでは、やらなくていい、と、言ってくださる。我々ではないんだな？と、念を押す。私は、いや、違いますよ、と、答え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8947050472254022269" text:style-name="L334">
              <text:list-item>
                <text:p text:style-name="P360"/>
              </text:list-item>
            </text:list>
          </table:table-cell>
        </table:table-row>
        <text:soft-page-break/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1883124290888566701" text:style-name="L335">
              <text:list-item>
                <text:p text:style-name="P361"/>
              </text:list-item>
            </text:list>
          </table:table-cell>
        </table:table-row>
      </table:table>
      <text:p text:style-name="P13"/>
      <text:p text:style-name="P4">[/ XXXX] 20220523_173412</text:p>
      <text:p text:style-name="P13"/>
      <text:p text:style-name="P7"/>
      <text:p text:style-name="P2">---------------------------------------------------------------</text:p>
      <text:p text:style-name="P4">[XXX] 20220529_163501</text:p>
      <text:p text:style-name="P13">myself / towa diary / XXX</text:p>
      <text:p text:style-name="P3"><text:span text:style-name="T3">作業日：5</text:span><text:span text:style-name="T5">/27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8">1</text:p>
          </table:table-cell>
          <table:table-cell table:style-name="表25.B1" office:value-type="string">
            <text:p text:style-name="P8">現場</text:p>
          </table:table-cell>
          <table:table-cell table:style-name="表25.C1" office:value-type="string">
            <text:p text:style-name="P11">宮崎光男様マンション</text:p>
          </table:table-cell>
        </table:table-row>
        <table:table-row>
          <table:table-cell table:style-name="表25.A2" office:value-type="float" office:value="2">
            <text:p text:style-name="P8">2</text:p>
          </table:table-cell>
          <table:table-cell table:style-name="表25.B2" office:value-type="string">
            <text:p text:style-name="P8">天気</text:p>
          </table:table-cell>
          <table:table-cell table:style-name="表25.C2" office:value-type="string">
            <text:p text:style-name="P11">雨。午後から、晴れ。雲あり。</text:p>
          </table:table-cell>
        </table:table-row>
        <table:table-row>
          <table:table-cell table:style-name="表25.A2" office:value-type="float" office:value="3">
            <text:p text:style-name="P8">3</text:p>
          </table:table-cell>
          <table:table-cell table:style-name="表25.B2" office:value-type="string">
            <text:p text:style-name="P8">最寄り</text:p>
          </table:table-cell>
          <table:table-cell table:style-name="表25.C2" office:value-type="string">
            <text:p text:style-name="P11">武蔵小山駅</text:p>
          </table:table-cell>
        </table:table-row>
        <table:table-row>
          <table:table-cell table:style-name="表25.B2" office:value-type="string">
            <text:p text:style-name="P8">3-2</text:p>
            <text:p text:style-name="P8"/>
          </table:table-cell>
          <table:table-cell table:style-name="表25.B2" office:value-type="string">
            <text:p text:style-name="P9">開始／終了時刻</text:p>
          </table:table-cell>
          <table:table-cell table:style-name="表25.C2" office:value-type="string">
            <text:list xml:id="list6095464093226426924" text:style-name="L336">
              <text:list-item>
                <text:p text:style-name="P362">開始　：　１０時近く</text:p>
              </text:list-item>
              <text:list-item>
                <text:p text:style-name="P362">詰所到着　：　１６：２０ぐらいか。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8">4</text:p>
          </table:table-cell>
          <table:table-cell table:style-name="表25.B2" office:value-type="string">
            <text:p text:style-name="P8">他職：ポンプ</text:p>
          </table:table-cell>
          <table:table-cell table:style-name="表25.C2" office:value-type="string">
            <text:list xml:id="list933052932444305918" text:style-name="L337">
              <text:list-item>
                <text:p text:style-name="P363">[〇〇クリート]。カタカナ。</text:p>
              </text:list-item>
              <text:list-item>
                <text:p text:style-name="P363">３人。一人は、ベトナム人。和解。３０半ばぐらいか。</text:p>
              </text:list-item>
              <text:list-item>
                <text:p text:style-name="P363">職長（P2）。小柄。１６５ぐらい。３人目。日本人（P3）。３２歳だとのこと。タニモトさんによると。</text:p>
              </text:list-item>
              <text:list-item>
                <text:p text:style-name="P363">職長の人。P3の人に、始終、怒鳴っている。[〇〇だろーが！わかんねえのかよ！]といった口調。[はやく、コントローラ（を操作する）だけになりてえんだよ]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8">5</text:p>
          </table:table-cell>
          <table:table-cell table:style-name="表25.B2" office:value-type="string">
            <text:p text:style-name="P8">他職：土工さん</text:p>
          </table:table-cell>
          <table:table-cell table:style-name="表25.C2" office:value-type="string">
            <text:list xml:id="list7081437672318034696" text:style-name="L338">
              <text:list-item>
                <text:p text:style-name="P364">[田中土建工業]これまでにも、一緒になったことのある会社。緑色のヘルメット。職長さんか、１６５少し。小柄。６０ぐらいか。口ひげあり。メガネ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8">6</text:p>
          </table:table-cell>
          <table:table-cell table:style-name="表25.B2" office:value-type="string">
            <text:p text:style-name="P8">他職：電気屋さんの相番の人</text:p>
          </table:table-cell>
          <table:table-cell table:style-name="表25.C2" office:value-type="string">
            <text:list xml:id="list2870346587763867045" text:style-name="L339">
              <text:list-item>
                <text:p text:style-name="P365">東和から。上記の、タニモトさん。６６歳とのこと。以前は、電気屋をやっていた。熊本が出身地。高校を出て、東京へ。以前、３年ぐらい、仕事せず、家にこもっていた。毎日、死にたいと思っていた。帰り、改札口を通る頃、[その頃、ビデオをずっと見ていた。ビデオの中に、答えがあったよ]とのこと。</text:p>
              </text:list-item>
              <text:list-item>
                <text:p text:style-name="P365">アトランタ五輪。有森選手。[自分を褒めてあげたい]が、心に刺さった。とのこと。</text:p>
              </text:list-item>
              <text:list-item>
                <text:p text:style-name="P365">株を始めている。商売を始めたい。やりたいことがある。</text:p>
              </text:list-item>
            </text:list>
          </table:table-cell>
        </table:table-row>
        <text:soft-page-break/>
        <table:table-row>
          <table:table-cell table:style-name="表25.B2" office:value-type="string">
            <text:p text:style-name="P8">6--2</text:p>
          </table:table-cell>
          <table:table-cell table:style-name="表25.B2" office:value-type="string">
            <text:p text:style-name="P8">他職：<text:span text:style-name="T2">警備</text:span></text:p>
          </table:table-cell>
          <table:table-cell table:style-name="表25.C2" office:value-type="string">
            <text:list xml:id="list5793499923744387444" text:style-name="L340">
              <text:list-item>
                <text:p text:style-name="P366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土間屋さん</text:span></text:p>
          </table:table-cell>
          <table:table-cell table:style-name="表25.C2" office:value-type="string">
            <text:list xml:id="list4594855877949644103" text:style-name="L341">
              <text:list-item>
                <text:p text:style-name="P367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大工さん</text:span></text:p>
          </table:table-cell>
          <table:table-cell table:style-name="表25.C2" office:value-type="string">
            <text:list xml:id="list4296621600477345313" text:style-name="L342">
              <text:list-item>
                <text:p text:style-name="P368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8">7</text:p>
          </table:table-cell>
          <table:table-cell table:style-name="表25.B2" office:value-type="string">
            <text:p text:style-name="P8">監督さん</text:p>
          </table:table-cell>
          <table:table-cell table:style-name="表25.C2" office:value-type="string">
            <text:list xml:id="list7266402586414014886" text:style-name="L343">
              <text:list-item>
                <text:p text:style-name="P369">二人。所長さん（P1）も、若く見える。４０半ばか。もうひとり、３０少しか。ぼんやりしたところがある。所長さんが、きつい言葉で、指示を出す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8">8</text:p>
          </table:table-cell>
          <table:table-cell table:style-name="表25.B2" office:value-type="string">
            <text:p text:style-name="P8">発注者の方</text:p>
          </table:table-cell>
          <table:table-cell table:style-name="表25.C2" office:value-type="string">
            <text:list xml:id="list2418568480985817427" text:style-name="L344">
              <text:list-item>
                <text:p text:style-name="P370">TONY電設。電話に出てくれた。４０代ぐらいか。男性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東和からの同僚</text:p>
          </table:table-cell>
          <table:table-cell table:style-name="表25.C2" office:value-type="string">
            <text:list xml:id="list2442843449918839564" text:style-name="L345">
              <text:list-item>
                <text:p text:style-name="P371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8">9</text:p>
          </table:table-cell>
          <table:table-cell table:style-name="表25.B2" office:value-type="string">
            <text:p text:style-name="P8">現場見取り図</text:p>
          </table:table-cell>
          <table:table-cell table:style-name="表25.C2" office:value-type="string">
            <text:p text:style-name="P12"/>
          </table:table-cell>
        </table:table-row>
        <table:table-row>
          <table:table-cell table:style-name="表25.A2" office:value-type="float" office:value="10">
            <text:p text:style-name="P8">10</text:p>
          </table:table-cell>
          <table:table-cell table:style-name="表25.B2" office:value-type="string">
            <text:p text:style-name="P9">段取り</text:p>
          </table:table-cell>
          <table:table-cell table:style-name="表25.C2" office:value-type="string">
            <text:list xml:id="list3324148555122054647" text:style-name="L346">
              <text:list-item>
                <text:p text:style-name="P372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行き帰りでの出来事、見聞</text:p>
          </table:table-cell>
          <table:table-cell table:style-name="表25.C2" office:value-type="string">
            <text:list xml:id="list7649094963891908116" text:style-name="L347">
              <text:list-item>
                <text:p text:style-name="P373">電車、ホーム。女の人たち。この人たちにとって、男は、どんな存在か。年収の札の下がった、小鳥のようなものか。（この、[小鳥のような]という一節は、いま考えついた）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周囲の事物</text:p>
          </table:table-cell>
          <table:table-cell table:style-name="表25.C2" office:value-type="string">
            <text:list xml:id="list1852183250368466430" text:style-name="L348">
              <text:list-item>
                <text:p text:style-name="P374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8">11</text:p>
          </table:table-cell>
          <table:table-cell table:style-name="表25.B2" office:value-type="string">
            <text:p text:style-name="P9">その他</text:p>
          </table:table-cell>
          <table:table-cell table:style-name="表25.C2" office:value-type="string">
            <text:list xml:id="list7819474873177846207" text:style-name="L349">
              <text:list-item>
                <text:p text:style-name="P375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8">12</text:p>
          </table:table-cell>
          <table:table-cell table:style-name="表25.B2" office:value-type="string">
            <text:p text:style-name="P9">やってもらったこと</text:p>
          </table:table-cell>
          <table:table-cell table:style-name="表25.C2" office:value-type="string">
            <text:list xml:id="list4258151237838663088" text:style-name="L350">
              <text:list-item>
                <text:p text:style-name="P376">タニモトさん。帰り。券売機の近くの、自販機。飲み物、奢ってもらった。長靴の破れ。直し方。破れ部分、のみでなく。その部分を覆いつつ、靴の周囲を、ぐるっと、一周、巻いてしまう。</text:p>
              </text:list-item>
              <text:list-item>
                <text:p text:style-name="P376">ポンプ屋さん。ベトナムの人。ボイドが一つ、倒れてしまう。手で押さえていたら、その人が、手で、打ったコンクリの塊を、何掬いか、入れてくれた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危険予知、危険感知</text:p>
          </table:table-cell>
          <table:table-cell table:style-name="表25.C2" office:value-type="string">
            <text:list xml:id="list4686703042736669249" text:style-name="L351">
              <text:list-item>
                <text:p text:style-name="P377">相番。足場に移って、さらに、コードを捌く。このとき、安全帯、この時は、掛けた。</text:p>
              </text:list-item>
            </text:list>
          </table:table-cell>
        </table:table-row>
      </table:table>
      <text:p text:style-name="P13"/>
      <text:p text:style-name="P4">[/ XXXX] 20220529_164956</text:p>
      <text:p text:style-name="P13"/>
      <text:p text:style-name="P5"/>
      <text:p text:style-name="P7"/>
      <text:p text:style-name="P2">---------------------------------------------------------------</text:p>
      <text:p text:style-name="P4">[XXX] 20220605_165223</text:p>
      <text:p text:style-name="P13">myself / towa diary / XXX</text:p>
      <text:p text:style-name="P3"><text:span text:style-name="T3">作業日：6</text:span><text:span text:style-name="T5">/5</text:span><text:span text:style-name="T4"> sa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11">大田区山王２丁目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11">晴れ。雲あり。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11">大森駅</text:p>
          </table:table-cell>
        </table:table-row>
        <table:table-row>
          <table:table-cell table:style-name="表26.B2" office:value-type="string">
            <text:p text:style-name="P8">3-2</text:p>
            <text:p text:style-name="P8"/>
          </table:table-cell>
          <table:table-cell table:style-name="表26.B2" office:value-type="string">
            <text:p text:style-name="P9">開始／終了時刻</text:p>
          </table:table-cell>
          <table:table-cell table:style-name="表26.C2" office:value-type="string">
            <text:list xml:id="list8917699090829073215" text:style-name="L352">
              <text:list-item>
                <text:p text:style-name="P378">開始　：　９時半過ぎか。</text:p>
              </text:list-item>
              <text:list-item>
                <text:p text:style-name="P378">詰所到着　：　１６時ぐらい。最後、追加１台。土工の親方さんらしき人に告げて、上がらせてもらう。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5695558430271997526" text:style-name="L353">
              <text:list-item>
                <text:p text:style-name="P379">[東一アッソー]のような名前。前にも何度か、一緒になっている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2614666258662086278" text:style-name="L354">
              <text:list-item>
                <text:p text:style-name="P380">会社名。憶えておらず。</text:p>
              </text:list-item>
              <text:list-item>
                <text:p text:style-name="P380">親方さんは、背の高い人か。１７５ぐらい。痩せている。他の同僚の人たちへの口調、きつい。</text:p>
              </text:list-item>
              <text:list-item>
                <text:p text:style-name="P380">バイブ担当、3名。上記の親方さんらしき人も、細長いバイブを使用。</text:p>
              </text:list-item>
              <text:list-item>
                <text:p text:style-name="P380">私の担当下人。１６５少しか。娘さんがいる。２人。上の人は、この年度から、社会人か。看護師らしい。[勉強ができる]とのこと。学年で２番。下の子は、１０番以内ぐらい、とのこと。</text:p>
              </text:list-item>
              <text:list-item>
                <text:p text:style-name="P380">洗いの人。年配。白髪。顔は、うすら白い。肌は、乾燥しているように見える。細いシワ。目は、光、まだある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人</text:p>
          </table:table-cell>
          <table:table-cell table:style-name="表26.C2" office:value-type="string">
            <text:list xml:id="list2983981209603802926" text:style-name="L355">
              <text:list-item>
                <text:p text:style-name="P381">本職の人か。ダボのズボン。コードの捌き、力を入れて行う。しばしば、スラブを小走りして、コードの配置を直す。</text:p>
              </text:list-item>
            </text:list>
          </table:table-cell>
        </table:table-row>
        <text:soft-page-break/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2">警備</text:span></text:p>
          </table:table-cell>
          <table:table-cell table:style-name="表26.C2" office:value-type="string">
            <text:list xml:id="list312179766137885484" text:style-name="L356">
              <text:list-item>
                <text:p text:style-name="P382">帰り際。小柄な男性の人。顔を向けていたら、こちらに視線を向ける。この人に、会釈す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土間屋さん</text:span></text:p>
          </table:table-cell>
          <table:table-cell table:style-name="表26.C2" office:value-type="string">
            <text:list xml:id="list824906004375610739" text:style-name="L357">
              <text:list-item>
                <text:p text:style-name="P383">若い人、２人。記憶にいま、戻っている。そのうちのひとり、私が帰りがけ、足場を進んでいる。その人が、角を曲がって、こちらへ歩を進めようとする。私は、この人に、その頃あいに、気づく。一瞬、私は止まる。その人が、難儀そうながらも、後退して、退避してくれる。私は、両手の掌を合わせて、礼を示しながら、角を渡っていく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大工さ</text:span><text:span text:style-name="T2">ん</text:span></text:p>
          </table:table-cell>
          <table:table-cell table:style-name="表26.C2" office:value-type="string">
            <text:list xml:id="list8799133951679428294" text:style-name="L358">
              <text:list-item>
                <text:p text:style-name="P384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8317380654579343109" text:style-name="L359">
              <text:list-item>
                <text:p text:style-name="P385">４人か。所長さんを入れて。スラブ担当は、２人。どちらも、ヘッドギア式の、無線の器具を着けている。壁打ち。所定の量、入ったか、やりとりしている。</text:p>
              </text:list-item>
              <text:list-item>
                <text:p text:style-name="P385">スラブ担当のうち、上にいる人。顔立ちが、女性のよう。輪郭は丸い。目が、まつげが長いのか。ヒゲを、上唇の左右に、生やしている。まばらに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1067260668812036854" text:style-name="L360">
              <text:list-item>
                <text:p text:style-name="P386">帰りの連絡。電話に出てくれた。フカシロさん。朝礼時、事前には[代行]という指示を受けていたが、日向電気の人、２人、来ている。この二人のうちのどちらかが、フカシロさんなのか。不詳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5724821167827171116" text:style-name="L361">
              <text:list-item>
                <text:p text:style-name="P387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12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3456767268704254563" text:style-name="L362">
              <text:list-item>
                <text:p text:style-name="P388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5995597530434144975" text:style-name="L363">
              <text:list-item>
                <text:p text:style-name="P389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8498769626922148323" text:style-name="L364">
              <text:list-item>
                <text:p text:style-name="P390">駅から、現場までの道。住宅の密集区域を通る。改札を出て、車道を渡る。目の前は、神社の山。[天祖神社]といったか。そこから少し、現場方面へ入った場所。キリスト教の教会、1軒。プロテスタントか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1235545509076736992" text:style-name="L365">
              <text:list-item>
                <text:p text:style-name="P391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8">12</text:p>
          </table:table-cell>
          <table:table-cell table:style-name="表26.B2" office:value-type="string">
            <text:p text:style-name="P9">やってもらったこと</text:p>
          </table:table-cell>
          <table:table-cell table:style-name="表26.C2" office:value-type="string">
            <text:list xml:id="list6117088732426116528" text:style-name="L366">
              <text:list-item>
                <text:p text:style-name="P392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危険予知、危険感知</text:p>
          </table:table-cell>
          <table:table-cell table:style-name="表26.C2" office:value-type="string">
            <text:list xml:id="list8570243061120814783" text:style-name="L367">
              <text:list-item>
                <text:p text:style-name="P393"/>
              </text:list-item>
            </text:list>
          </table:table-cell>
        </table:table-row>
      </table:table>
      <text:p text:style-name="P13"/>
      <text:p text:style-name="P4">[/ XXXX] 20220605_170900</text:p>
      <text:p text:style-name="P5"/>
      <text:p text:style-name="P7"/>
      <text:p text:style-name="P2">---------------------------------------------------------------</text:p>
      <text:p text:style-name="P4">[XXX] 20220611_162033</text:p>
      <text:p text:style-name="P13">myself / towa diary / XXX</text:p>
      <text:p text:style-name="P3"><text:span text:style-name="T3">作業日：6</text:span><text:span text:style-name="T5">/10</text:span><text:span text:style-name="T4">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11">わかたけ都筑特別用語老人ホーム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11">晴れ。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11">市が尾駅（電車）、千代橋（バス）</text:p>
          </table:table-cell>
        </table:table-row>
        <table:table-row>
          <table:table-cell table:style-name="表27.B2" office:value-type="string">
            <text:p text:style-name="P8">3-2</text:p>
            <text:p text:style-name="P8"/>
          </table:table-cell>
          <table:table-cell table:style-name="表27.B2" office:value-type="string">
            <text:p text:style-name="P9">開始／終了時刻</text:p>
          </table:table-cell>
          <table:table-cell table:style-name="表27.C2" office:value-type="string">
            <text:list xml:id="list6469969583003408033" text:style-name="L368">
              <text:list-item>
                <text:p text:style-name="P394">開始　：　９時すぎか。わりと、早かった印象。</text:p>
              </text:list-item>
              <text:list-item>
                <text:p text:style-name="P394">詰所到着　：　１６頃。１５時は過ぎていた。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2435485058009807791" text:style-name="L369">
              <text:list-item>
                <text:p text:style-name="P395">[ARAI]という会社名。３人。女の人、１人。職長さんは、１６５ぐらい。顔は日に焼けている。笑うと、目尻と、頬に、シワ。</text:p>
              </text:list-item>
              <text:list-item>
                <text:p text:style-name="P395">３人目は、年配の人。白髪。１６５ぐらい。朝、車を止める際、先に降りる。対象の区画の、船。取り除き、別の場所に置く。</text:p>
              </text:list-item>
              <text:list-item>
                <text:p text:style-name="P395">女の人。日よけの縁帽子、着けている。３０半ば。４０行っているか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2266007738713856937" text:style-name="L370">
              <text:list-item>
                <text:p text:style-name="P396">鈴木土木。水色のヘルメット。他に、似たような色の、別の会社名の人たち。バイブを担当していた、小柄な、腹の出た人（P1）。は、また別の会社名。緑色のメット。</text:p>
              </text:list-item>
              <text:list-item>
                <text:p text:style-name="P396">バイブ担当の人。２人。私の担当した人。スイッチを入れる、切る、を、声を出して、指示してくれる。</text:p>
              </text:list-item>
              <text:list-item>
                <text:p text:style-name="P396">もうひとりのバイブの人。５０半ばか。P1の人に、指示を出すとき、声を荒げる。P1の人は、言われても、反応は遅い。メガネあり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電気屋さんの相番の人</text:p>
          </table:table-cell>
          <table:table-cell table:style-name="表27.C2" office:value-type="string">
            <text:list xml:id="list5959616209851608943" text:style-name="L371">
              <text:list-item>
                <text:p text:style-name="P397">同じ、ヨコレイさんから請けて、来ている。女の人。本職は、電気か。昼休のとき、声を交わす。造作にパンクが出た、とのこと。</text:p>
              </text:list-item>
            </text:list>
          </table:table-cell>
        </table:table-row>
        <text:soft-page-break/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2">警備</text:span></text:p>
          </table:table-cell>
          <table:table-cell table:style-name="表27.C2" office:value-type="string">
            <text:list xml:id="list5056523356746247784" text:style-name="L372">
              <text:list-item>
                <text:p text:style-name="P398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土間屋さん</text:span></text:p>
          </table:table-cell>
          <table:table-cell table:style-name="表27.C2" office:value-type="string">
            <text:list xml:id="list2404769289660827893" text:style-name="L373">
              <text:list-item>
                <text:p text:style-name="P399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大工さん</text:span></text:p>
          </table:table-cell>
          <table:table-cell table:style-name="表27.C2" office:value-type="string">
            <text:list xml:id="list1921352011429177680" text:style-name="L374">
              <text:list-item>
                <text:p text:style-name="P400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4056097929782331680" text:style-name="L375">
              <text:list-item>
                <text:p text:style-name="P401">総勢、４人か。スラブ担当、私の班は、２人か。３０半ば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4361607127297553372" text:style-name="L376">
              <text:list-item>
                <text:p text:style-name="P402">朝、電話に出てくれたのは、若い声の人。[このあと行くんで、]とのこと。</text:p>
              </text:list-item>
              <text:list-item>
                <text:p text:style-name="P402">現場に来ていたのは、エンドウさん。３２歳以上。派遣で働いているとのこと。所長は、氏よりも年下。</text:p>
              </text:list-item>
              <text:list-item>
                <text:p text:style-name="P402">相番が終わって、設備の箱の場所に行く。エンドウさんが、造作を作っている。スタイロで。打設中に、スラブに、小型の、スタイロの切片があったことを、伝える。すると、この仕事は、新人の人間がやったことで、俺は何も把握していない、とのこと。その新人は、既に他の現場に[逃げてしまった]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7183422623509287726" text:style-name="L377">
              <text:list-item>
                <text:p text:style-name="P403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12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740644960308466492" text:style-name="L378">
              <text:list-item>
                <text:p text:style-name="P404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9176364148181935038" text:style-name="L379">
              <text:list-item>
                <text:p text:style-name="P405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703591553453799119" text:style-name="L380">
              <text:list-item>
                <text:p text:style-name="P406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7100939146563854329" text:style-name="L381">
              <text:list-item>
                <text:p text:style-name="P407"/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8">12</text:p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3592379956513191112" text:style-name="L382">
              <text:list-item>
                <text:p text:style-name="P408">ポンプ屋さん。女の人。午前中。まだ始まって間もない頃。スラブの、梁のすぐ手前に設置した、スラブボイド。ぐらついている。手直しをする。釘を１本、追加で打つ。結束線で、本体を鉄筋に繋ぐ。この際に、本体を支えておいてくれ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危険予知、危険感知</text:p>
          </table:table-cell>
          <table:table-cell table:style-name="表27.C2" office:value-type="string">
            <text:list xml:id="list7145515065292394583" text:style-name="L383">
              <text:list-item>
                <text:p text:style-name="P409"/>
              </text:list-item>
            </text:list>
          </table:table-cell>
        </table:table-row>
      </table:table>
      <text:p text:style-name="P13"/>
      <text:p text:style-name="P4">[/ XXXX] 20220611_163352</text:p>
      <text:p text:style-name="P13"/>
      <text:p text:style-name="P7"/>
      <text:p text:style-name="P2">---------------------------------------------------------------</text:p>
      <text:p text:style-name="P4">[XXX] 20220620_091316</text:p>
      <text:p text:style-name="P13">myself / towa diary / XXX</text:p>
      <text:p text:style-name="P3"><text:span text:style-name="T3">作業日：6</text:span><text:span text:style-name="T5">/17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8">1</text:p>
          </table:table-cell>
          <table:table-cell table:style-name="表28.B1" office:value-type="string">
            <text:p text:style-name="P8">現場</text:p>
          </table:table-cell>
          <table:table-cell table:style-name="表28.C1" office:value-type="string">
            <text:p text:style-name="P11">ヌーベル赤羽台</text:p>
          </table:table-cell>
        </table:table-row>
        <table:table-row>
          <table:table-cell table:style-name="表28.A2" office:value-type="float" office:value="2">
            <text:p text:style-name="P8">2</text:p>
          </table:table-cell>
          <table:table-cell table:style-name="表28.B2" office:value-type="string">
            <text:p text:style-name="P8">天気</text:p>
          </table:table-cell>
          <table:table-cell table:style-name="表28.C2" office:value-type="string">
            <text:p text:style-name="P11">晴れ。</text:p>
          </table:table-cell>
        </table:table-row>
        <table:table-row>
          <table:table-cell table:style-name="表28.A2" office:value-type="float" office:value="3">
            <text:p text:style-name="P8">3</text:p>
          </table:table-cell>
          <table:table-cell table:style-name="表28.B2" office:value-type="string">
            <text:p text:style-name="P8">最寄り</text:p>
          </table:table-cell>
          <table:table-cell table:style-name="表28.C2" office:value-type="string">
            <text:p text:style-name="P11">赤羽駅</text:p>
          </table:table-cell>
        </table:table-row>
        <table:table-row>
          <table:table-cell table:style-name="表28.B2" office:value-type="string">
            <text:p text:style-name="P8">3-2</text:p>
            <text:p text:style-name="P8"/>
          </table:table-cell>
          <table:table-cell table:style-name="表28.B2" office:value-type="string">
            <text:p text:style-name="P9">開始／終了時刻</text:p>
          </table:table-cell>
          <table:table-cell table:style-name="表28.C2" office:value-type="string">
            <text:list xml:id="list1681960225926360504" text:style-name="L384">
              <text:list-item>
                <text:p text:style-name="P410">開始　：　９時ぐらいか</text:p>
              </text:list-item>
              <text:list-item>
                <text:p text:style-name="P410">詰所到着　：　１５時ぐらいか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8">4</text:p>
          </table:table-cell>
          <table:table-cell table:style-name="表28.B2" office:value-type="string">
            <text:p text:style-name="P8">他職：ポンプ</text:p>
          </table:table-cell>
          <table:table-cell table:style-name="表28.C2" office:value-type="string">
            <text:list xml:id="list7791639094102373011" text:style-name="L385">
              <text:list-item>
                <text:p text:style-name="P411">２人。共に、日本人。ホース捌き担当の人（P1）。１６５ぐらい。顔の輪郭は、縦長。もうひとり、職長さんか、その人から、始終、罵られている。[お前は馬鹿なんだから…]という物言い。</text:p>
              </text:list-item>
              <text:list-item>
                <text:p text:style-name="P411">初盤、エレベータのところで、バイブがはまってしまう。P1の人が、器具を持ってくる。チェーンを巻き上げる<office:annotation office:name="__Annotation__11690_1403898728"><dc:creator>iwabuchi ken</dc:creator><dc:date>2022-06-20T09:23:54.75</dc:date><text:p text:style-name="P555"><text:span text:style-name="T7">[</text:span><text:span text:style-name="T7">機械</text:span><text:span text:style-name="T7">]</text:span><text:span text:style-name="T7">ではなく、”器械”。エンジンがついているものは、”機”を当てる。という方針、この場では。</text:span></text:p></office:annotation>器械<office:annotation-end office:name="__Annotation__11690_1403898728"/>。</text:p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8">5</text:p>
          </table:table-cell>
          <table:table-cell table:style-name="表28.B2" office:value-type="string">
            <text:p text:style-name="P8">他職：土工さん</text:p>
          </table:table-cell>
          <table:table-cell table:style-name="表28.C2" office:value-type="string">
            <text:list xml:id="list693837931568470093" text:style-name="L386">
              <text:list-item>
                <text:p text:style-name="P412">バイブ２人。私の担当した人。職長さんか。１７５ぐらい。ガタイがいい。目が、独特。爬虫類の目。発達系の、何か、変異を持っているか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8">6</text:p>
          </table:table-cell>
          <table:table-cell table:style-name="表28.B2" office:value-type="string">
            <text:p text:style-name="P8">他職：電気屋さんの相番の人</text:p>
          </table:table-cell>
          <table:table-cell table:style-name="表28.C2" office:value-type="string">
            <text:list xml:id="list8238367669069449572" text:style-name="L387">
              <text:list-item>
                <text:p text:style-name="P413">本職の人か。小柄。１６０ぐらい。６０を越えているか。私の担当のバイブ。の、電源線も、時折、真っ直ぐに按配してくれたりする。</text:p>
              </text:list-item>
            </text:list>
          </table:table-cell>
        </table:table-row>
        <table:table-row>
          <table:table-cell table:style-name="表28.B2" office:value-type="string">
            <text:p text:style-name="P8">6--2</text:p>
          </table:table-cell>
          <table:table-cell table:style-name="表28.B2" office:value-type="string">
            <text:p text:style-name="P8">他職：<text:span text:style-name="T2">警備</text:span></text:p>
          </table:table-cell>
          <table:table-cell table:style-name="表28.C2" office:value-type="string">
            <text:list xml:id="list6954662161052691789" text:style-name="L388">
              <text:list-item>
                <text:p text:style-name="P414"/>
              </text:list-item>
            </text:list>
          </table:table-cell>
        </table:table-row>
        <text:soft-page-break/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土間屋さん</text:span></text:p>
          </table:table-cell>
          <table:table-cell table:style-name="表28.C2" office:value-type="string">
            <text:list xml:id="list5048693965131549929" text:style-name="L389">
              <text:list-item>
                <text:p text:style-name="P415"/>
              </text:list-item>
            </text:list>
          </table:table-cell>
        </table:table-row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大工さ</text:span><text:span text:style-name="T2">ん</text:span></text:p>
          </table:table-cell>
          <table:table-cell table:style-name="表28.C2" office:value-type="string">
            <text:list xml:id="list748889070751065001" text:style-name="L390">
              <text:list-item>
                <text:p text:style-name="P416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8">7</text:p>
          </table:table-cell>
          <table:table-cell table:style-name="表28.B2" office:value-type="string">
            <text:p text:style-name="P8">監督さん</text:p>
          </table:table-cell>
          <table:table-cell table:style-name="表28.C2" office:value-type="string">
            <text:list xml:id="list6855012031743975262" text:style-name="L391">
              <text:list-item>
                <text:p text:style-name="P417">スラブ担当の人。若い。３０前半ぐらいか。体格は、細長。１７３ぐらいか。土工の職長さんから、呼び捨てで呼ばれている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8">8</text:p>
          </table:table-cell>
          <table:table-cell table:style-name="表28.B2" office:value-type="string">
            <text:p text:style-name="P8">発注者の方</text:p>
          </table:table-cell>
          <table:table-cell table:style-name="表28.C2" office:value-type="string">
            <text:list xml:id="list4267529655081760760" text:style-name="L392">
              <text:list-item>
                <text:p text:style-name="P418">指示書にあった人（P1）。朝礼では、挨拶を担当。所長さんか。サインをしてくれたのは、若い人（P2）。</text:p>
              </text:list-item>
              <text:list-item>
                <text:p text:style-name="P418">スラブのボイド。倒れるのが続いている、とのこと。P2の人に寄ると。朝礼後、我々に伝える。ボイドの困難のことで、しかし、P1の人に、建築に言ってくれるように、P2の人が求めているらしい。しかし、P1は、建築には申し入れていない。とのこと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東和からの同僚</text:p>
          </table:table-cell>
          <table:table-cell table:style-name="表28.C2" office:value-type="string">
            <text:list xml:id="list5993147726728678153" text:style-name="L393">
              <text:list-item>
                <text:p text:style-name="P419">カノウさん。北千住営業所。４３歳か、朝の、設備の会社の、作業表に、名前を記入してあるのを見たら。</text:p>
              </text:list-item>
              <text:list-item>
                <text:p text:style-name="P419">ボイドの倒れ。この現場は、４回目ぐらい、とのこと。これまでにも、土工さんの中で、ボイドを倒して、なにも気遣わない人、いるとのこと。</text:p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8">9</text:p>
          </table:table-cell>
          <table:table-cell table:style-name="表28.B2" office:value-type="string">
            <text:p text:style-name="P8">現場見取り図</text:p>
          </table:table-cell>
          <table:table-cell table:style-name="表28.C2" office:value-type="string">
            <text:p text:style-name="P12"/>
          </table:table-cell>
        </table:table-row>
        <table:table-row>
          <table:table-cell table:style-name="表28.A2" office:value-type="float" office:value="10">
            <text:p text:style-name="P8">10</text:p>
          </table:table-cell>
          <table:table-cell table:style-name="表28.B2" office:value-type="string">
            <text:p text:style-name="P9">段取り</text:p>
          </table:table-cell>
          <table:table-cell table:style-name="表28.C2" office:value-type="string">
            <text:list xml:id="list5512424133134529688" text:style-name="L394">
              <text:list-item>
                <text:p text:style-name="P420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行き帰りでの出来事、見聞</text:p>
          </table:table-cell>
          <table:table-cell table:style-name="表28.C2" office:value-type="string">
            <text:list xml:id="list6042923648937619551" text:style-name="L395">
              <text:list-item>
                <text:p text:style-name="P421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周囲の事物</text:p>
          </table:table-cell>
          <table:table-cell table:style-name="表28.C2" office:value-type="string">
            <text:list xml:id="list7460229155228670571" text:style-name="L396">
              <text:list-item>
                <text:p text:style-name="P422">隣接して、団地が続いている。</text:p>
              </text:list-item>
              <text:list-item>
                <text:p text:style-name="P422">駅からの道。現場敷地に到る、直前の道。坂道。勾配があ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8">11</text:p>
          </table:table-cell>
          <table:table-cell table:style-name="表28.B2" office:value-type="string">
            <text:p text:style-name="P9">その他</text:p>
          </table:table-cell>
          <table:table-cell table:style-name="表28.C2" office:value-type="string">
            <text:list xml:id="list1723607955336187798" text:style-name="L397">
              <text:list-item>
                <text:p text:style-name="P423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8">12</text:p>
          </table:table-cell>
          <table:table-cell table:style-name="表28.B2" office:value-type="string">
            <text:p text:style-name="P9">やってもらったこと</text:p>
          </table:table-cell>
          <table:table-cell table:style-name="表28.C2" office:value-type="string">
            <text:list xml:id="list5378380052971913070" text:style-name="L398">
              <text:list-item>
                <text:p text:style-name="P424">電気屋さんの相番の人。上記のとおり、バイブのコード、時折、配置をあしらってもらった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危険予知、危険感知</text:p>
          </table:table-cell>
          <table:table-cell table:style-name="表28.C2" office:value-type="string">
            <text:list xml:id="list2983264420427068571" text:style-name="L399">
              <text:list-item>
                <text:p text:style-name="P425">現場から、ゲートを通って、歩道へ出る。通行人、通行車と、ぶつかる。可能性ある。顔だけを出して、確認。が、予防策か。</text:p>
              </text:list-item>
            </text:list>
          </table:table-cell>
        </table:table-row>
      </table:table>
      <text:p text:style-name="P13"/>
      <text:p text:style-name="P4"><text:soft-page-break/>[/ XXXX] 20220620_093523</text:p>
      <text:p text:style-name="P5"/>
      <text:p text:style-name="P7"/>
      <text:p text:style-name="P2">---------------------------------------------------------------</text:p>
      <text:p text:style-name="P4">[XXX] 20220626_100245</text:p>
      <text:p text:style-name="P13">myself / towa diary / XXX</text:p>
      <text:p text:style-name="P3"><text:span text:style-name="T3">作業日：6</text:span><text:span text:style-name="T5">/25</text:span><text:span text:style-name="T4"> sa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8">1</text:p>
          </table:table-cell>
          <table:table-cell table:style-name="表29.B1" office:value-type="string">
            <text:p text:style-name="P8">現場</text:p>
          </table:table-cell>
          <table:table-cell table:style-name="表29.C1" office:value-type="string">
            <text:p text:style-name="P11">仲町台５丁目計画</text:p>
          </table:table-cell>
        </table:table-row>
        <table:table-row>
          <table:table-cell table:style-name="表29.A2" office:value-type="float" office:value="2">
            <text:p text:style-name="P8">2</text:p>
          </table:table-cell>
          <table:table-cell table:style-name="表29.B2" office:value-type="string">
            <text:p text:style-name="P8">天気</text:p>
          </table:table-cell>
          <table:table-cell table:style-name="表29.C2" office:value-type="string">
            <text:p text:style-name="P11">晴れ。雲、昼ごろまで、なし。</text:p>
          </table:table-cell>
        </table:table-row>
        <table:table-row>
          <table:table-cell table:style-name="表29.A2" office:value-type="float" office:value="3">
            <text:p text:style-name="P8">3</text:p>
          </table:table-cell>
          <table:table-cell table:style-name="表29.B2" office:value-type="string">
            <text:p text:style-name="P8">最寄り</text:p>
          </table:table-cell>
          <table:table-cell table:style-name="表29.C2" office:value-type="string">
            <text:p text:style-name="P11">仲町台駅</text:p>
          </table:table-cell>
        </table:table-row>
        <table:table-row>
          <table:table-cell table:style-name="表29.B2" office:value-type="string">
            <text:p text:style-name="P8">3-2</text:p>
            <text:p text:style-name="P8"/>
          </table:table-cell>
          <table:table-cell table:style-name="表29.B2" office:value-type="string">
            <text:p text:style-name="P9">開始／終了時刻</text:p>
          </table:table-cell>
          <table:table-cell table:style-name="表29.C2" office:value-type="string">
            <text:list xml:id="list8400634617048406201" text:style-name="L400">
              <text:list-item>
                <text:p text:style-name="P426">開始　：　９時すぎか</text:p>
              </text:list-item>
              <text:list-item>
                <text:p text:style-name="P426">詰所到着　：　１６：２０ぐらい。４時は、とうに過ぎていた。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8">4</text:p>
          </table:table-cell>
          <table:table-cell table:style-name="表29.B2" office:value-type="string">
            <text:p text:style-name="P8">他職：ポンプ</text:p>
          </table:table-cell>
          <table:table-cell table:style-name="表29.C2" office:value-type="string">
            <text:list xml:id="list8538484322362801269" text:style-name="L401">
              <text:list-item>
                <text:p text:style-name="P427">FUJITA。２名。３人いてもいい、と感じた。</text:p>
              </text:list-item>
              <text:list-item>
                <text:p text:style-name="P427">職長さんは、日本人。大柄。１７５ぐらいか。腹が出ている。５０代半ばか。顔にシワ、あり。目がグリっとしている。</text:p>
              </text:list-item>
              <text:list-item>
                <text:p text:style-name="P427">ホース捌きの人、ベトナムか。３０ぐらいか。１７０少し、痩せている。</text:p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8">5</text:p>
          </table:table-cell>
          <table:table-cell table:style-name="表29.B2" office:value-type="string">
            <text:p text:style-name="P8">他職：土工さん</text:p>
          </table:table-cell>
          <table:table-cell table:style-name="表29.C2" office:value-type="string">
            <text:list xml:id="list7152752738160306726" text:style-name="L402">
              <text:list-item>
                <text:p text:style-name="P428">バイブ、柱の時は、３人。私の担当は、計、２人。初めは、若い人。目がクリッとしている。ヒゲあり。鼻の下。１６５少しか。もうひとりは、同じく、１６５少し。顔の皮膚、やや、浅黒い。終盤、私が、横を向いて、洗いをやっている土工さんと、話をしている。バイブの、本体ホースが、たるんだか。その部分を、蹴り上げる。長靴のコンクリートが、飛び散る。私の方向へ、飛んでくる。いくつかの、塊、小さなもの、私の衣服に着く。</text:p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8">6</text:p>
          </table:table-cell>
          <table:table-cell table:style-name="表29.B2" office:value-type="string">
            <text:p text:style-name="P8">他職：電気屋さんの相番の人</text:p>
          </table:table-cell>
          <table:table-cell table:style-name="表29.C2" office:value-type="string">
            <text:list xml:id="list8550637604445821356" text:style-name="L403">
              <text:list-item>
                <text:p text:style-name="P429">背の高い人。本職ではないか。メガメ、あり。１７５ぐらい。３０半ば。あるいは、４０行っているか。目つきが、特徴あり。発達障害にかかわる何か、持っているか。</text:p>
              </text:list-item>
              <text:list-item>
                <text:p text:style-name="P429">安全帯を巻いていない。仕事自体は、慣れている様子。私の担当しているバイブ。のコードを、時々、捌いてくれる。最後、打ち終わって、私を見る。私は、少し微笑んで、頷いて、応える。[もう、いいだろう]との意味。</text:p>
              </text:list-item>
            </text:list>
          </table:table-cell>
        </table:table-row>
        <table:table-row>
          <table:table-cell table:style-name="表29.B2" office:value-type="string">
            <text:p text:style-name="P8">6--2</text:p>
          </table:table-cell>
          <table:table-cell table:style-name="表29.B2" office:value-type="string">
            <text:p text:style-name="P8">他職：<text:span text:style-name="T2">警備</text:span></text:p>
          </table:table-cell>
          <table:table-cell table:style-name="表29.C2" office:value-type="string">
            <text:list xml:id="list642963039420532576" text:style-name="L404">
              <text:list-item>
                <text:p text:style-name="P430"/>
              </text:list-item>
            </text:list>
          </table:table-cell>
        </table:table-row>
        <text:soft-page-break/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土間屋さん</text:span></text:p>
          </table:table-cell>
          <table:table-cell table:style-name="表29.C2" office:value-type="string">
            <text:list xml:id="list5015424989976535589" text:style-name="L405">
              <text:list-item>
                <text:p text:style-name="P431">１１時ぐらいか。待ちが、続いている。私はウトウトしている。土間屋さんの誰か、[なんだ、昼か？？]と、声を上げる。それを聞いて、私は、[どうなってるんだ！]と、独りごちて、立ち上がる。ポンプの方向へ、スラブを早歩きする。</text:p>
              </text:list-item>
            </text:list>
          </table:table-cell>
        </table:table-row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大工さん</text:span></text:p>
          </table:table-cell>
          <table:table-cell table:style-name="表29.C2" office:value-type="string">
            <text:list xml:id="list84571334651640954" text:style-name="L406">
              <text:list-item>
                <text:p text:style-name="P432">３人ぐらい、いたか。相番の人は、一人か。今日は打たない区画。で、２人だったか、拵え事をしている。</text:p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8">7</text:p>
          </table:table-cell>
          <table:table-cell table:style-name="表29.B2" office:value-type="string">
            <text:p text:style-name="P8">監督さん</text:p>
          </table:table-cell>
          <table:table-cell table:style-name="表29.C2" office:value-type="string">
            <text:list xml:id="list9027321340421496703" text:style-name="L407">
              <text:list-item>
                <text:p text:style-name="P433">スラブに、所長さんが、ずっといた。最後、あと１台ぐらいの頃には、いなかったか。スラブ上げが始まってからは、水を撒いている。ずっと。</text:p>
              </text:list-item>
            </text:list>
          </table:table-cell>
        </table:table-row>
        <table:table-row>
          <table:table-cell table:style-name="表29.A2" office:value-type="float" office:value="8">
            <text:p text:style-name="P8">8</text:p>
          </table:table-cell>
          <table:table-cell table:style-name="表29.B2" office:value-type="string">
            <text:p text:style-name="P8">発注者の方</text:p>
          </table:table-cell>
          <table:table-cell table:style-name="表29.C2" office:value-type="string">
            <text:list xml:id="list5396718636248465384" text:style-name="L408">
              <text:list-item>
                <text:p text:style-name="P434">朝、連絡した人。[ああ、東和ね？]との返事。３０半ばか。若い声。</text:p>
              </text:list-item>
              <text:list-item>
                <text:p text:style-name="P434">当初の現場に、移る。そこにいた人は、大浜さん。挨拶する。終了は、この人に連絡した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東和からの同僚</text:p>
          </table:table-cell>
          <table:table-cell table:style-name="表29.C2" office:value-type="string">
            <text:list xml:id="list3427228697580652303" text:style-name="L409">
              <text:list-item>
                <text:p text:style-name="P435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8">9</text:p>
          </table:table-cell>
          <table:table-cell table:style-name="表29.B2" office:value-type="string">
            <text:p text:style-name="P8">現場見取り図</text:p>
          </table:table-cell>
          <table:table-cell table:style-name="表29.C2" office:value-type="string">
            <text:p text:style-name="P12"/>
          </table:table-cell>
        </table:table-row>
        <table:table-row>
          <table:table-cell table:style-name="表29.A2" office:value-type="float" office:value="10">
            <text:p text:style-name="P8">10</text:p>
          </table:table-cell>
          <table:table-cell table:style-name="表29.B2" office:value-type="string">
            <text:p text:style-name="P9">段取り</text:p>
          </table:table-cell>
          <table:table-cell table:style-name="表29.C2" office:value-type="string">
            <text:list xml:id="list6937912470586199882" text:style-name="L410">
              <text:list-item>
                <text:p text:style-name="P436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行き帰りでの出来事、見聞</text:p>
          </table:table-cell>
          <table:table-cell table:style-name="表29.C2" office:value-type="string">
            <text:list xml:id="list5908646980189401699" text:style-name="L411">
              <text:list-item>
                <text:p text:style-name="P437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周囲の事物</text:p>
          </table:table-cell>
          <table:table-cell table:style-name="表29.C2" office:value-type="string">
            <text:list xml:id="list7350085034473442324" text:style-name="L412">
              <text:list-item>
                <text:p text:style-name="P438"/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8">11</text:p>
          </table:table-cell>
          <table:table-cell table:style-name="表29.B2" office:value-type="string">
            <text:p text:style-name="P9">その他</text:p>
          </table:table-cell>
          <table:table-cell table:style-name="表29.C2" office:value-type="string">
            <text:list xml:id="list3140818256190309626" text:style-name="L413">
              <text:list-item>
                <text:p text:style-name="P439">土工さん。叩きをやっていた人。の、一人。頬髭あり。目がギョロッとしている。ガタイがいい。身長は、１７０弱ぐらいか。最後、建物の軒。タバコを吸っているところ。そこにいた、何人かの土工さんたち。の中に、いる。頷いて、挨拶した。</text:p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8">12</text:p>
          </table:table-cell>
          <table:table-cell table:style-name="表29.B2" office:value-type="string">
            <text:p text:style-name="P9">やってもらったこと</text:p>
          </table:table-cell>
          <table:table-cell table:style-name="表29.C2" office:value-type="string">
            <text:list xml:id="list7380412404189162850" text:style-name="L414">
              <text:list-item>
                <text:p text:style-name="P440">終盤。あと、1マスぐらいの段階か。バイブを繰っている。電源コードが、私の後ろで、たるんでいる。それを、さらに後ろへ、投げ遣ろうとする。思うように、後ろへ行かない。すると、２人目の、私が担当した人、コードを、より奥へ、引き込んでくれる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危険予知、危険感知</text:p>
          </table:table-cell>
          <table:table-cell table:style-name="表29.C2" office:value-type="string">
            <text:list xml:id="list4189758303452003562" text:style-name="L415">
              <text:list-item>
                <text:p text:style-name="P441"/>
              </text:list-item>
            </text:list>
          </table:table-cell>
        </table:table-row>
      </table:table>
      <text:p text:style-name="P13"><text:soft-page-break/></text:p>
      <text:p text:style-name="P4">[/ XXXX] 20220626_102510</text:p>
      <text:p text:style-name="P5"/>
      <text:p text:style-name="P5"/>
      <text:p text:style-name="P7"/>
      <text:p text:style-name="P5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7</text:span><text:span text:style-name="T5">/1</text:span><text:span text:style-name="T4"> f</text:span>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float" office:value="1">
            <text:p text:style-name="P8">1</text:p>
          </table:table-cell>
          <table:table-cell table:style-name="表30.B1" office:value-type="string">
            <text:p text:style-name="P8">現場</text:p>
          </table:table-cell>
          <table:table-cell table:style-name="表30.C1" office:value-type="string">
            <text:p text:style-name="P11">四谷プロジェクト</text:p>
          </table:table-cell>
        </table:table-row>
        <table:table-row>
          <table:table-cell table:style-name="表30.A2" office:value-type="float" office:value="2">
            <text:p text:style-name="P8">2</text:p>
          </table:table-cell>
          <table:table-cell table:style-name="表30.B2" office:value-type="string">
            <text:p text:style-name="P8">天気</text:p>
          </table:table-cell>
          <table:table-cell table:style-name="表30.C2" office:value-type="string">
            <text:p text:style-name="P11">晴れ。雲、ほぼ、なし。午後、２時すぎか、ちらほら、薄い雲。</text:p>
          </table:table-cell>
        </table:table-row>
        <table:table-row>
          <table:table-cell table:style-name="表30.A2" office:value-type="float" office:value="3">
            <text:p text:style-name="P8">3</text:p>
          </table:table-cell>
          <table:table-cell table:style-name="表30.B2" office:value-type="string">
            <text:p text:style-name="P8">最寄り</text:p>
          </table:table-cell>
          <table:table-cell table:style-name="表30.C2" office:value-type="string">
            <text:p text:style-name="P11">四ツ谷駅</text:p>
          </table:table-cell>
        </table:table-row>
        <table:table-row>
          <table:table-cell table:style-name="表30.B2" office:value-type="string">
            <text:p text:style-name="P8">3-2</text:p>
            <text:p text:style-name="P8"/>
          </table:table-cell>
          <table:table-cell table:style-name="表30.B2" office:value-type="string">
            <text:p text:style-name="P9">開始／終了時刻</text:p>
          </table:table-cell>
          <table:table-cell table:style-name="表30.C2" office:value-type="string">
            <text:list xml:id="list7586321709446753517" text:style-name="L416">
              <text:list-item>
                <text:p text:style-name="P442">開始</text:p>
              </text:list-item>
              <text:list-item>
                <text:p text:style-name="P442">詰所到着　：　１６：３０ぐらいか。１６時は、回っている。</text:p>
              </text:list-item>
            </text:list>
          </table:table-cell>
        </table:table-row>
        <table:table-row>
          <table:table-cell table:style-name="表30.A2" office:value-type="float" office:value="4">
            <text:p text:style-name="P8">4</text:p>
          </table:table-cell>
          <table:table-cell table:style-name="表30.B2" office:value-type="string">
            <text:p text:style-name="P8">他職：ポンプ</text:p>
          </table:table-cell>
          <table:table-cell table:style-name="表30.C2" office:value-type="string">
            <text:list xml:id="list7540208440619622067" text:style-name="L417">
              <text:list-item>
                <text:p text:style-name="P443"/>
              </text:list-item>
            </text:list>
          </table:table-cell>
        </table:table-row>
        <table:table-row>
          <table:table-cell table:style-name="表30.A2" office:value-type="float" office:value="5">
            <text:p text:style-name="P8">5</text:p>
          </table:table-cell>
          <table:table-cell table:style-name="表30.B2" office:value-type="string">
            <text:p text:style-name="P8">他職：土工さん</text:p>
          </table:table-cell>
          <table:table-cell table:style-name="表30.C2" office:value-type="string">
            <text:list xml:id="list4069073634863253549" text:style-name="L418">
              <text:list-item>
                <text:p text:style-name="P444">バイブ２人。柱の時も、２人だったか。私の担当した人、４０ぐらいか。背が高い。顔立ちが、はっきりした作り。阿部寛のような輪郭。</text:p>
              </text:list-item>
              <text:list-item>
                <text:p text:style-name="P444">もうひとり。職長さんか。６０ぐらいか。顔に、シワ多し。メガネ、あり。スラブ担当の監督さんに、始終、説教を告げている。最後、１時間ぐらいか、私は、私が受け持っていたバイブ、この人が担当する。</text:p>
                <text:list>
                  <text:list-item>
                    <text:p text:style-name="P444">最後、もう上がっていいよ、と言ってくれる。</text:p>
                  </text:list-item>
                </text:list>
              </text:list-item>
            </text:list>
          </table:table-cell>
        </table:table-row>
        <table:table-row>
          <table:table-cell table:style-name="表30.A2" office:value-type="float" office:value="6">
            <text:p text:style-name="P8">6</text:p>
          </table:table-cell>
          <table:table-cell table:style-name="表30.B2" office:value-type="string">
            <text:p text:style-name="P8">他職：電気屋さんの相番の人</text:p>
          </table:table-cell>
          <table:table-cell table:style-name="表30.C2" office:value-type="string">
            <text:list xml:id="list2629915645333981936" text:style-name="L419">
              <text:list-item>
                <text:p text:style-name="P445">設備の相番。東和から。３０半ばか。若い。メガネ、あり。丸っこい輪郭。フード付きの、空調服。藤沢営業所に登録。</text:p>
              </text:list-item>
            </text:list>
          </table:table-cell>
        </table:table-row>
        <table:table-row>
          <table:table-cell table:style-name="表30.B2" office:value-type="string">
            <text:p text:style-name="P8">6--2</text:p>
          </table:table-cell>
          <table:table-cell table:style-name="表30.B2" office:value-type="string">
            <text:p text:style-name="P8">他職：<text:span text:style-name="T2">警備</text:span></text:p>
          </table:table-cell>
          <table:table-cell table:style-name="表30.C2" office:value-type="string">
            <text:list xml:id="list8293548363865590105" text:style-name="L420">
              <text:list-item>
                <text:p text:style-name="P446"/>
              </text:list-item>
            </text:list>
          </table:table-cell>
        </table:table-row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土間屋さん</text:span></text:p>
          </table:table-cell>
          <table:table-cell table:style-name="表30.C2" office:value-type="string">
            <text:list xml:id="list5965168225823302580" text:style-name="L421">
              <text:list-item>
                <text:p text:style-name="P447"/>
              </text:list-item>
            </text:list>
          </table:table-cell>
        </table:table-row>
        <text:soft-page-break/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大工さん</text:span></text:p>
          </table:table-cell>
          <table:table-cell table:style-name="表30.C2" office:value-type="string">
            <text:list xml:id="list6127920125703396623" text:style-name="L422">
              <text:list-item>
                <text:p text:style-name="P448"/>
              </text:list-item>
            </text:list>
          </table:table-cell>
        </table:table-row>
        <table:table-row>
          <table:table-cell table:style-name="表30.A2" office:value-type="float" office:value="7">
            <text:p text:style-name="P8">7</text:p>
          </table:table-cell>
          <table:table-cell table:style-name="表30.B2" office:value-type="string">
            <text:p text:style-name="P8">監督さん</text:p>
          </table:table-cell>
          <table:table-cell table:style-name="表30.C2" office:value-type="string">
            <text:list xml:id="list6501844898190743453" text:style-name="L423">
              <text:list-item>
                <text:p text:style-name="P449">スラブ担当、２人。上役の人（P1）は、３０後半ぐらいか。始まりの頃、コードを配線している。送風機のために。続けて、送風機を、２台ぐらいか、置く。</text:p>
              </text:list-item>
              <text:list-item>
                <text:p text:style-name="P449">もうひとりの監督さん（P2）。２０後半ぐらいか。見た目、若い。P1の人、P2の人に、たびたび、怒鳴り声をあげる。呼び捨て。送風機設置の時、お前もやれよ！と、叱責している。</text:p>
              </text:list-item>
            </text:list>
          </table:table-cell>
        </table:table-row>
        <table:table-row>
          <table:table-cell table:style-name="表30.A2" office:value-type="float" office:value="8">
            <text:p text:style-name="P8">8</text:p>
          </table:table-cell>
          <table:table-cell table:style-name="表30.B2" office:value-type="string">
            <text:p text:style-name="P8">発注者の方</text:p>
          </table:table-cell>
          <table:table-cell table:style-name="表30.C2" office:value-type="string">
            <text:list xml:id="list5753776473775157749" text:style-name="L424">
              <text:list-item>
                <text:p text:style-name="P450">菅谷さん。職方の人。休憩時、躯体の犬走りの場所で、顔を合わせる。どう？といったことを、聞いてくれたか。身体が、こちらを向いてくれている。意識を、こちらに向けてくれている、と言おうか。</text:p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東和からの同僚</text:p>
          </table:table-cell>
          <table:table-cell table:style-name="表30.C2" office:value-type="string">
            <text:list xml:id="list785019408599108626" text:style-name="L425">
              <text:list-item>
                <text:p text:style-name="P451"/>
              </text:list-item>
            </text:list>
          </table:table-cell>
        </table:table-row>
        <table:table-row>
          <table:table-cell table:style-name="表30.A2" office:value-type="float" office:value="9">
            <text:p text:style-name="P8">9</text:p>
          </table:table-cell>
          <table:table-cell table:style-name="表30.B2" office:value-type="string">
            <text:p text:style-name="P8">現場見取り図</text:p>
          </table:table-cell>
          <table:table-cell table:style-name="表30.C2" office:value-type="string">
            <text:p text:style-name="P12"/>
          </table:table-cell>
        </table:table-row>
        <table:table-row>
          <table:table-cell table:style-name="表30.A2" office:value-type="float" office:value="10">
            <text:p text:style-name="P8">10</text:p>
          </table:table-cell>
          <table:table-cell table:style-name="表30.B2" office:value-type="string">
            <text:p text:style-name="P9">段取り</text:p>
          </table:table-cell>
          <table:table-cell table:style-name="表30.C2" office:value-type="string">
            <text:list xml:id="list6676724118025013503" text:style-name="L426">
              <text:list-item>
                <text:p text:style-name="P452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行き帰りでの出来事、見聞</text:p>
          </table:table-cell>
          <table:table-cell table:style-name="表30.C2" office:value-type="string">
            <text:list xml:id="list6272480465016238267" text:style-name="L427">
              <text:list-item>
                <text:p text:style-name="P453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周囲の事物</text:p>
          </table:table-cell>
          <table:table-cell table:style-name="表30.C2" office:value-type="string">
            <text:list xml:id="list5170260681113474593" text:style-name="L428">
              <text:list-item>
                <text:p text:style-name="P454"/>
              </text:list-item>
            </text:list>
          </table:table-cell>
        </table:table-row>
        <table:table-row>
          <table:table-cell table:style-name="表30.A2" office:value-type="float" office:value="11">
            <text:p text:style-name="P8">11</text:p>
          </table:table-cell>
          <table:table-cell table:style-name="表30.B2" office:value-type="string">
            <text:p text:style-name="P9">その他</text:p>
          </table:table-cell>
          <table:table-cell table:style-name="表30.C2" office:value-type="string">
            <text:list xml:id="list8114498122371493231" text:style-name="L429">
              <text:list-item>
                <text:p text:style-name="P455"/>
              </text:list-item>
            </text:list>
          </table:table-cell>
        </table:table-row>
        <table:table-row>
          <table:table-cell table:style-name="表30.A2" office:value-type="float" office:value="12">
            <text:p text:style-name="P8">12</text:p>
          </table:table-cell>
          <table:table-cell table:style-name="表30.B2" office:value-type="string">
            <text:p text:style-name="P9">やってもらったこと</text:p>
          </table:table-cell>
          <table:table-cell table:style-name="表30.C2" office:value-type="string">
            <text:list xml:id="list8179608516577906401" text:style-name="L430">
              <text:list-item>
                <text:p text:style-name="P456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危険予知、危険感知</text:p>
          </table:table-cell>
          <table:table-cell table:style-name="表30.C2" office:value-type="string">
            <text:list xml:id="list8450831035451861569" text:style-name="L431">
              <text:list-item>
                <text:p text:style-name="P457">弁当箱。今回は、大きめの型だった。移動させるとき、ややもすると、ぎっくりをやってしまう。まず、身体の姿勢を作ってから、持ち上げの動作を始める。</text:p>
              </text:list-item>
              <text:list-item>
                <text:p text:style-name="P457">要点は、姿勢について、重心を、より、身体の芯に、近いところに取る。</text:p>
              </text:list-item>
            </text:list>
          </table:table-cell>
        </table:table-row>
      </table:table>
      <text:p text:style-name="P13"/>
      <text:p text:style-name="P4">[/ XXXX] 20220703_093623</text:p>
      <text:p text:style-name="P5"/>
      <text:p text:style-name="P5"/>
      <text:p text:style-name="P7"><text:soft-page-break/></text:p>
      <text:p text:style-name="P5"/>
      <text:p text:style-name="P2">---------------------------------------------------------------</text:p>
      <text:p text:style-name="P4">[XXX] 20220713_012752</text:p>
      <text:p text:style-name="P13">myself / towa diary / XXX</text:p>
      <text:p text:style-name="P3"><text:span text:style-name="T3">作業日：7</text:span><text:span text:style-name="T5">/9</text:span><text:span text:style-name="T4"> sa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float" office:value="1">
            <text:p text:style-name="P8">1</text:p>
          </table:table-cell>
          <table:table-cell table:style-name="表31.B1" office:value-type="string">
            <text:p text:style-name="P8">現場</text:p>
          </table:table-cell>
          <table:table-cell table:style-name="表31.C1" office:value-type="string">
            <text:p text:style-name="P11">中延プロジェクト</text:p>
          </table:table-cell>
        </table:table-row>
        <table:table-row>
          <table:table-cell table:style-name="表31.A2" office:value-type="float" office:value="2">
            <text:p text:style-name="P8">2</text:p>
          </table:table-cell>
          <table:table-cell table:style-name="表31.B2" office:value-type="string">
            <text:p text:style-name="P8">天気</text:p>
          </table:table-cell>
          <table:table-cell table:style-name="表31.C2" office:value-type="string">
            <text:p text:style-name="P11">晴れ。雲、あり。昼過ぎ、一度、直射、照る。</text:p>
          </table:table-cell>
        </table:table-row>
        <table:table-row>
          <table:table-cell table:style-name="表31.A2" office:value-type="float" office:value="3">
            <text:p text:style-name="P8">3</text:p>
          </table:table-cell>
          <table:table-cell table:style-name="表31.B2" office:value-type="string">
            <text:p text:style-name="P8">最寄り</text:p>
          </table:table-cell>
          <table:table-cell table:style-name="表31.C2" office:value-type="string">
            <text:p text:style-name="P11">中延駅</text:p>
          </table:table-cell>
        </table:table-row>
        <table:table-row>
          <table:table-cell table:style-name="表31.B2" office:value-type="string">
            <text:p text:style-name="P8">3-2</text:p>
            <text:p text:style-name="P8"/>
          </table:table-cell>
          <table:table-cell table:style-name="表31.B2" office:value-type="string">
            <text:p text:style-name="P9">開始／終了時刻</text:p>
          </table:table-cell>
          <table:table-cell table:style-name="表31.C2" office:value-type="string">
            <text:list xml:id="list2502279305059889391" text:style-name="L432">
              <text:list-item>
                <text:p text:style-name="P458">開始　：　９：１５ぐらいか</text:p>
              </text:list-item>
              <text:list-item>
                <text:p text:style-name="P458">詰所到着　：　１６：３０？</text:p>
              </text:list-item>
            </text:list>
          </table:table-cell>
        </table:table-row>
        <table:table-row>
          <table:table-cell table:style-name="表31.A2" office:value-type="float" office:value="4">
            <text:p text:style-name="P8">4</text:p>
          </table:table-cell>
          <table:table-cell table:style-name="表31.B2" office:value-type="string">
            <text:p text:style-name="P8">他職：ポンプ</text:p>
          </table:table-cell>
          <table:table-cell table:style-name="表31.C2" office:value-type="string">
            <text:list xml:id="list5876023433661698242" text:style-name="L433">
              <text:list-item>
                <text:p text:style-name="P459">マルエス興業</text:p>
              </text:list-item>
            </text:list>
          </table:table-cell>
        </table:table-row>
        <table:table-row>
          <table:table-cell table:style-name="表31.A2" office:value-type="float" office:value="5">
            <text:p text:style-name="P8">5</text:p>
          </table:table-cell>
          <table:table-cell table:style-name="表31.B2" office:value-type="string">
            <text:p text:style-name="P8">他職：土工さん</text:p>
          </table:table-cell>
          <table:table-cell table:style-name="表31.C2" office:value-type="string">
            <text:list xml:id="list2187072983090983693" text:style-name="L434">
              <text:list-item>
                <text:p text:style-name="P460">鳶の人達と、同じ会社か。</text:p>
              </text:list-item>
              <text:list-item>
                <text:p text:style-name="P460">バイブ、２人。前半、親方さんと、もう一人は、若い人。３０前半か。私は、親方さんのバイブを担当。</text:p>
              </text:list-item>
              <text:list-item>
                <text:p text:style-name="P460">後半。親方さんが、交代。オレンジ色の長靴の人。６０過ぎているか。年配の顔立ち。１６５ぐらい。小柄。</text:p>
              </text:list-item>
            </text:list>
          </table:table-cell>
        </table:table-row>
        <table:table-row>
          <table:table-cell table:style-name="表31.A2" office:value-type="float" office:value="6">
            <text:p text:style-name="P8">6</text:p>
          </table:table-cell>
          <table:table-cell table:style-name="表31.B2" office:value-type="string">
            <text:p text:style-name="P8">他職：電気屋さんの相番の人</text:p>
          </table:table-cell>
          <table:table-cell table:style-name="表31.C2" office:value-type="string">
            <text:list xml:id="list3907573197019431042" text:style-name="L435">
              <text:list-item>
                <text:p text:style-name="P461">本職の人か。１７５ぐらい。痩せている。結婚指輪、あり。朝、電話している。自分の勤める会社の人か、取引相手の人か。社会人風の（勤め人風の、と言おうか）、受け答え。</text:p>
              </text:list-item>
            </text:list>
          </table:table-cell>
        </table:table-row>
        <table:table-row>
          <table:table-cell table:style-name="表31.B2" office:value-type="string">
            <text:p text:style-name="P8">6--2</text:p>
          </table:table-cell>
          <table:table-cell table:style-name="表31.B2" office:value-type="string">
            <text:p text:style-name="P8">他職：<text:span text:style-name="T2">警備</text:span></text:p>
          </table:table-cell>
          <table:table-cell table:style-name="表31.C2" office:value-type="string">
            <text:list xml:id="list7710386127840271501" text:style-name="L436">
              <text:list-item>
                <text:p text:style-name="P462">３人。頭の人、朝、６時半ぐらい。もう来ている。１７５弱。４０代、行っているか。３０後半か。痩せ気味。日に焼けている。誘導。声が大きい。[右側をお通りくださーい]。</text:p>
              </text:list-item>
            </text:list>
          </table:table-cell>
        </table:table-row>
        <table:table-row>
          <table:table-cell table:style-name="表31.B2" office:value-type="string">
            <text:p text:style-name="P8"/>
          </table:table-cell>
          <table:table-cell table:style-name="表31.B2" office:value-type="string">
            <text:p text:style-name="P8">他職：<text:span text:style-name="T2">土間屋さん</text:span></text:p>
          </table:table-cell>
          <table:table-cell table:style-name="表31.C2" office:value-type="string">
            <text:list xml:id="list1874810032554071234" text:style-name="L437">
              <text:list-item>
                <text:p text:style-name="P463">１人か。５０代後半。あるいは、６０代。ガタイがいい。１７０弱か。</text:p>
              </text:list-item>
            </text:list>
          </table:table-cell>
        </table:table-row>
        <table:table-row>
          <table:table-cell table:style-name="表31.B2" office:value-type="string">
            <text:p text:style-name="P8"/>
          </table:table-cell>
          <table:table-cell table:style-name="表31.B2" office:value-type="string">
            <text:p text:style-name="P8">他職：<text:span text:style-name="T2">大工さん</text:span></text:p>
          </table:table-cell>
          <table:table-cell table:style-name="表31.C2" office:value-type="string">
            <text:list xml:id="list4500520528671225498" text:style-name="L438">
              <text:list-item>
                <text:p text:style-name="P464">打設中、型枠を作成している。ダメ穴の四方に嵌めるもの。</text:p>
              </text:list-item>
            </text:list>
          </table:table-cell>
        </table:table-row>
        <table:table-row>
          <table:table-cell table:style-name="表31.A2" office:value-type="float" office:value="7">
            <text:p text:style-name="P8">7</text:p>
          </table:table-cell>
          <table:table-cell table:style-name="表31.B2" office:value-type="string">
            <text:p text:style-name="P8">監督さん</text:p>
          </table:table-cell>
          <table:table-cell table:style-name="表31.C2" office:value-type="string">
            <text:list xml:id="list3089490958640436599" text:style-name="L439">
              <text:list-item>
                <text:p text:style-name="P465">３人。スラブ担当は、２人。一人は、３０前後か。１６５少し。あまり喋らず。最後、追加を１台。鳶の頭の人に、[月曜でいいだろう！]、と言われる。苦笑いを薄く見せる。</text:p>
              </text:list-item>
              <text:list-item>
                <text:p text:style-name="P465">もう一人の人。４０後半、あるいは５０行ってるか。顔の輪郭、縦長。梁用の、コンクリ止めのための、仕切り細工。傍らで、作っている。</text:p>
              </text:list-item>
            </text:list>
          </table:table-cell>
        </table:table-row>
        <text:soft-page-break/>
        <table:table-row>
          <table:table-cell table:style-name="表31.A2" office:value-type="float" office:value="8">
            <text:p text:style-name="P8">8</text:p>
          </table:table-cell>
          <table:table-cell table:style-name="表31.B2" office:value-type="string">
            <text:p text:style-name="P8">発注者の方</text:p>
          </table:table-cell>
          <table:table-cell table:style-name="表31.C2" office:value-type="string">
            <text:list xml:id="list2215705356187691821" text:style-name="L440">
              <text:list-item>
                <text:p text:style-name="P466">朝、電話に出てくれる。その日は、ホクシンの人は誰も行かない。熱中症、気をつけてくれ。</text:p>
              </text:list-item>
              <text:list-item>
                <text:p text:style-name="P466">終了時、電話に出ず。</text:p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東和からの同僚</text:p>
          </table:table-cell>
          <table:table-cell table:style-name="表31.C2" office:value-type="string">
            <text:list xml:id="list2648295671163968384" text:style-name="L441">
              <text:list-item>
                <text:p text:style-name="P467"/>
              </text:list-item>
            </text:list>
          </table:table-cell>
        </table:table-row>
        <table:table-row>
          <table:table-cell table:style-name="表31.A2" office:value-type="float" office:value="9">
            <text:p text:style-name="P8">9</text:p>
          </table:table-cell>
          <table:table-cell table:style-name="表31.B2" office:value-type="string">
            <text:p text:style-name="P8">現場見取り図</text:p>
          </table:table-cell>
          <table:table-cell table:style-name="表31.C2" office:value-type="string">
            <text:p text:style-name="P12"/>
          </table:table-cell>
        </table:table-row>
        <table:table-row>
          <table:table-cell table:style-name="表31.A2" office:value-type="float" office:value="10">
            <text:p text:style-name="P8">10</text:p>
          </table:table-cell>
          <table:table-cell table:style-name="表31.B2" office:value-type="string">
            <text:p text:style-name="P9">段取り</text:p>
          </table:table-cell>
          <table:table-cell table:style-name="表31.C2" office:value-type="string">
            <text:list xml:id="list5899515995801265697" text:style-name="L442">
              <text:list-item>
                <text:p text:style-name="P468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行き帰りでの出来事、見聞</text:p>
          </table:table-cell>
          <table:table-cell table:style-name="表31.C2" office:value-type="string">
            <text:list xml:id="list6124715230982284189" text:style-name="L443">
              <text:list-item>
                <text:p text:style-name="P469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周囲の事物</text:p>
          </table:table-cell>
          <table:table-cell table:style-name="表31.C2" office:value-type="string">
            <text:list xml:id="list4463475452366757840" text:style-name="L444">
              <text:list-item>
                <text:p text:style-name="P470"/>
              </text:list-item>
            </text:list>
          </table:table-cell>
        </table:table-row>
        <table:table-row>
          <table:table-cell table:style-name="表31.A2" office:value-type="float" office:value="11">
            <text:p text:style-name="P8">11</text:p>
          </table:table-cell>
          <table:table-cell table:style-name="表31.B2" office:value-type="string">
            <text:p text:style-name="P9">その他</text:p>
          </table:table-cell>
          <table:table-cell table:style-name="表31.C2" office:value-type="string">
            <text:list xml:id="list3649634301537471183" text:style-name="L445">
              <text:list-item>
                <text:p text:style-name="P471"/>
              </text:list-item>
            </text:list>
          </table:table-cell>
        </table:table-row>
        <table:table-row>
          <table:table-cell table:style-name="表31.A2" office:value-type="float" office:value="12">
            <text:p text:style-name="P8">12</text:p>
          </table:table-cell>
          <table:table-cell table:style-name="表31.B2" office:value-type="string">
            <text:p text:style-name="P9">やってもらったこと</text:p>
          </table:table-cell>
          <table:table-cell table:style-name="表31.C2" office:value-type="string">
            <text:list xml:id="list3687364546147034391" text:style-name="L446">
              <text:list-item>
                <text:p text:style-name="P472">土工の親方さん。初盤、私がバイブを担当した人。最後、追加待ち。トイレに行く。戻って、打設点の近くで、ウンザリな気分で立つ。すると、私に手で合図を送る。もう上がっていい、との意味。</text:p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危険予知、危険感知</text:p>
          </table:table-cell>
          <table:table-cell table:style-name="表31.C2" office:value-type="string">
            <text:list xml:id="list3865301088001308692" text:style-name="L447">
              <text:list-item>
                <text:p text:style-name="P473">差し金。に、足を引っ掛けて、転倒。ありうる。しそうになったこと、幾度か、記憶にある。</text:p>
              </text:list-item>
              <text:list-item>
                <text:p text:style-name="P473">（対策）下見の際に、開口部、端部の位置、を知る。に、加えて、差し金の有無、位置。も、知る。</text:p>
              </text:list-item>
            </text:list>
          </table:table-cell>
        </table:table-row>
      </table:table>
      <text:p text:style-name="P13"/>
      <text:p text:style-name="P4">[/ XXXX] 20220713_095316</text:p>
      <text:p text:style-name="P5"/>
      <text:p text:style-name="P7"/>
      <text:p text:style-name="P2">---------------------------------------------------------------</text:p>
      <text:p text:style-name="P4">[XXX] 20220717_101058</text:p>
      <text:p text:style-name="P13">myself / towa diary / XXX</text:p>
      <text:p text:style-name="P3"><text:span text:style-name="T3">作業日：7</text:span><text:span text:style-name="T5">/15</text:span><text:span text:style-name="T4"> </text:span><text:span text:style-name="T6">f</text:span></text:p>
      <table:table table:name="表32" table:style-name="表32">
        <table:table-column table:style-name="表32.A"/>
        <table:table-column table:style-name="表32.B"/>
        <table:table-column table:style-name="表32.C"/>
        <text:soft-page-break/>
        <table:table-row>
          <table:table-cell table:style-name="表32.A1" office:value-type="float" office:value="1">
            <text:p text:style-name="P8">1</text:p>
          </table:table-cell>
          <table:table-cell table:style-name="表32.B1" office:value-type="string">
            <text:p text:style-name="P8">現場</text:p>
          </table:table-cell>
          <table:table-cell table:style-name="表32.C1" office:value-type="string">
            <text:p text:style-name="P11">わかたけ都筑特別用語老人ホーム</text:p>
          </table:table-cell>
        </table:table-row>
        <table:table-row>
          <table:table-cell table:style-name="表32.A2" office:value-type="float" office:value="2">
            <text:p text:style-name="P8">2</text:p>
          </table:table-cell>
          <table:table-cell table:style-name="表32.B2" office:value-type="string">
            <text:p text:style-name="P8">天気</text:p>
          </table:table-cell>
          <table:table-cell table:style-name="表32.C2" office:value-type="string">
            <text:p text:style-name="P11"/>
          </table:table-cell>
        </table:table-row>
        <table:table-row>
          <table:table-cell table:style-name="表32.A2" office:value-type="float" office:value="3">
            <text:p text:style-name="P8">3</text:p>
          </table:table-cell>
          <table:table-cell table:style-name="表32.B2" office:value-type="string">
            <text:p text:style-name="P8">最寄り</text:p>
          </table:table-cell>
          <table:table-cell table:style-name="表32.C2" office:value-type="string">
            <text:p text:style-name="P11">市が尾駅（電車）、千代橋（バス）</text:p>
          </table:table-cell>
        </table:table-row>
        <table:table-row>
          <table:table-cell table:style-name="表32.B2" office:value-type="string">
            <text:p text:style-name="P8">3-2</text:p>
            <text:p text:style-name="P8"/>
          </table:table-cell>
          <table:table-cell table:style-name="表32.B2" office:value-type="string">
            <text:p text:style-name="P9">開始／終了時刻</text:p>
          </table:table-cell>
          <table:table-cell table:style-name="表32.C2" office:value-type="string">
            <text:list xml:id="list7045936037812401139" text:style-name="L448">
              <text:list-item>
                <text:p text:style-name="P474">開始　：　　９：３０か。もう少し、遅いか。</text:p>
              </text:list-item>
              <text:list-item>
                <text:p text:style-name="P474">詰所到着　：　１９：１０ぐらい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8">4</text:p>
          </table:table-cell>
          <table:table-cell table:style-name="表32.B2" office:value-type="string">
            <text:p text:style-name="P8">他職：ポンプ</text:p>
          </table:table-cell>
          <table:table-cell table:style-name="表32.C2" office:value-type="string">
            <text:list xml:id="list8937907907999460846" text:style-name="L449">
              <text:list-item>
                <text:p text:style-name="P475">[ARAI]。自分のいた班。３人。</text:p>
              </text:list-item>
              <text:list-item>
                <text:p text:style-name="P475">親方さん。小柄。日に焼けている。５０ぐらいか。笑うと、目尻にシワ。何本か、深めの。</text:p>
              </text:list-item>
              <text:list-item>
                <text:p text:style-name="P475">他の２人。ひとりは、ベトナムか。３０ぐらいか。１７３ぐらい。痩せている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8">5</text:p>
          </table:table-cell>
          <table:table-cell table:style-name="表32.B2" office:value-type="string">
            <text:p text:style-name="P8">他職：土工さん</text:p>
          </table:table-cell>
          <table:table-cell table:style-name="表32.C2" office:value-type="string">
            <text:list xml:id="list6767197792286435398" text:style-name="L450">
              <text:list-item>
                <text:p text:style-name="P476">[鈴木土木]　[芹沢興業]。二つの名前、１つのヘルメットに。</text:p>
              </text:list-item>
              <text:list-item>
                <text:p text:style-name="P476">初盤。奥の区画の班。途中、ボイドを補強の作業も、実行。しばらくして、私の担当していたバイブの人、土工の親方さん。[スイッチやらないなら、邪魔だから、向こう（もう一つの班）に行け]。</text:p>
                <text:list>
                  <text:list-item>
                    <text:p text:style-name="P476">申し訳ない、と謝る。しばらく、続けて、コードを持つ。スラブ担当の監督さん、来る。どうしたのか？と尋ねる。事情を、私の言葉で伝える。慮ったあと、監督さんに、向こうの班へ行ってもいいですよ、と伝える。もう一つの班へ、移る。</text:p>
                  </text:list-item>
                </text:list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8">6</text:p>
          </table:table-cell>
          <table:table-cell table:style-name="表32.B2" office:value-type="string">
            <text:p text:style-name="P8">他職：電気屋さんの相番の人</text:p>
          </table:table-cell>
          <table:table-cell table:style-name="表32.C2" office:value-type="string">
            <text:list xml:id="list303806746439358699" text:style-name="L451">
              <text:list-item>
                <text:p text:style-name="P477">奥の班に、一人。女の人。前回、いた人、だろう。</text:p>
              </text:list-item>
            </text:list>
          </table:table-cell>
        </table:table-row>
        <table:table-row>
          <table:table-cell table:style-name="表32.B2" office:value-type="string">
            <text:p text:style-name="P8">6--2</text:p>
          </table:table-cell>
          <table:table-cell table:style-name="表32.B2" office:value-type="string">
            <text:p text:style-name="P8">他職：<text:span text:style-name="T2">警備</text:span></text:p>
          </table:table-cell>
          <table:table-cell table:style-name="表32.C2" office:value-type="string">
            <text:list xml:id="list8454558519340658093" text:style-name="L452">
              <text:list-item>
                <text:p text:style-name="P478"/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2">土間屋さん</text:span></text:p>
          </table:table-cell>
          <table:table-cell table:style-name="表32.C2" office:value-type="string">
            <text:list xml:id="list6484673642873063275" text:style-name="L453">
              <text:list-item>
                <text:p text:style-name="P479">親方さんか、黄土色の、ウインブレ。割腹、よし。打設が中断しているとき、スラブに腰を降ろして、他の同僚の何人かと、談笑。一度、レベルに私が掛かっていて、どくように、声を受けた。</text:p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2">大工さん</text:span></text:p>
          </table:table-cell>
          <table:table-cell table:style-name="表32.C2" office:value-type="string">
            <text:list xml:id="list422349819217221320" text:style-name="L454">
              <text:list-item>
                <text:p text:style-name="P480"/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8">7</text:p>
          </table:table-cell>
          <table:table-cell table:style-name="表32.B2" office:value-type="string">
            <text:p text:style-name="P8">監督さん</text:p>
          </table:table-cell>
          <table:table-cell table:style-name="表32.C2" office:value-type="string">
            <text:list xml:id="list7172958091391339457" text:style-name="L455">
              <text:list-item>
                <text:p text:style-name="P481">スラブ担当の人。３０前半ぐらいか。朝一の、土工の親方さんの一件のとき、対応してくれる。</text:p>
              </text:list-item>
              <text:list-item>
                <text:p text:style-name="P481">後、一度、結束線の所望を、私に依頼する。</text:p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8">8</text:p>
          </table:table-cell>
          <table:table-cell table:style-name="表32.B2" office:value-type="string">
            <text:p text:style-name="P8">発注者の方</text:p>
          </table:table-cell>
          <table:table-cell table:style-name="表32.C2" office:value-type="string">
            <text:list xml:id="list6335114146155143337" text:style-name="L456">
              <text:list-item>
                <text:p text:style-name="P482">遠藤さん（指示書に、漢字書き）。顎鬚だったか、生やしている。前回は、なかったとの記憶。ボイドが１本、動いてしまったもの、手直しを頼む。やってくれる。１２番、との掲示をつけた、柱。の、四隅の１つ。の、すぐ脇。</text:p>
              </text:list-item>
              <text:list-item>
                <text:p text:style-name="P482">勤務の状況。８時には、帰っている。とのこと。</text:p>
              </text:list-item>
            </text:list>
          </table:table-cell>
        </table:table-row>
        <text:soft-page-break/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東和からの同僚</text:p>
          </table:table-cell>
          <table:table-cell table:style-name="表32.C2" office:value-type="string">
            <text:list xml:id="list8669404178282323445" text:style-name="L457">
              <text:list-item>
                <text:p text:style-name="P483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8">9</text:p>
          </table:table-cell>
          <table:table-cell table:style-name="表32.B2" office:value-type="string">
            <text:p text:style-name="P8">現場見取り図</text:p>
          </table:table-cell>
          <table:table-cell table:style-name="表32.C2" office:value-type="string">
            <text:p text:style-name="P12"/>
          </table:table-cell>
        </table:table-row>
        <table:table-row>
          <table:table-cell table:style-name="表32.A2" office:value-type="float" office:value="10">
            <text:p text:style-name="P8">10</text:p>
          </table:table-cell>
          <table:table-cell table:style-name="表32.B2" office:value-type="string">
            <text:p text:style-name="P9">段取り</text:p>
          </table:table-cell>
          <table:table-cell table:style-name="表32.C2" office:value-type="string">
            <text:list xml:id="list8155304887395836169" text:style-name="L458">
              <text:list-item>
                <text:p text:style-name="P484"/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行き帰りでの出来事、見聞</text:p>
          </table:table-cell>
          <table:table-cell table:style-name="表32.C2" office:value-type="string">
            <text:list xml:id="list1707594083397130101" text:style-name="L459">
              <text:list-item>
                <text:p text:style-name="P485">帰路。市が尾駅、バス停留所。停留番所の一つにて、男女の１組。男性が、何かを説明している。女性は、[へえー、そうなんだ]という趣旨の受け答え。</text:p>
              </text:list-item>
              <text:list-item>
                <text:p text:style-name="P485">市が尾からの、東急線。車内。隅のシート。男女、１組。女性は、３０半ば、４０ぐらいか。今風。髪はショート。色白。やせ型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周囲の事物</text:p>
          </table:table-cell>
          <table:table-cell table:style-name="表32.C2" office:value-type="string">
            <text:list xml:id="list1761893348277063260" text:style-name="L460">
              <text:list-item>
                <text:p text:style-name="P486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8">11</text:p>
          </table:table-cell>
          <table:table-cell table:style-name="表32.B2" office:value-type="string">
            <text:p text:style-name="P9">その他</text:p>
          </table:table-cell>
          <table:table-cell table:style-name="表32.C2" office:value-type="string">
            <text:list xml:id="list8054449721629970584" text:style-name="L461">
              <text:list-item>
                <text:p text:style-name="P487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8">12</text:p>
          </table:table-cell>
          <table:table-cell table:style-name="表32.B2" office:value-type="string">
            <text:p text:style-name="P9">やってもらったこと</text:p>
          </table:table-cell>
          <table:table-cell table:style-name="表32.C2" office:value-type="string">
            <text:list xml:id="list7499096047037377568" text:style-name="L462">
              <text:list-item>
                <text:p text:style-name="P488">朝方の、バイブの一件。監督さん、そして遠藤さんにも、対応してもらった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危険予知、危険感知</text:p>
          </table:table-cell>
          <table:table-cell table:style-name="表32.C2" office:value-type="string">
            <text:list xml:id="list4253818834346722846" text:style-name="L463">
              <text:list-item>
                <text:p text:style-name="P489">差し金に、かっぱの脚部、引っかかる。破れる。[危険]の分類には入らないだろうが、[受損（じゅそん）]とでも名付けるか。の、範疇。</text:p>
              </text:list-item>
            </text:list>
          </table:table-cell>
        </table:table-row>
      </table:table>
      <text:p text:style-name="P13"/>
      <text:p text:style-name="P4">[/ XXXX] 20220717_103034</text:p>
      <text:p text:style-name="P13"/>
      <text:p text:style-name="P13"/>
      <text:p text:style-name="P7"/>
      <text:p text:style-name="P2">---------------------------------------------------------------</text:p>
      <text:p text:style-name="P4">[XXX] 20220731_114518</text:p>
      <text:p text:style-name="P13">myself / towa diary / XXX</text:p>
      <text:p text:style-name="P3"><text:span text:style-name="T3">作業日：7</text:span><text:span text:style-name="T5">/29</text:span><text:span text:style-name="T4"> f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8">1</text:p>
          </table:table-cell>
          <table:table-cell table:style-name="表33.B1" office:value-type="string">
            <text:p text:style-name="P8">現場</text:p>
          </table:table-cell>
          <table:table-cell table:style-name="表33.C1" office:value-type="string">
            <text:p text:style-name="P11">下作延６丁目計画</text:p>
          </table:table-cell>
        </table:table-row>
        <text:soft-page-break/>
        <table:table-row>
          <table:table-cell table:style-name="表33.A2" office:value-type="float" office:value="2">
            <text:p text:style-name="P8">2</text:p>
          </table:table-cell>
          <table:table-cell table:style-name="表33.B2" office:value-type="string">
            <text:p text:style-name="P8">天気</text:p>
          </table:table-cell>
          <table:table-cell table:style-name="表33.C2" office:value-type="string">
            <text:p text:style-name="P11">晴れ。雲、午前中、あり</text:p>
          </table:table-cell>
        </table:table-row>
        <table:table-row>
          <table:table-cell table:style-name="表33.A2" office:value-type="float" office:value="3">
            <text:p text:style-name="P8">3</text:p>
          </table:table-cell>
          <table:table-cell table:style-name="表33.B2" office:value-type="string">
            <text:p text:style-name="P8">最寄り</text:p>
          </table:table-cell>
          <table:table-cell table:style-name="表33.C2" office:value-type="string">
            <text:p text:style-name="P11">久地駅</text:p>
          </table:table-cell>
        </table:table-row>
        <table:table-row>
          <table:table-cell table:style-name="表33.B2" office:value-type="string">
            <text:p text:style-name="P8">3-2</text:p>
            <text:p text:style-name="P8"/>
          </table:table-cell>
          <table:table-cell table:style-name="表33.B2" office:value-type="string">
            <text:p text:style-name="P9">開始／終了時刻</text:p>
          </table:table-cell>
          <table:table-cell table:style-name="表33.C2" office:value-type="string">
            <text:list xml:id="list1722750913650938887" text:style-name="L464">
              <text:list-item>
                <text:p text:style-name="P490">開始　：　９：３０ぐらいか</text:p>
              </text:list-item>
              <text:list-item>
                <text:p text:style-name="P490">詰所到着　：　１４：１５頃か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8">4</text:p>
          </table:table-cell>
          <table:table-cell table:style-name="表33.B2" office:value-type="string">
            <text:p text:style-name="P8">他職：ポンプ</text:p>
          </table:table-cell>
          <table:table-cell table:style-name="表33.C2" office:value-type="string">
            <text:list xml:id="list656224878276147045" text:style-name="L465">
              <text:list-item>
                <text:p text:style-name="P491">FUJITAさん。２人。前にも、一緒になったこと、ある。</text:p>
              </text:list-item>
              <text:list-item>
                <text:p text:style-name="P491">職長さん。５０後半か。ガタイがいい。１７３ぐらい。日に焼けている。顔立ちは、怖そう。声を荒らげたのは、１度。初盤。ホースが、タイヤにあたっている。そのタイヤは、ボイドにハマっている。ホースがさらにタイヤを押すと、タイヤが、そのボイドを、押してしまう。</text:p>
              </text:list-item>
              <text:list-item>
                <text:p text:style-name="P491">もうひとり。日本人。痩せている。ひょろっとしている。力がなさそに見える。ホースは、しかし、適切な位置へ、動いている。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8">5</text:p>
          </table:table-cell>
          <table:table-cell table:style-name="表33.B2" office:value-type="string">
            <text:p text:style-name="P8">他職：土工さん</text:p>
          </table:table-cell>
          <table:table-cell table:style-name="表33.C2" office:value-type="string">
            <text:list xml:id="list373809539627401729" text:style-name="L466">
              <text:list-item>
                <text:p text:style-name="P492">皆、日本人。私の担当した人。こちらを向いて、手を挙げてくれる（スイッチの入れ切りについて）</text:p>
              </text:list-item>
              <text:list-item>
                <text:p text:style-name="P492">終盤、スラブを打っている。私は、後ろで、バイブのコードを引き収めてくれている人に、気を取られている。すると、バイブの方のコードを、余計に引っ張ってしまっている。バイブの人、上記の人が、[あー！？]というような表情を見せる。こちらを向く。咄嗟に、[すいません！]と、詫び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8">6</text:p>
          </table:table-cell>
          <table:table-cell table:style-name="表33.B2" office:value-type="string">
            <text:p text:style-name="P8">他職：電気屋さんの相番の人</text:p>
          </table:table-cell>
          <table:table-cell table:style-name="表33.C2" office:value-type="string">
            <text:list xml:id="list1778036263630981457" text:style-name="L467">
              <text:list-item>
                <text:p text:style-name="P493">相番専門の人か。１６５ぐらい。日に焼けている。６０半ばか。老人の見た目。コードの捌きは、自分から、足場に移って、バイブかけをやりやすくするよう、動いている。</text:p>
              </text:list-item>
              <text:list-item>
                <text:p text:style-name="P493">一度。細いボイドが一本。丈の半ば過ぎまで、コンクリが回った頃あい。見ると、蓋が半分程、持ち上がっている。咄嗟に、横へ行く。蓋を開けて、中を見る。コンクリは入っていない。さらに、その場で、手当を続ける。すると、この相番の人が、私に、大きめの声をかける。内容は、聞き取りの範囲では、不詳。[いいよいいよ、そのままで]ということと、受け取る。</text:p>
              </text:list-item>
            </text:list>
          </table:table-cell>
        </table:table-row>
        <table:table-row>
          <table:table-cell table:style-name="表33.B2" office:value-type="string">
            <text:p text:style-name="P8">6--2</text:p>
          </table:table-cell>
          <table:table-cell table:style-name="表33.B2" office:value-type="string">
            <text:p text:style-name="P8">他職：<text:span text:style-name="T2">警備</text:span></text:p>
          </table:table-cell>
          <table:table-cell table:style-name="表33.C2" office:value-type="string">
            <text:list xml:id="list1415918220687149779" text:style-name="L468">
              <text:list-item>
                <text:p text:style-name="P494">３人。朝、一番乗りは、６０前半ぐらいか。[警備の一人です]と、名乗る。</text:p>
              </text:list-item>
              <text:list-item>
                <text:p text:style-name="P494">小柄な人。４０ぐらいか。若く見える。三叉路の場所を受け持つ。誘導棒、と呼ぶのか、を、クルクルと、滑らかに動かす。往来する車への身振り、手馴れた動き。</text:p>
              </text:list-item>
            </text:list>
          </table:table-cell>
        </table:table-row>
        <table:table-row>
          <table:table-cell table:style-name="表33.B2" office:value-type="string">
            <text:p text:style-name="P8"/>
          </table:table-cell>
          <table:table-cell table:style-name="表33.B2" office:value-type="string">
            <text:p text:style-name="P8">他職：<text:span text:style-name="T2">土間屋</text:span><text:span text:style-name="T2">さん</text:span></text:p>
          </table:table-cell>
          <table:table-cell table:style-name="表33.C2" office:value-type="string">
            <text:list xml:id="list52049229310488059" text:style-name="L469">
              <text:list-item>
                <text:p text:style-name="P495"/>
              </text:list-item>
            </text:list>
          </table:table-cell>
        </table:table-row>
        <text:soft-page-break/>
        <table:table-row>
          <table:table-cell table:style-name="表33.B2" office:value-type="string">
            <text:p text:style-name="P8"/>
          </table:table-cell>
          <table:table-cell table:style-name="表33.B2" office:value-type="string">
            <text:p text:style-name="P8">他職：<text:span text:style-name="T2">大工さん</text:span></text:p>
          </table:table-cell>
          <table:table-cell table:style-name="表33.C2" office:value-type="string">
            <text:list xml:id="list6231865965798161439" text:style-name="L470">
              <text:list-item>
                <text:p text:style-name="P496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8">7</text:p>
          </table:table-cell>
          <table:table-cell table:style-name="表33.B2" office:value-type="string">
            <text:p text:style-name="P8">監督さん</text:p>
          </table:table-cell>
          <table:table-cell table:style-name="表33.C2" office:value-type="string">
            <text:list xml:id="list6787372133993259581" text:style-name="L471">
              <text:list-item>
                <text:p text:style-name="P497">朝礼、スラブ上、ひとり。４０ぐらいか。若く見える。１７５ぐらい。スラリとした体型。顔は、細面。キリリとした目鼻立ち、というのか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8">8</text:p>
          </table:table-cell>
          <table:table-cell table:style-name="表33.B2" office:value-type="string">
            <text:p text:style-name="P8">発注者の方</text:p>
          </table:table-cell>
          <table:table-cell table:style-name="表33.C2" office:value-type="string">
            <text:list xml:id="list5966087160662107592" text:style-name="L472">
              <text:list-item>
                <text:p text:style-name="P498">朝、終了時ともに、電話に出てくれる。朝は、[場所、わかった？]と、尋ねる。</text:p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東和からの同僚</text:p>
          </table:table-cell>
          <table:table-cell table:style-name="表33.C2" office:value-type="string">
            <text:list xml:id="list6524194007751757936" text:style-name="L473">
              <text:list-item>
                <text:p text:style-name="P499"/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8">9</text:p>
          </table:table-cell>
          <table:table-cell table:style-name="表33.B2" office:value-type="string">
            <text:p text:style-name="P8">現場見取り図</text:p>
          </table:table-cell>
          <table:table-cell table:style-name="表33.C2" office:value-type="string">
            <text:p text:style-name="P12"/>
          </table:table-cell>
        </table:table-row>
        <table:table-row>
          <table:table-cell table:style-name="表33.A2" office:value-type="float" office:value="10">
            <text:p text:style-name="P8">10</text:p>
          </table:table-cell>
          <table:table-cell table:style-name="表33.B2" office:value-type="string">
            <text:p text:style-name="P9">段取り</text:p>
          </table:table-cell>
          <table:table-cell table:style-name="表33.C2" office:value-type="string">
            <text:list xml:id="list7385953280384207030" text:style-name="L474">
              <text:list-item>
                <text:p text:style-name="P500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行き帰りでの出来事、見聞</text:p>
          </table:table-cell>
          <table:table-cell table:style-name="表33.C2" office:value-type="string">
            <text:list xml:id="list1406654516301699406" text:style-name="L475">
              <text:list-item>
                <text:p text:style-name="P501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周囲の事物</text:p>
          </table:table-cell>
          <table:table-cell table:style-name="表33.C2" office:value-type="string">
            <text:list xml:id="list7722692919326274844" text:style-name="L476">
              <text:list-item>
                <text:p text:style-name="P502">現場には、自販機なし（日誌に書いた）。正面の道路、反対側。駅方面（久地駅）に、歩いて２０メートルほどか、自販機、１台。１００円の品物、ある。２０メートル、とは、目安としては、戸建ての家、４軒分、ぐらい。</text:p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8">11</text:p>
          </table:table-cell>
          <table:table-cell table:style-name="表33.B2" office:value-type="string">
            <text:p text:style-name="P9">その他</text:p>
          </table:table-cell>
          <table:table-cell table:style-name="表33.C2" office:value-type="string">
            <text:list xml:id="list5468733893542833362" text:style-name="L477">
              <text:list-item>
                <text:p text:style-name="P503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8">12</text:p>
          </table:table-cell>
          <table:table-cell table:style-name="表33.B2" office:value-type="string">
            <text:p text:style-name="P9">やってもらったこと</text:p>
          </table:table-cell>
          <table:table-cell table:style-name="表33.C2" office:value-type="string">
            <text:list xml:id="list3966477782759696184" text:style-name="L478">
              <text:list-item>
                <text:p text:style-name="P504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危険予知、危険感知</text:p>
          </table:table-cell>
          <table:table-cell table:style-name="表33.C2" office:value-type="string">
            <text:list xml:id="list6448094614162334468" text:style-name="L479">
              <text:list-item>
                <text:p text:style-name="P505">足場の昇降。昨日は、骨組みに、鉄筋が置かれている。端が、くの字に曲げてある。ために、先端が、通り道の空間に、突き出ている。悪くすれば、目を刺す。あるいは、肩に刺さる。</text:p>
              </text:list-item>
            </text:list>
          </table:table-cell>
        </table:table-row>
      </table:table>
      <text:p text:style-name="P13"/>
      <text:p text:style-name="P4">[/ XXXX] 20220731_120405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oft-page-break/><text:span text:style-name="T3">作業日：</text:span><text:span text:style-name="T5">XX/</text:span><text:span text:style-name="T4">XX XX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8">1</text:p>
          </table:table-cell>
          <table:table-cell table:style-name="表34.B1" office:value-type="string">
            <text:p text:style-name="P8">現場</text:p>
          </table:table-cell>
          <table:table-cell table:style-name="表34.C1" office:value-type="string">
            <text:p text:style-name="P11">久が原１丁目計画（アイアール電気）</text:p>
          </table:table-cell>
        </table:table-row>
        <table:table-row>
          <table:table-cell table:style-name="表34.A2" office:value-type="float" office:value="2">
            <text:p text:style-name="P8">2</text:p>
          </table:table-cell>
          <table:table-cell table:style-name="表34.B2" office:value-type="string">
            <text:p text:style-name="P8">天気</text:p>
          </table:table-cell>
          <table:table-cell table:style-name="表34.C2" office:value-type="string">
            <text:p text:style-name="P11">曇り。晴れ間、一時、見えた。</text:p>
          </table:table-cell>
        </table:table-row>
        <table:table-row>
          <table:table-cell table:style-name="表34.A2" office:value-type="float" office:value="3">
            <text:p text:style-name="P8">3</text:p>
          </table:table-cell>
          <table:table-cell table:style-name="表34.B2" office:value-type="string">
            <text:p text:style-name="P8">最寄り</text:p>
          </table:table-cell>
          <table:table-cell table:style-name="表34.C2" office:value-type="string">
            <text:p text:style-name="P11">御嶽山駅</text:p>
          </table:table-cell>
        </table:table-row>
        <table:table-row>
          <table:table-cell table:style-name="表34.B2" office:value-type="string">
            <text:p text:style-name="P8">3-2</text:p>
            <text:p text:style-name="P8"/>
          </table:table-cell>
          <table:table-cell table:style-name="表34.B2" office:value-type="string">
            <text:p text:style-name="P9">開始／終了時刻</text:p>
          </table:table-cell>
          <table:table-cell table:style-name="表34.C2" office:value-type="string">
            <text:list xml:id="list2797393336679714665" text:style-name="L512">
              <text:list-item>
                <text:p text:style-name="P536">開始　：　１０時を少し回った頃か。</text:p>
              </text:list-item>
              <text:list-item>
                <text:p text:style-name="P536">詰所到着　：　１９時５分、ぐらい</text:p>
              </text:list-item>
            </text:list>
          </table:table-cell>
        </table:table-row>
        <table:table-row>
          <table:table-cell table:style-name="表34.A2" office:value-type="float" office:value="4">
            <text:p text:style-name="P8">4</text:p>
          </table:table-cell>
          <table:table-cell table:style-name="表34.B2" office:value-type="string">
            <text:p text:style-name="P8">他職：ポンプ</text:p>
          </table:table-cell>
          <table:table-cell table:style-name="表34.C2" office:value-type="string">
            <text:list xml:id="list7777059910507366980" text:style-name="L480">
              <text:list-item>
                <text:p text:style-name="P506">森田ポンプ。２人。ともに、日本人。[先端]担当の人。１６０ぐらいか。小柄。腹は出ている。太り気味。西洋なしの形の、顔の輪郭。声が大きい。夕方、４時ごろ。笑顔を見せることあり。朝方に見せていた笑顔と、変わらず。</text:p>
              </text:list-item>
              <text:list-item>
                <text:p text:style-name="P506">コントローラ担当の人。１７３ぐらいか。ガタイがいい。青い色のシャツ、だったか。</text:p>
              </text:list-item>
              <text:list-item>
                <text:p text:style-name="P506"/>
              </text:list-item>
            </text:list>
          </table:table-cell>
        </table:table-row>
        <table:table-row>
          <table:table-cell table:style-name="表34.A2" office:value-type="float" office:value="5">
            <text:p text:style-name="P8">5</text:p>
          </table:table-cell>
          <table:table-cell table:style-name="表34.B2" office:value-type="string">
            <text:p text:style-name="P8">他職：土工さん</text:p>
          </table:table-cell>
          <table:table-cell table:style-name="表34.C2" office:value-type="string">
            <text:list xml:id="list4063967979123169845" text:style-name="L481">
              <text:list-item>
                <text:p text:style-name="P507"/>
              </text:list-item>
            </text:list>
          </table:table-cell>
        </table:table-row>
        <table:table-row>
          <table:table-cell table:style-name="表34.A2" office:value-type="float" office:value="6">
            <text:p text:style-name="P8">6</text:p>
          </table:table-cell>
          <table:table-cell table:style-name="表34.B2" office:value-type="string">
            <text:p text:style-name="P8">他職：電気屋さんの相番の人</text:p>
          </table:table-cell>
          <table:table-cell table:style-name="表34.C2" office:value-type="string">
            <text:list xml:id="list8015237615141176927" text:style-name="L482">
              <text:list-item>
                <text:p text:style-name="P508"/>
              </text:list-item>
            </text:list>
          </table:table-cell>
        </table:table-row>
        <table:table-row>
          <table:table-cell table:style-name="表34.B2" office:value-type="string">
            <text:p text:style-name="P8">6--2</text:p>
          </table:table-cell>
          <table:table-cell table:style-name="表34.B2" office:value-type="string">
            <text:p text:style-name="P8">他職：<text:span text:style-name="T2">警備</text:span></text:p>
          </table:table-cell>
          <table:table-cell table:style-name="表34.C2" office:value-type="string">
            <text:list xml:id="list6108051448230033744" text:style-name="L483">
              <text:list-item>
                <text:p text:style-name="P509"/>
              </text:list-item>
            </text:list>
          </table:table-cell>
        </table:table-row>
        <table:table-row>
          <table:table-cell table:style-name="表34.B2" office:value-type="string">
            <text:p text:style-name="P8"/>
          </table:table-cell>
          <table:table-cell table:style-name="表34.B2" office:value-type="string">
            <text:p text:style-name="P8">他職：<text:span text:style-name="T2">土間屋さん</text:span></text:p>
          </table:table-cell>
          <table:table-cell table:style-name="表34.C2" office:value-type="string">
            <text:list xml:id="list5116423300329408267" text:style-name="L484">
              <text:list-item>
                <text:p text:style-name="P510"/>
              </text:list-item>
            </text:list>
          </table:table-cell>
        </table:table-row>
        <table:table-row>
          <table:table-cell table:style-name="表34.B2" office:value-type="string">
            <text:p text:style-name="P8"/>
          </table:table-cell>
          <table:table-cell table:style-name="表34.B2" office:value-type="string">
            <text:p text:style-name="P8">他職：<text:span text:style-name="T2">大工さん</text:span></text:p>
          </table:table-cell>
          <table:table-cell table:style-name="表34.C2" office:value-type="string">
            <text:list xml:id="list8681918989801576459" text:style-name="L485">
              <text:list-item>
                <text:p text:style-name="P511"/>
              </text:list-item>
            </text:list>
          </table:table-cell>
        </table:table-row>
        <table:table-row>
          <table:table-cell table:style-name="表34.A2" office:value-type="float" office:value="7">
            <text:p text:style-name="P8">7</text:p>
          </table:table-cell>
          <table:table-cell table:style-name="表34.B2" office:value-type="string">
            <text:p text:style-name="P8">監督さん</text:p>
          </table:table-cell>
          <table:table-cell table:style-name="表34.C2" office:value-type="string">
            <text:list xml:id="list4495833824038708700" text:style-name="L486">
              <text:list-item>
                <text:p text:style-name="P512"/>
              </text:list-item>
            </text:list>
          </table:table-cell>
        </table:table-row>
        <table:table-row>
          <table:table-cell table:style-name="表34.A2" office:value-type="float" office:value="8">
            <text:p text:style-name="P8">8</text:p>
          </table:table-cell>
          <table:table-cell table:style-name="表34.B2" office:value-type="string">
            <text:p text:style-name="P8">発注者の方</text:p>
          </table:table-cell>
          <table:table-cell table:style-name="表34.C2" office:value-type="string">
            <text:list xml:id="list26564230216935414" text:style-name="L487">
              <text:list-item>
                <text:p text:style-name="P513"/>
              </text:list-item>
            </text:list>
          </table:table-cell>
        </table:table-row>
        <table:table-row>
          <table:table-cell table:style-name="表34.A2">
            <text:p text:style-name="P8"/>
          </table:table-cell>
          <table:table-cell table:style-name="表34.B2" office:value-type="string">
            <text:p text:style-name="P9">東和からの同僚</text:p>
          </table:table-cell>
          <table:table-cell table:style-name="表34.C2" office:value-type="string">
            <text:list xml:id="list2849424952758285112" text:style-name="L488">
              <text:list-item>
                <text:p text:style-name="P514">[かしはら]さん。設備からの請け。府中営業所。設備からは、もうひとり。その人が、本担当。かしはらさんは、休憩の交代の時など、担当している。</text:p>
              </text:list-item>
              <text:list-item>
                <text:p text:style-name="P514">かしはらさんに、夕方、残業の連絡を、横浜へ入れてもらう。自分の携帯は、電池切れ。充電用の電池も、切れ<text:soft-page-break/>ているらしい。</text:p>
              </text:list-item>
              <text:list-item>
                <text:p text:style-name="P514">終了の連絡も、かしはらさんに、頼んでもらった。かしはらさんから、府中の営業所へ。府中の人から、横浜へ。</text:p>
              </text:list-item>
            </text:list>
          </table:table-cell>
        </table:table-row>
        <table:table-row>
          <table:table-cell table:style-name="表34.A2" office:value-type="float" office:value="9">
            <text:p text:style-name="P8">9</text:p>
          </table:table-cell>
          <table:table-cell table:style-name="表34.B2" office:value-type="string">
            <text:p text:style-name="P8">現場見取り図</text:p>
          </table:table-cell>
          <table:table-cell table:style-name="表34.C2" office:value-type="string">
            <text:p text:style-name="P12"/>
          </table:table-cell>
        </table:table-row>
        <table:table-row>
          <table:table-cell table:style-name="表34.A2" office:value-type="float" office:value="10">
            <text:p text:style-name="P8">10</text:p>
          </table:table-cell>
          <table:table-cell table:style-name="表34.B2" office:value-type="string">
            <text:p text:style-name="P9">段取り</text:p>
          </table:table-cell>
          <table:table-cell table:style-name="表34.C2" office:value-type="string">
            <text:list xml:id="list6031480130910789807" text:style-name="L489">
              <text:list-item>
                <text:p text:style-name="P515"/>
              </text:list-item>
            </text:list>
          </table:table-cell>
        </table:table-row>
        <table:table-row>
          <table:table-cell table:style-name="表34.A2">
            <text:p text:style-name="P8"/>
          </table:table-cell>
          <table:table-cell table:style-name="表34.B2" office:value-type="string">
            <text:p text:style-name="P9">行き帰りでの出来事、見聞</text:p>
          </table:table-cell>
          <table:table-cell table:style-name="表34.C2" office:value-type="string">
            <text:list xml:id="list4122392645207730806" text:style-name="L490">
              <text:list-item>
                <text:p text:style-name="P516"/>
              </text:list-item>
            </text:list>
          </table:table-cell>
        </table:table-row>
        <table:table-row>
          <table:table-cell table:style-name="表34.A2">
            <text:p text:style-name="P8"/>
          </table:table-cell>
          <table:table-cell table:style-name="表34.B2" office:value-type="string">
            <text:p text:style-name="P9">周囲の事物</text:p>
          </table:table-cell>
          <table:table-cell table:style-name="表34.C2" office:value-type="string">
            <text:list xml:id="list7051237504229764172" text:style-name="L491">
              <text:list-item>
                <text:p text:style-name="P517"/>
              </text:list-item>
            </text:list>
          </table:table-cell>
        </table:table-row>
        <table:table-row>
          <table:table-cell table:style-name="表34.A2" office:value-type="float" office:value="11">
            <text:p text:style-name="P8">11</text:p>
          </table:table-cell>
          <table:table-cell table:style-name="表34.B2" office:value-type="string">
            <text:p text:style-name="P9">その他</text:p>
          </table:table-cell>
          <table:table-cell table:style-name="表34.C2" office:value-type="string">
            <text:list xml:id="list8409595260641758387" text:style-name="L492">
              <text:list-item>
                <text:p text:style-name="P518">建築。２人、視察か、会社の人、来ている。そのうちのひとり、６０半ばか。目が小さい。スラブ担当の監督に、自ら指示を出す。２番目の区画。配管の段取りのときに出た、コンクリ。を、スラブ担当の人に命じて、土工さんの人に、バイブをかけさせる。</text:p>
              </text:list-item>
            </text:list>
          </table:table-cell>
        </table:table-row>
        <table:table-row>
          <table:table-cell table:style-name="表34.A2" office:value-type="float" office:value="12">
            <text:p text:style-name="P8">12</text:p>
          </table:table-cell>
          <table:table-cell table:style-name="表34.B2" office:value-type="string">
            <text:p text:style-name="P9">やってもらったこと</text:p>
          </table:table-cell>
          <table:table-cell table:style-name="表34.C2" office:value-type="string">
            <text:list xml:id="list6533055080996316698" text:style-name="L493">
              <text:list-item>
                <text:p text:style-name="P519">休憩は、１２時ちょうど頃。その時点で、先の半分の区画。３面のうち、２面の柱まで。</text:p>
              </text:list-item>
              <text:list-item>
                <text:p text:style-name="P519">１９時頃か、待ちに入る。詰所で、土工さんのひとりが、相番はもういいよ、といってくれる。</text:p>
              </text:list-item>
            </text:list>
          </table:table-cell>
        </table:table-row>
        <table:table-row>
          <table:table-cell table:style-name="表34.A2">
            <text:p text:style-name="P8"/>
          </table:table-cell>
          <table:table-cell table:style-name="表34.B2" office:value-type="string">
            <text:p text:style-name="P9">危険予知、危険感知</text:p>
          </table:table-cell>
          <table:table-cell table:style-name="表34.C2" office:value-type="string">
            <text:list xml:id="list6023959901347963977" text:style-name="L494">
              <text:list-item>
                <text:p text:style-name="P520"/>
              </text:list-item>
            </text:list>
          </table:table-cell>
        </table:table-row>
      </table:table>
      <text:p text:style-name="P13"/>
      <text:p text:style-name="P4">[/ XXXX] 20220806_113242</text:p>
      <text:p text:style-name="P5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35" table:style-name="表35">
        <table:table-column table:style-name="表35.A"/>
        <table:table-column table:style-name="表35.B"/>
        <table:table-column table:style-name="表35.C"/>
        <table:table-row>
          <table:table-cell table:style-name="表35.A1" office:value-type="float" office:value="1">
            <text:p text:style-name="P8">1</text:p>
          </table:table-cell>
          <table:table-cell table:style-name="表35.B1" office:value-type="string">
            <text:p text:style-name="P8">現場</text:p>
          </table:table-cell>
          <table:table-cell table:style-name="表35.C1" office:value-type="string">
            <text:p text:style-name="P11"/>
          </table:table-cell>
        </table:table-row>
        <table:table-row>
          <table:table-cell table:style-name="表35.A2" office:value-type="float" office:value="2">
            <text:p text:style-name="P8">2</text:p>
          </table:table-cell>
          <table:table-cell table:style-name="表35.B2" office:value-type="string">
            <text:p text:style-name="P8">天気</text:p>
          </table:table-cell>
          <table:table-cell table:style-name="表35.C2" office:value-type="string">
            <text:p text:style-name="P11"/>
          </table:table-cell>
        </table:table-row>
        <table:table-row>
          <table:table-cell table:style-name="表35.A2" office:value-type="float" office:value="3">
            <text:p text:style-name="P8">3</text:p>
          </table:table-cell>
          <table:table-cell table:style-name="表35.B2" office:value-type="string">
            <text:p text:style-name="P8">最寄り</text:p>
          </table:table-cell>
          <table:table-cell table:style-name="表35.C2" office:value-type="string">
            <text:p text:style-name="P11"/>
          </table:table-cell>
        </table:table-row>
        <table:table-row>
          <table:table-cell table:style-name="表35.B2" office:value-type="string">
            <text:p text:style-name="P8">3-2</text:p>
            <text:p text:style-name="P8"><text:soft-page-break/></text:p>
          </table:table-cell>
          <table:table-cell table:style-name="表35.B2" office:value-type="string">
            <text:p text:style-name="P9">開始／<text:soft-page-break/>終了時刻</text:p>
          </table:table-cell>
          <table:table-cell table:style-name="表35.C2" office:value-type="string">
            <text:list xml:id="list31584463" text:continue-list="list31566024" text:style-name="L17">
              <text:list-item>
                <text:p text:style-name="P43">開始</text:p>
              </text:list-item>
              <text:list-item>
                <text:p text:style-name="P43"><text:soft-page-break/>詰所到着</text:p>
              </text:list-item>
            </text:list>
          </table:table-cell>
        </table:table-row>
        <table:table-row>
          <table:table-cell table:style-name="表35.A2" office:value-type="float" office:value="4">
            <text:p text:style-name="P8">4</text:p>
          </table:table-cell>
          <table:table-cell table:style-name="表35.B2" office:value-type="string">
            <text:p text:style-name="P8">他職：ポンプ</text:p>
          </table:table-cell>
          <table:table-cell table:style-name="表35.C2" office:value-type="string">
            <text:list xml:id="list7577470837252661095" text:style-name="L513">
              <text:list-item>
                <text:p text:style-name="P537"/>
              </text:list-item>
            </text:list>
          </table:table-cell>
        </table:table-row>
        <table:table-row>
          <table:table-cell table:style-name="表35.A2" office:value-type="float" office:value="5">
            <text:p text:style-name="P8">5</text:p>
          </table:table-cell>
          <table:table-cell table:style-name="表35.B2" office:value-type="string">
            <text:p text:style-name="P8">他職：土工さん</text:p>
          </table:table-cell>
          <table:table-cell table:style-name="表35.C2" office:value-type="string">
            <text:list xml:id="list6968626137735811392" text:style-name="L514">
              <text:list-item>
                <text:p text:style-name="P538"/>
              </text:list-item>
            </text:list>
          </table:table-cell>
        </table:table-row>
        <table:table-row>
          <table:table-cell table:style-name="表35.A2" office:value-type="float" office:value="6">
            <text:p text:style-name="P8">6</text:p>
          </table:table-cell>
          <table:table-cell table:style-name="表35.B2" office:value-type="string">
            <text:p text:style-name="P8">他職：電気屋さんの相番の人</text:p>
          </table:table-cell>
          <table:table-cell table:style-name="表35.C2" office:value-type="string">
            <text:list xml:id="list7355511551484938628" text:style-name="L515">
              <text:list-item>
                <text:p text:style-name="P539"/>
              </text:list-item>
            </text:list>
          </table:table-cell>
        </table:table-row>
        <table:table-row>
          <table:table-cell table:style-name="表35.B2" office:value-type="string">
            <text:p text:style-name="P8">6--2</text:p>
          </table:table-cell>
          <table:table-cell table:style-name="表35.B2" office:value-type="string">
            <text:p text:style-name="P8">他職：<text:span text:style-name="T2">警備</text:span></text:p>
          </table:table-cell>
          <table:table-cell table:style-name="表35.C2" office:value-type="string">
            <text:list xml:id="list9119234438562115663" text:style-name="L516">
              <text:list-item>
                <text:p text:style-name="P540"/>
              </text:list-item>
            </text:list>
          </table:table-cell>
        </table:table-row>
        <table:table-row>
          <table:table-cell table:style-name="表35.B2" office:value-type="string">
            <text:p text:style-name="P8"/>
          </table:table-cell>
          <table:table-cell table:style-name="表35.B2" office:value-type="string">
            <text:p text:style-name="P8">他職：<text:span text:style-name="T2">土間屋さん</text:span></text:p>
          </table:table-cell>
          <table:table-cell table:style-name="表35.C2" office:value-type="string">
            <text:list xml:id="list1043985532327888009" text:style-name="L517">
              <text:list-item>
                <text:p text:style-name="P541"/>
              </text:list-item>
            </text:list>
          </table:table-cell>
        </table:table-row>
        <table:table-row>
          <table:table-cell table:style-name="表35.B2" office:value-type="string">
            <text:p text:style-name="P8"/>
          </table:table-cell>
          <table:table-cell table:style-name="表35.B2" office:value-type="string">
            <text:p text:style-name="P8">他職：<text:span text:style-name="T2">大工さん</text:span></text:p>
          </table:table-cell>
          <table:table-cell table:style-name="表35.C2" office:value-type="string">
            <text:list xml:id="list6585827035674475335" text:style-name="L518">
              <text:list-item>
                <text:p text:style-name="P542"/>
              </text:list-item>
            </text:list>
          </table:table-cell>
        </table:table-row>
        <table:table-row>
          <table:table-cell table:style-name="表35.A2" office:value-type="float" office:value="7">
            <text:p text:style-name="P8">7</text:p>
          </table:table-cell>
          <table:table-cell table:style-name="表35.B2" office:value-type="string">
            <text:p text:style-name="P8">監督さん</text:p>
          </table:table-cell>
          <table:table-cell table:style-name="表35.C2" office:value-type="string">
            <text:list xml:id="list2528667319393832453" text:style-name="L519">
              <text:list-item>
                <text:p text:style-name="P543"/>
              </text:list-item>
            </text:list>
          </table:table-cell>
        </table:table-row>
        <table:table-row>
          <table:table-cell table:style-name="表35.A2" office:value-type="float" office:value="8">
            <text:p text:style-name="P8">8</text:p>
          </table:table-cell>
          <table:table-cell table:style-name="表35.B2" office:value-type="string">
            <text:p text:style-name="P8">発注者の方</text:p>
          </table:table-cell>
          <table:table-cell table:style-name="表35.C2" office:value-type="string">
            <text:list xml:id="list5464681027491636867" text:style-name="L520">
              <text:list-item>
                <text:p text:style-name="P544"/>
              </text:list-item>
            </text:list>
          </table:table-cell>
        </table:table-row>
        <table:table-row>
          <table:table-cell table:style-name="表35.A2">
            <text:p text:style-name="P8"/>
          </table:table-cell>
          <table:table-cell table:style-name="表35.B2" office:value-type="string">
            <text:p text:style-name="P9">東和からの同僚</text:p>
          </table:table-cell>
          <table:table-cell table:style-name="表35.C2" office:value-type="string">
            <text:list xml:id="list1321944168266097417" text:style-name="L521">
              <text:list-item>
                <text:p text:style-name="P545"/>
              </text:list-item>
            </text:list>
          </table:table-cell>
        </table:table-row>
        <table:table-row>
          <table:table-cell table:style-name="表35.A2" office:value-type="float" office:value="9">
            <text:p text:style-name="P8">9</text:p>
          </table:table-cell>
          <table:table-cell table:style-name="表35.B2" office:value-type="string">
            <text:p text:style-name="P8">現場見取り図</text:p>
          </table:table-cell>
          <table:table-cell table:style-name="表35.C2" office:value-type="string">
            <text:p text:style-name="P12"/>
          </table:table-cell>
        </table:table-row>
        <table:table-row>
          <table:table-cell table:style-name="表35.A2" office:value-type="float" office:value="10">
            <text:p text:style-name="P8">10</text:p>
          </table:table-cell>
          <table:table-cell table:style-name="表35.B2" office:value-type="string">
            <text:p text:style-name="P9">段取り</text:p>
          </table:table-cell>
          <table:table-cell table:style-name="表35.C2" office:value-type="string">
            <text:list xml:id="list8634189569630454224" text:style-name="L522">
              <text:list-item>
                <text:p text:style-name="P546"/>
              </text:list-item>
            </text:list>
          </table:table-cell>
        </table:table-row>
        <table:table-row>
          <table:table-cell table:style-name="表35.A2">
            <text:p text:style-name="P8"/>
          </table:table-cell>
          <table:table-cell table:style-name="表35.B2" office:value-type="string">
            <text:p text:style-name="P9">行き帰りでの出来事、見聞</text:p>
          </table:table-cell>
          <table:table-cell table:style-name="表35.C2" office:value-type="string">
            <text:list xml:id="list3699542517453832327" text:style-name="L523">
              <text:list-item>
                <text:p text:style-name="P547"/>
              </text:list-item>
            </text:list>
          </table:table-cell>
        </table:table-row>
        <table:table-row>
          <table:table-cell table:style-name="表35.A2">
            <text:p text:style-name="P8"/>
          </table:table-cell>
          <table:table-cell table:style-name="表35.B2" office:value-type="string">
            <text:p text:style-name="P9">周囲の事物</text:p>
          </table:table-cell>
          <table:table-cell table:style-name="表35.C2" office:value-type="string">
            <text:list xml:id="list7601207267142898218" text:style-name="L524">
              <text:list-item>
                <text:p text:style-name="P548"/>
              </text:list-item>
            </text:list>
          </table:table-cell>
        </table:table-row>
        <table:table-row>
          <table:table-cell table:style-name="表35.A2" office:value-type="float" office:value="11">
            <text:p text:style-name="P8">11</text:p>
          </table:table-cell>
          <table:table-cell table:style-name="表35.B2" office:value-type="string">
            <text:p text:style-name="P9">その他</text:p>
          </table:table-cell>
          <table:table-cell table:style-name="表35.C2" office:value-type="string">
            <text:list xml:id="list4379920703170883467" text:style-name="L525">
              <text:list-item>
                <text:p text:style-name="P549"/>
              </text:list-item>
            </text:list>
          </table:table-cell>
        </table:table-row>
        <table:table-row>
          <table:table-cell table:style-name="表35.A2" office:value-type="float" office:value="12">
            <text:p text:style-name="P8">12</text:p>
          </table:table-cell>
          <table:table-cell table:style-name="表35.B2" office:value-type="string">
            <text:p text:style-name="P9">やってもらったこと</text:p>
          </table:table-cell>
          <table:table-cell table:style-name="表35.C2" office:value-type="string">
            <text:list xml:id="list1598899060352042733" text:style-name="L526">
              <text:list-item>
                <text:p text:style-name="P550"/>
              </text:list-item>
            </text:list>
          </table:table-cell>
        </table:table-row>
        <text:soft-page-break/>
        <table:table-row>
          <table:table-cell table:style-name="表35.A2">
            <text:p text:style-name="P8"/>
          </table:table-cell>
          <table:table-cell table:style-name="表35.B2" office:value-type="string">
            <text:p text:style-name="P9">危険予知、危険感知</text:p>
          </table:table-cell>
          <table:table-cell table:style-name="表35.C2" office:value-type="string">
            <text:list xml:id="list858899310624991218" text:style-name="L527">
              <text:list-item>
                <text:p text:style-name="P551"/>
              </text:list-item>
            </text:list>
          </table:table-cell>
        </table:table-row>
      </table:table>
      <text:p text:style-name="P13"/>
      <text:p text:style-name="P4">[/ XXXX] </text:p>
      <text:p text:style-name="P5"/>
      <text:p text:style-name="P5"/>
      <text:p text:style-name="P5"/>
      <text:p text:style-name="P1"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1562892" text:continue-list="list31584463" text:style-name="L17">
              <text:list-item>
                <text:p text:style-name="P43">開始</text:p>
              </text:list-item>
              <text:list-item>
                <text:p text:style-name="P43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1197962470876588322" text:style-name="L495">
              <text:list-item>
                <text:p text:style-name="P521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6712966401523232718" text:style-name="L496">
              <text:list-item>
                <text:p text:style-name="P522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6104964372469532471" text:style-name="L497">
              <text:list-item>
                <text:p text:style-name="P523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4162653974833131611" text:style-name="L498">
              <text:list-item>
                <text:p text:style-name="P524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2495836543790599527" text:style-name="L499">
              <text:list-item>
                <text:p text:style-name="P525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3711802419380189256" text:style-name="L500">
              <text:list-item>
                <text:p text:style-name="P526"/>
              </text:list-item>
            </text:list>
          </table:table-cell>
        </table:table-row>
        <text:soft-page-break/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4927696026445751230" text:style-name="L501">
              <text:list-item>
                <text:p text:style-name="P527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5752351739420621898" text:style-name="L502">
              <text:list-item>
                <text:p text:style-name="P52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7343102220726378400" text:style-name="L503">
              <text:list-item>
                <text:p text:style-name="P529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7684161274689240677" text:style-name="L504">
              <text:list-item>
                <text:p text:style-name="P53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7601256818046281895" text:style-name="L505">
              <text:list-item>
                <text:p text:style-name="P53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3698275273009954663" text:style-name="L506">
              <text:list-item>
                <text:p text:style-name="P532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3098478940965145125" text:style-name="L507">
              <text:list-item>
                <text:p text:style-name="P533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6576897246214406122" text:style-name="L508">
              <text:list-item>
                <text:p text:style-name="P53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2739907066213058976" text:style-name="L509">
              <text:list-item>
                <text:p text:style-name="P535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6222533248434341942" text:style-name="L510">
        <text:list-item>
          <text:p text:style-name="P20">start apps</text:p>
          <text:list>
            <text:list-item>
              <text:p text:style-name="P20">doc (this)</text:p>
            </text:list-item>
            <text:list-item>
              <text:p text:style-name="P20">folder : C:\WORKS_2\WS\WS_Others.miscs\misc_files</text:p>
            </text:list-item>
            <text:list-item>
              <text:p text:style-name="P20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ext:soft-page-break/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1581342" text:continue-numbering="true" text:style-name="L510">
        <text:list-item>
          <text:list>
            <text:list-item>
              <text:p text:style-name="P20"/>
              <text:list>
                <text:list-item>
                  <text:p text:style-name="P2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3971087100320063097" text:style-name="L511">
        <text:list-item>
          <text:p text:style-name="P18">close</text:p>
          <text:list>
            <text:list-item>
              <text:p text:style-name="P18">image file</text:p>
            </text:list-item>
            <text:list-item>
              <text:p text:style-name="P18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4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able:table-row>
          <table:table-cell table:style-name="表22.A2" office:value-type="string">
            <text:p text:style-name="P14"/>
          </table:table-cell>
        </table:table-row>
      </table:table>
      <text:list xml:id="list31583039" text:continue-numbering="true" text:style-name="L511">
        <text:list-item>
          <text:list>
            <text:list-item>
              <text:p text:style-name="P18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8">folder : C:\WORKS_2\WS\WS_Others.miscs\misc_files</text:p>
            </text:list-item>
            <text:list-item>
              <text:p text:style-name="P18">this</text:p>
            </text:list-item>
          </text:list>
        </text:list-item>
        <text:list-item>
          <text:p text:style-name="P1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batch\end_diary_towa.bat</text:p>
          </table:table-cell>
        </table:table-row>
        <table:table-row>
          <table:table-cell table:style-name="表276.A3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1570333" text:continue-numbering="true" text:style-name="L511">
        <text:list-item>
          <text:p text:style-name="P17"/>
        </text:list-item>
      </text:list>
      <text:p text:style-name="P14">/ <text:span text:style-name="T1">------------------------------------------------------ [STEPS : closing] 20191106_154827 /</text:span></text:p>
      <text:p text:style-name="P14"><text:soft-page-break/></text:p>
      <text:p text:style-name="P1">================= EOF =================</text:p>
      <text:p text:style-name="P15"><text:line-break/><text:span text:style-name="T2">宮前平　　　　溝の口</text:span></text:p>
      <text:p text:style-name="P16">　　　　　　　旗の台</text:p>
      <text:p text:style-name="P16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8-06T11:33:44.70</dc:date>
    <dc:creator>iwabuchi ken</dc:creator>
    <meta:editing-duration>P3DT2H30M30S</meta:editing-duration>
    <meta:editing-cycles>430</meta:editing-cycles>
    <meta:generator>OpenOffice/4.1.3$Win32 OpenOffice.org_project/413m1$Build-9783</meta:generator>
    <meta:document-statistic meta:table-count="36" meta:image-count="0" meta:object-count="0" meta:page-count="61" meta:paragraph-count="1814" meta:word-count="24032" meta:character-count="33468"/>
  </office:meta>
</office:document-meta>
</file>